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2" svg:font-family="'DejaVu Sans Mono'" style:font-adornments="Bold Oblique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3" svg:font-family="'DejaVu Sans Mono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93cm" table:align="left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DejaVu Sans Mono"/>
    </style:style>
    <style:style style:name="P3" style:family="paragraph" style:parent-style-name="Standard">
      <style:text-properties style:font-name="DejaVu Sans Mono"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4" style:font-name-asian="PT Sans4" style:font-name-complex="PT Sans4"/>
    </style:style>
    <style:style style:name="P6" style:family="paragraph" style:parent-style-name="Standard">
      <style:text-properties style:font-name="DejaVu Sans Mono1"/>
    </style:style>
    <style:style style:name="P7" style:family="paragraph" style:parent-style-name="Standard">
      <style:text-properties style:font-name="DejaVu Sans Mono1"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PT Sans2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0" style:family="paragraph" style:parent-style-name="Standard">
      <style:paragraph-properties fo:margin-left="3.537cm" fo:margin-right="0cm" fo:text-indent="-3.537cm" style:auto-text-indent="false">
        <style:tab-stops/>
      </style:paragraph-properties>
      <style:text-properties style:font-name="Arial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DejaVu Sans Mono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" fo:language="zxx" fo:country="none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4" style:font-name-asian="PT Sans4" style:font-name-complex="PT Sans4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0.019cm" fo:margin-right="0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DejaVu Sans Mono"/>
    </style:style>
    <style:style style:name="P23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24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5" style:family="paragraph" style:parent-style-name="Standard">
      <style:paragraph-properties fo:margin-top="0.199cm" fo:margin-bottom="0.199cm"/>
    </style:style>
    <style:style style:name="P26" style:family="paragraph" style:parent-style-name="Standard">
      <style:paragraph-properties fo:margin-top="0.199cm" fo:margin-bottom="0.199cm"/>
      <style:text-properties style:font-name="DejaVu Sans Mono"/>
    </style:style>
    <style:style style:name="P27" style:family="paragraph" style:parent-style-name="Standard">
      <style:paragraph-properties fo:margin-top="0.199cm" fo:margin-bottom="0.199cm" style:shadow="none"/>
    </style:style>
    <style:style style:name="P28" style:family="paragraph" style:parent-style-name="Standard" style:master-page-name="">
      <style:paragraph-properties fo:margin-top="0.199cm" fo:margin-bottom="0.199cm" style:page-number="auto"/>
    </style:style>
    <style:style style:name="P29" style:family="paragraph" style:parent-style-name="Standard">
      <style:paragraph-properties fo:margin-left="0.037cm" fo:margin-right="0cm" fo:text-indent="0.019cm" style:auto-text-indent="false">
        <style:tab-stops/>
      </style:paragraph-properties>
    </style:style>
    <style:style style:name="P30" style:family="paragraph" style:parent-style-name="Table_20_Contents">
      <style:text-properties style:font-name="PT Sans4" style:font-name-asian="PT Sans4" style:font-name-complex="PT Sans4"/>
    </style:style>
    <style:style style:name="P31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"/>
    </style:style>
    <style:style style:name="P32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" fo:language="zxx" fo:country="none" style:language-asian="zxx" style:country-asian="none" style:language-complex="zxx" style:country-complex="none"/>
    </style:style>
    <style:style style:name="P33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DejaVu Sans Mono"/>
    </style:style>
    <style:style style:name="P34" style:family="paragraph" style:parent-style-name="Standard">
      <style:paragraph-properties fo:margin-left="1.251cm" fo:margin-right="0cm" fo:text-indent="0cm" style:auto-text-indent="false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DejaVu Sans Mono1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DejaVu Sans Mono1" fo:language="zxx" fo:country="none" style:language-asian="zxx" style:country-asian="none" style:language-complex="zxx" style:country-complex="none"/>
    </style:style>
    <style:style style:name="P37" style:family="paragraph" style:parent-style-name="Standard">
      <style:paragraph-properties fo:keep-with-next="always"/>
    </style:style>
    <style:style style:name="P38" style:family="paragraph" style:parent-style-name="Standard">
      <style:paragraph-properties fo:keep-with-next="always"/>
      <style:text-properties style:font-name="DejaVu Sans Mono1"/>
    </style:style>
    <style:style style:name="P39" style:family="paragraph" style:parent-style-name="Standard" style:master-page-name="">
      <style:paragraph-properties fo:orphans="2" fo:widows="2" style:page-number="auto" fo:keep-with-next="always"/>
      <style:text-properties style:font-name="DejaVu Sans Mono1" fo:language="zxx" fo:country="none" style:language-asian="zxx" style:country-asian="none" style:language-complex="zxx" style:country-complex="none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Header">
      <style:paragraph-properties fo:text-align="start" style:justify-single-word="false"/>
    </style:style>
    <style:style style:name="P42" style:family="paragraph" style:parent-style-name="Heading_20_1">
      <style:text-properties style:font-name="DejaVu Sans Mono3" fo:font-size="16.1000003814697pt" fo:background-color="transparent" style:font-size-asian="16.1000003814697pt" style:font-size-complex="16.1000003814697pt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style:font-name="DejaVu Sans Mono"/>
    </style:style>
    <style:style style:name="P45" style:family="paragraph" style:parent-style-name="Heading_20_2">
      <style:text-properties style:font-name="DejaVu Sans Mono2" fo:language="zxx" fo:country="none" fo:font-style="oblique" style:language-asian="zxx" style:country-asian="none" style:language-complex="zxx" style:country-complex="none"/>
    </style:style>
    <style:style style:name="P46" style:family="paragraph" style:parent-style-name="Heading_20_2">
      <style:text-properties style:font-name="DejaVu Sans Mono1"/>
    </style:style>
    <style:style style:name="P47" style:family="paragraph" style:parent-style-name="Heading_20_2">
      <style:text-properties style:font-name="DejaVu Sans Mono1" fo:language="zxx" fo:country="none" style:language-asian="zxx" style:country-asian="none" style:language-complex="zxx" style:country-complex="none"/>
    </style:style>
    <style:style style:name="P48" style:family="paragraph" style:parent-style-name="Heading_20_2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9" style:family="paragraph" style:parent-style-name="Heading_20_3">
      <style:text-properties style:font-name="DejaVu Sans Mono1"/>
    </style:style>
    <style:style style:name="P50" style:family="paragraph" style:parent-style-name="Heading_20_3">
      <style:text-properties style:font-name="DejaVu Sans Mono1" fo:language="zxx" fo:country="none" style:language-asian="zxx" style:country-asian="none" style:language-complex="zxx" style:country-complex="none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4" style:family="paragraph" style:parent-style-name="Footer">
      <style:paragraph-properties fo:text-align="end" style:justify-single-word="false"/>
    </style:style>
    <style:style style:name="P55" style:family="paragraph" style:parent-style-name="Standard" style:list-style-name="L1"/>
    <style:style style:name="P56" style:family="paragraph" style:parent-style-name="Standard">
      <style:text-properties style:font-name="DejaVu Sans Mono1"/>
    </style:style>
    <style:style style:name="P57" style:family="paragraph" style:parent-style-name="Standard" style:list-style-name="L2">
      <style:text-properties style:font-name="DejaVu Sans Mono1"/>
    </style:style>
    <style:style style:name="P58" style:family="paragraph" style:parent-style-name="Standard">
      <style:text-properties style:font-name="DejaVu Sans Mono1" fo:language="zxx" fo:country="none" style:language-asian="zxx" style:country-asian="none" style:language-complex="zxx" style:country-complex="none"/>
    </style:style>
    <style:style style:name="P59" style:family="paragraph" style:parent-style-name="Standard">
      <style:paragraph-properties fo:text-align="center" style:justify-single-word="false"/>
      <style:text-properties style:font-name="PT Sans4" style:font-name-asian="PT Sans4" style:font-name-complex="PT Sans4"/>
    </style:style>
    <style:style style:name="P60" style:family="paragraph" style:parent-style-name="Standard" style:list-style-name="L3"/>
    <style:style style:name="P61" style:family="paragraph" style:parent-style-name="Standard" style:list-style-name="L4"/>
    <style:style style:name="P62" style:family="paragraph" style:parent-style-name="Standard" style:list-style-name="L5"/>
    <style:style style:name="P63" style:family="paragraph" style:parent-style-name="Standard" style:list-style-name="L6"/>
    <style:style style:name="P64" style:family="paragraph" style:parent-style-name="Standard" style:list-style-name="L7"/>
    <style:style style:name="P6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6" style:family="paragraph" style:parent-style-name="Standard" style:list-style-name="L8"/>
    <style:style style:name="P67" style:family="paragraph" style:parent-style-name="Standard" style:list-style-name="L9"/>
    <style:style style:name="P68" style:family="paragraph" style:parent-style-name="Standard" style:list-style-name="L10"/>
    <style:style style:name="P69" style:family="paragraph" style:parent-style-name="Standard" style:list-style-name="L11"/>
    <style:style style:name="P70" style:family="paragraph" style:parent-style-name="Standard">
      <style:paragraph-properties fo:margin-top="3.3cm" fo:margin-bottom="0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1" style:family="paragraph" style:parent-style-name="Standard" style:master-page-name="First_20_Page">
      <style:paragraph-properties fo:margin-top="6.1cm" fo:margin-bottom="0cm" fo:text-align="center" style:justify-single-word="false" style:page-number="auto"/>
      <style:text-properties style:font-name="PT Sans2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"/>
    </style:style>
    <style:style style:name="T4" style:family="text">
      <style:text-properties style:font-name="DejaVu Sans1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weight="normal" style:font-weight-asian="normal" style:font-weight-complex="normal"/>
    </style:style>
    <style:style style:name="T7" style:family="text">
      <style:text-properties style:font-name="DejaVu Sans Mono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9" style:family="text">
      <style:text-properties style:font-name="DejaVu Sans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style:font-name="PT Sans4" style:font-name-asian="PT Sans4" style:font-name-complex="PT Sans4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PT Sans2"/>
    </style:style>
    <style:style style:name="T13" style:family="text">
      <style:text-properties style:font-name="DejaVu Sans Mono1"/>
    </style:style>
    <style:style style:name="T14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5" style:family="text">
      <style:text-properties fo:language="zxx" fo:country="none" style:language-asian="zxx" style:country-asian="none" style:language-complex="zxx" style:country-complex="none"/>
    </style:style>
    <style:style style:name="T16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style:font-name="PT Sans1" style:font-name-asian="Arial Unicode MS" style:font-name-complex="Tahoma"/>
    </style:style>
    <style:style style:name="T18" style:family="text">
      <style:text-properties style:text-underline-style="none"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T15">RNtrack</text:span> <text:span text:style-name="T10">—</text:span> FTN Messages tracker</text:p>
      <text:p text:style-name="P9">ver. 1.XX</text:p>
      <text:p text:style-name="P70">Руководство пользователя</text:p>
      <text:p text:style-name="P4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51"><text:a xlink:type="simple" xlink:href="#__RefHeading__10115_813993393" text:style-name="Internet_20_link" text:visited-style-name="Internet_20_link">1. </text:a>Для чего эта штука может понадобиться<text:tab/><text:a xlink:type="simple" xlink:href="#__RefHeading__10115_813993393" text:style-name="Internet_20_link" text:visited-style-name="Internet_20_link">5</text:a></text:p>
          <text:p text:style-name="P51"><text:a xlink:type="simple" xlink:href="#__RefHeading__10117_813993393" text:style-name="Internet_20_link" text:visited-style-name="Internet_20_link">2. </text:a>Как она работает<text:tab/><text:a xlink:type="simple" xlink:href="#__RefHeading__10117_813993393" text:style-name="Internet_20_link" text:visited-style-name="Internet_20_link">5</text:a></text:p>
          <text:p text:style-name="P51"><text:a xlink:type="simple" xlink:href="#__RefHeading__10119_813993393" text:style-name="Internet_20_link" text:visited-style-name="Internet_20_link">3. </text:a>Запуск<text:tab/><text:a xlink:type="simple" xlink:href="#__RefHeading__10119_813993393" text:style-name="Internet_20_link" text:visited-style-name="Internet_20_link">5</text:a></text:p>
          <text:p text:style-name="P51"><text:a xlink:type="simple" xlink:href="#__RefHeading__10121_813993393" text:style-name="Internet_20_link" text:visited-style-name="Internet_20_link">4. </text:a>RNtrack.cfg<text:tab/><text:a xlink:type="simple" xlink:href="#__RefHeading__10121_813993393" text:style-name="Internet_20_link" text:visited-style-name="Internet_20_link">5</text:a></text:p>
          <text:p text:style-name="P52"><text:a xlink:type="simple" xlink:href="#__RefHeading__10123_813993393" text:style-name="Internet_20_link" text:visited-style-name="Internet_20_link">4.1. </text:a>Action: SomeAction { [Time] }<text:tab/><text:a xlink:type="simple" xlink:href="#__RefHeading__10123_813993393" text:style-name="Internet_20_link" text:visited-style-name="Internet_20_link">6</text:a></text:p>
          <text:p text:style-name="P52"><text:a xlink:type="simple" xlink:href="#__RefHeading__10125_813993393" text:style-name="Internet_20_link" text:visited-style-name="Internet_20_link">4.2. </text:a>Address: <text:s/>2:5030/9999<text:tab/><text:a xlink:type="simple" xlink:href="#__RefHeading__10125_813993393" text:style-name="Internet_20_link" text:visited-style-name="Internet_20_link">6</text:a></text:p>
          <text:p text:style-name="P52"><text:a xlink:type="simple" xlink:href="#__RefHeading__10127_813993393" text:style-name="Internet_20_link" text:visited-style-name="Internet_20_link">4.3. </text:a>AddToNullPkt<text:tab/><text:a xlink:type="simple" xlink:href="#__RefHeading__10127_813993393" text:style-name="Internet_20_link" text:visited-style-name="Internet_20_link">6</text:a></text:p>
          <text:p text:style-name="P52"><text:a xlink:type="simple" xlink:href="#__RefHeading__10131_813993393" text:style-name="Internet_20_link" text:visited-style-name="Internet_20_link">4.4. </text:a>Aka: 7:1130/79 7:*/*.*<text:tab/><text:a xlink:type="simple" xlink:href="#__RefHeading__10131_813993393" text:style-name="Internet_20_link" text:visited-style-name="Internet_20_link">6</text:a></text:p>
          <text:p text:style-name="P52"><text:a xlink:type="simple" xlink:href="#__RefHeading__10133_813993393" text:style-name="Internet_20_link" text:visited-style-name="Internet_20_link">4.5. </text:a>APktDir: "Dir"<text:tab/><text:a xlink:type="simple" xlink:href="#__RefHeading__10133_813993393" text:style-name="Internet_20_link" text:visited-style-name="Internet_20_link">6</text:a></text:p>
          <text:p text:style-name="P52"><text:a xlink:type="simple" xlink:href="#__RefHeading__10135_813993393" text:style-name="Internet_20_link" text:visited-style-name="Internet_20_link">4.6. </text:a>BadMessages: &lt;Mode&gt;<text:tab/><text:a xlink:type="simple" xlink:href="#__RefHeading__10135_813993393" text:style-name="Internet_20_link" text:visited-style-name="Internet_20_link">6</text:a></text:p>
          <text:p text:style-name="P52"><text:a xlink:type="simple" xlink:href="#__RefHeading__10137_813993393" text:style-name="Internet_20_link" text:visited-style-name="Internet_20_link">4.7. </text:a>BadPackets: &lt;Mode&gt;<text:tab/><text:a xlink:type="simple" xlink:href="#__RefHeading__10137_813993393" text:style-name="Internet_20_link" text:visited-style-name="Internet_20_link">7</text:a></text:p>
          <text:p text:style-name="P52"><text:a xlink:type="simple" xlink:href="#__RefHeading__10139_813993393" text:style-name="Internet_20_link" text:visited-style-name="Internet_20_link">4.8. </text:a>BodyMask: * * *<text:tab/><text:a xlink:type="simple" xlink:href="#__RefHeading__10139_813993393" text:style-name="Internet_20_link" text:visited-style-name="Internet_20_link">7</text:a></text:p>
          <text:p text:style-name="P52"><text:a xlink:type="simple" xlink:href="#__RefHeading__10141_813993393" text:style-name="Internet_20_link" text:visited-style-name="Internet_20_link">4.9. </text:a>CheckPoints: &lt;Mode&gt;<text:tab/><text:a xlink:type="simple" xlink:href="#__RefHeading__10141_813993393" text:style-name="Internet_20_link" text:visited-style-name="Internet_20_link">8</text:a></text:p>
          <text:p text:style-name="P52"><text:a xlink:type="simple" xlink:href="#__RefHeading__10143_813993393" text:style-name="Internet_20_link" text:visited-style-name="Internet_20_link">4.10. </text:a>CreateMissingBase<text:tab/><text:a xlink:type="simple" xlink:href="#__RefHeading__10143_813993393" text:style-name="Internet_20_link" text:visited-style-name="Internet_20_link">8</text:a></text:p>
          <text:p text:style-name="P52"><text:a xlink:type="simple" xlink:href="#__RefHeading__10145_813993393" text:style-name="Internet_20_link" text:visited-style-name="Internet_20_link">4.11. </text:a>Domain: "fidonet" 2:*/*.*<text:tab/><text:a xlink:type="simple" xlink:href="#__RefHeading__10145_813993393" text:style-name="Internet_20_link" text:visited-style-name="Internet_20_link">8</text:a></text:p>
          <text:p text:style-name="P52"><text:a xlink:type="simple" xlink:href="#__RefHeading__10147_813993393" text:style-name="Internet_20_link" text:visited-style-name="Internet_20_link">4.12. </text:a>FileBox: "h:\fbox\alex" 2:5030/9999<text:tab/><text:a xlink:type="simple" xlink:href="#__RefHeading__10147_813993393" text:style-name="Internet_20_link" text:visited-style-name="Internet_20_link">8</text:a></text:p>
          <text:p text:style-name="P52"><text:a xlink:type="simple" xlink:href="#__RefHeading__10149_813993393" text:style-name="Internet_20_link" text:visited-style-name="Internet_20_link">4.13. </text:a>FileBoxDir: "h:\out\fboxes"<text:tab/><text:a xlink:type="simple" xlink:href="#__RefHeading__10149_813993393" text:style-name="Internet_20_link" text:visited-style-name="Internet_20_link">8</text:a></text:p>
          <text:p text:style-name="P52"><text:a xlink:type="simple" xlink:href="#__RefHeading__10151_813993393" text:style-name="Internet_20_link" text:visited-style-name="Internet_20_link">4.14. </text:a>FileBoxType: &lt;Type&gt;<text:tab/><text:a xlink:type="simple" xlink:href="#__RefHeading__10151_813993393" text:style-name="Internet_20_link" text:visited-style-name="Internet_20_link">8</text:a></text:p>
          <text:p text:style-name="P52"><text:a xlink:type="simple" xlink:href="#__RefHeading__10153_813993393" text:style-name="Internet_20_link" text:visited-style-name="Internet_20_link">4.15. </text:a>FileInbound: "h:\inb\prot" <text:tab/><text:a xlink:type="simple" xlink:href="#__RefHeading__10153_813993393" text:style-name="Internet_20_link" text:visited-style-name="Internet_20_link">8</text:a></text:p>
          <text:p text:style-name="P52"><text:a xlink:type="simple" xlink:href="#__RefHeading__10155_813993393" text:style-name="Internet_20_link" text:visited-style-name="Internet_20_link">4.16. </text:a>ForceINTL<text:tab/><text:a xlink:type="simple" xlink:href="#__RefHeading__10155_813993393" text:style-name="Internet_20_link" text:visited-style-name="Internet_20_link">9</text:a></text:p>
          <text:p text:style-name="P52"><text:a xlink:type="simple" xlink:href="#__RefHeading__10157_813993393" text:style-name="Internet_20_link" text:visited-style-name="Internet_20_link">4.17. </text:a>Origin: "My best origin"<text:tab/><text:a xlink:type="simple" xlink:href="#__RefHeading__10157_813993393" text:style-name="Internet_20_link" text:visited-style-name="Internet_20_link">9</text:a></text:p>
          <text:p text:style-name="P52"><text:a xlink:type="simple" xlink:href="#__RefHeading__10159_813993393" text:style-name="Internet_20_link" text:visited-style-name="Internet_20_link">4.18. </text:a>IgnoreAttachPath<text:tab/><text:a xlink:type="simple" xlink:href="#__RefHeading__10159_813993393" text:style-name="Internet_20_link" text:visited-style-name="Internet_20_link">9</text:a></text:p>
          <text:p text:style-name="P52"><text:a xlink:type="simple" xlink:href="#__RefHeading__10161_813993393" text:style-name="Internet_20_link" text:visited-style-name="Internet_20_link">4.19. </text:a>IgnoreBSY<text:tab/><text:a xlink:type="simple" xlink:href="#__RefHeading__10161_813993393" text:style-name="Internet_20_link" text:visited-style-name="Internet_20_link">9</text:a></text:p>
          <text:p text:style-name="P52"><text:a xlink:type="simple" xlink:href="#__RefHeading__10163_813993393" text:style-name="Internet_20_link" text:visited-style-name="Internet_20_link">4.20. </text:a>IndexFile: "o:\nodelist\RNtrack.ndl"<text:tab/><text:a xlink:type="simple" xlink:href="#__RefHeading__10163_813993393" text:style-name="Internet_20_link" text:visited-style-name="Internet_20_link">9</text:a></text:p>
          <text:p text:style-name="P52"><text:a xlink:type="simple" xlink:href="#__RefHeading__10165_813993393" text:style-name="Internet_20_link" text:visited-style-name="Internet_20_link">4.21. </text:a>Include: "SomeFile"<text:tab/><text:a xlink:type="simple" xlink:href="#__RefHeading__10165_813993393" text:style-name="Internet_20_link" text:visited-style-name="Internet_20_link">9</text:a></text:p>
          <text:p text:style-name="P52"><text:a xlink:type="simple" xlink:href="#__RefHeading__10167_813993393" text:style-name="Internet_20_link" text:visited-style-name="Internet_20_link">4.22. </text:a>KillRoutedMessage: &lt;Mode&gt;<text:tab/><text:a xlink:type="simple" xlink:href="#__RefHeading__10167_813993393" text:style-name="Internet_20_link" text:visited-style-name="Internet_20_link">9</text:a></text:p>
          <text:p text:style-name="P52"><text:a xlink:type="simple" xlink:href="#__RefHeading__10169_813993393" text:style-name="Internet_20_link" text:visited-style-name="Internet_20_link">4.23. </text:a>KludgeMask: * * *<text:tab/><text:a xlink:type="simple" xlink:href="#__RefHeading__10169_813993393" text:style-name="Internet_20_link" text:visited-style-name="Internet_20_link">10</text:a></text:p>
          <text:p text:style-name="P52"><text:a xlink:type="simple" xlink:href="#__RefHeading__10171_813993393" text:style-name="Internet_20_link" text:visited-style-name="Internet_20_link">4.24. </text:a>LogFile: "c:\log\RNtrack.log"<text:tab/><text:a xlink:type="simple" xlink:href="#__RefHeading__10171_813993393" text:style-name="Internet_20_link" text:visited-style-name="Internet_20_link">10</text:a></text:p>
          <text:p text:style-name="P52"><text:soft-page-break/><text:a xlink:type="simple" xlink:href="#__RefHeading__10173_813993393" text:style-name="Internet_20_link" text:visited-style-name="Internet_20_link">4.25. </text:a>LogLevel: 1<text:tab/><text:a xlink:type="simple" xlink:href="#__RefHeading__10173_813993393" text:style-name="Internet_20_link" text:visited-style-name="Internet_20_link">10</text:a></text:p>
          <text:p text:style-name="P52"><text:a xlink:type="simple" xlink:href="#__RefHeading__10175_813993393" text:style-name="Internet_20_link" text:visited-style-name="Internet_20_link">4.26. </text:a>LoopStr: " 2:5030/9999 RNtrack"<text:tab/><text:a xlink:type="simple" xlink:href="#__RefHeading__10175_813993393" text:style-name="Internet_20_link" text:visited-style-name="Internet_20_link">11</text:a></text:p>
          <text:p text:style-name="P52"><text:a xlink:type="simple" xlink:href="#__RefHeading__10177_813993393" text:style-name="Internet_20_link" text:visited-style-name="Internet_20_link">4.27. </text:a>Mask: * * * * * *<text:tab/><text:a xlink:type="simple" xlink:href="#__RefHeading__10177_813993393" text:style-name="Internet_20_link" text:visited-style-name="Internet_20_link">11</text:a></text:p>
          <text:p text:style-name="P52"><text:a xlink:type="simple" xlink:href="#__RefHeading__10179_813993393" text:style-name="Internet_20_link" text:visited-style-name="Internet_20_link">4.28. </text:a>MaxAge: 2<text:tab/><text:a xlink:type="simple" xlink:href="#__RefHeading__10179_813993393" text:style-name="Internet_20_link" text:visited-style-name="Internet_20_link">11</text:a></text:p>
          <text:p text:style-name="P52"><text:a xlink:type="simple" xlink:href="#__RefHeading__10181_813993393" text:style-name="Internet_20_link" text:visited-style-name="Internet_20_link">4.29. </text:a>MaxAttachSize: 2048<text:tab/><text:a xlink:type="simple" xlink:href="#__RefHeading__10181_813993393" text:style-name="Internet_20_link" text:visited-style-name="Internet_20_link">11</text:a></text:p>
          <text:p text:style-name="P52"><text:a xlink:type="simple" xlink:href="#__RefHeading__10183_813993393" text:style-name="Internet_20_link" text:visited-style-name="Internet_20_link">4.30. </text:a>MaxNodelistAge: 14<text:tab/><text:a xlink:type="simple" xlink:href="#__RefHeading__10183_813993393" text:style-name="Internet_20_link" text:visited-style-name="Internet_20_link">12</text:a></text:p>
          <text:p text:style-name="P52"><text:a xlink:type="simple" xlink:href="#__RefHeading__10185_813993393" text:style-name="Internet_20_link" text:visited-style-name="Internet_20_link">4.31. </text:a>MaxMsgSize: 2048<text:tab/><text:a xlink:type="simple" xlink:href="#__RefHeading__10185_813993393" text:style-name="Internet_20_link" text:visited-style-name="Internet_20_link">12</text:a></text:p>
          <text:p text:style-name="P52"><text:a xlink:type="simple" xlink:href="#__RefHeading__10187_813993393" text:style-name="Internet_20_link" text:visited-style-name="Internet_20_link">4.32. </text:a>MaxPktSize: 2048<text:tab/><text:a xlink:type="simple" xlink:href="#__RefHeading__10187_813993393" text:style-name="Internet_20_link" text:visited-style-name="Internet_20_link">12</text:a></text:p>
          <text:p text:style-name="P52"><text:a xlink:type="simple" xlink:href="#__RefHeading__10189_813993393" text:style-name="Internet_20_link" text:visited-style-name="Internet_20_link">4.33. </text:a>UseNewVia<text:tab/><text:a xlink:type="simple" xlink:href="#__RefHeading__10189_813993393" text:style-name="Internet_20_link" text:visited-style-name="Internet_20_link">12</text:a></text:p>
          <text:p text:style-name="P52"><text:a xlink:type="simple" xlink:href="#__RefHeading__10191_813993393" text:style-name="Internet_20_link" text:visited-style-name="Internet_20_link">4.34. </text:a>Nodelist: "o:\nodelist\nodelist.*" [Zone]<text:tab/><text:a xlink:type="simple" xlink:href="#__RefHeading__10191_813993393" text:style-name="Internet_20_link" text:visited-style-name="Internet_20_link">12</text:a></text:p>
          <text:p text:style-name="P52"><text:a xlink:type="simple" xlink:href="#__RefHeading__10193_813993393" text:style-name="Internet_20_link" text:visited-style-name="Internet_20_link">4.35. </text:a>NodelistPath: "o:\nodelist"<text:tab/><text:a xlink:type="simple" xlink:href="#__RefHeading__10193_813993393" text:style-name="Internet_20_link" text:visited-style-name="Internet_20_link">12</text:a></text:p>
          <text:p text:style-name="P52"><text:a xlink:type="simple" xlink:href="#__RefHeading__10195_813993393" text:style-name="Internet_20_link" text:visited-style-name="Internet_20_link">4.36. </text:a>NoLogIgnore<text:tab/><text:a xlink:type="simple" xlink:href="#__RefHeading__10195_813993393" text:style-name="Internet_20_link" text:visited-style-name="Internet_20_link">13</text:a></text:p>
          <text:p text:style-name="P52"><text:a xlink:type="simple" xlink:href="#__RefHeading__10197_813993393" text:style-name="Internet_20_link" text:visited-style-name="Internet_20_link">4.37. </text:a>Outbound: "h:\tst\outb"<text:tab/><text:a xlink:type="simple" xlink:href="#__RefHeading__10197_813993393" text:style-name="Internet_20_link" text:visited-style-name="Internet_20_link">13</text:a></text:p>
          <text:p text:style-name="P52"><text:a xlink:type="simple" xlink:href="#__RefHeading__10199_813993393" text:style-name="Internet_20_link" text:visited-style-name="Internet_20_link">4.38. </text:a>Password: "Pwd" 2:5020/*.*<text:tab/><text:a xlink:type="simple" xlink:href="#__RefHeading__10199_813993393" text:style-name="Internet_20_link" text:visited-style-name="Internet_20_link">13</text:a></text:p>
          <text:p text:style-name="P52"><text:a xlink:type="simple" xlink:href="#__RefHeading__10201_813993393" text:style-name="Internet_20_link" text:visited-style-name="Internet_20_link">4.39. </text:a>ScanDir: "o:\netmail" [Renumber] [Unpack] [Time] [Flag "[!|#]File"]<text:line-break/>[ScriptBefore "Func1"] [ScriptAfter "Func2"]<text:line-break/>ScanDir: @BeforeRoute|@AfterRoute [Flag "[!|#]File"]<text:tab/><text:a xlink:type="simple" xlink:href="#__RefHeading__10201_813993393" text:style-name="Internet_20_link" text:visited-style-name="Internet_20_link">13</text:a></text:p>
          <text:p text:style-name="P52"><text:a xlink:type="simple" xlink:href="#__RefHeading__10203_813993393" text:style-name="Internet_20_link" text:visited-style-name="Internet_20_link">4.40. </text:a>Semaphore: Time "File"<text:tab/><text:a xlink:type="simple" xlink:href="#__RefHeading__10203_813993393" text:style-name="Internet_20_link" text:visited-style-name="Internet_20_link">14</text:a></text:p>
          <text:p text:style-name="P52"><text:a xlink:type="simple" xlink:href="#__RefHeading__10205_813993393" text:style-name="Internet_20_link" text:visited-style-name="Internet_20_link">4.41. </text:a>SetViaAlways<text:tab/><text:a xlink:type="simple" xlink:href="#__RefHeading__10205_813993393" text:style-name="Internet_20_link" text:visited-style-name="Internet_20_link">15</text:a></text:p>
          <text:p text:style-name="P52"><text:a xlink:type="simple" xlink:href="#__RefHeading__10207_813993393" text:style-name="Internet_20_link" text:visited-style-name="Internet_20_link">4.42. </text:a>ScriptFile: "File"<text:tab/><text:a xlink:type="simple" xlink:href="#__RefHeading__10207_813993393" text:style-name="Internet_20_link" text:visited-style-name="Internet_20_link">15</text:a></text:p>
          <text:p text:style-name="P52"><text:a xlink:type="simple" xlink:href="#__RefHeading__10209_813993393" text:style-name="Internet_20_link" text:visited-style-name="Internet_20_link">4.43. </text:a>ScriptMask: "smask"<text:tab/><text:a xlink:type="simple" xlink:href="#__RefHeading__10209_813993393" text:style-name="Internet_20_link" text:visited-style-name="Internet_20_link">15</text:a></text:p>
          <text:p text:style-name="P52"><text:a xlink:type="simple" xlink:href="#__RefHeading__10211_813993393" text:style-name="Internet_20_link" text:visited-style-name="Internet_20_link">4.44. </text:a>SkipHiddenFiles<text:tab/><text:a xlink:type="simple" xlink:href="#__RefHeading__10211_813993393" text:style-name="Internet_20_link" text:visited-style-name="Internet_20_link">15</text:a></text:p>
          <text:p text:style-name="P52"><text:a xlink:type="simple" xlink:href="#__RefHeading__10213_813993393" text:style-name="Internet_20_link" text:visited-style-name="Internet_20_link">4.45. </text:a>SoftCheckInNodelists<text:tab/><text:a xlink:type="simple" xlink:href="#__RefHeading__10213_813993393" text:style-name="Internet_20_link" text:visited-style-name="Internet_20_link">15</text:a></text:p>
          <text:p text:style-name="P52"><text:a xlink:type="simple" xlink:href="#__RefHeading__10215_813993393" text:style-name="Internet_20_link" text:visited-style-name="Internet_20_link">4.46. </text:a>SysopName: "Vladimir Lenin"<text:tab/><text:a xlink:type="simple" xlink:href="#__RefHeading__10215_813993393" text:style-name="Internet_20_link" text:visited-style-name="Internet_20_link">15</text:a></text:p>
          <text:p text:style-name="P52"><text:a xlink:type="simple" xlink:href="#__RefHeading__10217_813993393" text:style-name="Internet_20_link" text:visited-style-name="Internet_20_link">4.47. </text:a>Tearline: "Your tear line"<text:tab/><text:a xlink:type="simple" xlink:href="#__RefHeading__10217_813993393" text:style-name="Internet_20_link" text:visited-style-name="Internet_20_link">15</text:a></text:p>
          <text:p text:style-name="P52"><text:a xlink:type="simple" xlink:href="#__RefHeading__10219_813993393" text:style-name="Internet_20_link" text:visited-style-name="Internet_20_link">4.48. </text:a>TempMail: "h:\tst\temp"<text:tab/><text:a xlink:type="simple" xlink:href="#__RefHeading__10219_813993393" text:style-name="Internet_20_link" text:visited-style-name="Internet_20_link">15</text:a></text:p>
          <text:p text:style-name="P52"><text:a xlink:type="simple" xlink:href="#__RefHeading__10221_813993393" text:style-name="Internet_20_link" text:visited-style-name="Internet_20_link">4.49. </text:a>TimeStampFile: "c:\ftrstamp.bin"<text:tab/><text:a xlink:type="simple" xlink:href="#__RefHeading__10221_813993393" text:style-name="Internet_20_link" text:visited-style-name="Internet_20_link">16</text:a></text:p>
          <text:p text:style-name="P52"><text:a xlink:type="simple" xlink:href="#__RefHeading__10223_813993393" text:style-name="Internet_20_link" text:visited-style-name="Internet_20_link">4.50. </text:a>TrafficLog: "h:\log\RNtrack.trf"<text:tab/><text:a xlink:type="simple" xlink:href="#__RefHeading__10223_813993393" text:style-name="Internet_20_link" text:visited-style-name="Internet_20_link">16</text:a></text:p>
          <text:p text:style-name="P52"><text:a xlink:type="simple" xlink:href="#__RefHeading__10225_813993393" text:style-name="Internet_20_link" text:visited-style-name="Internet_20_link">4.51. </text:a>TrafficLogTemplate: "File"<text:tab/><text:a xlink:type="simple" xlink:href="#__RefHeading__10225_813993393" text:style-name="Internet_20_link" text:visited-style-name="Internet_20_link">16</text:a></text:p>
          <text:p text:style-name="P52"><text:a xlink:type="simple" xlink:href="#__RefHeading__10227_813993393" text:style-name="Internet_20_link" text:visited-style-name="Internet_20_link">4.52. </text:a>UseASO<text:tab/><text:a xlink:type="simple" xlink:href="#__RefHeading__10227_813993393" text:style-name="Internet_20_link" text:visited-style-name="Internet_20_link">16</text:a></text:p>
          <text:p text:style-name="P52"><text:a xlink:type="simple" xlink:href="#__RefHeading__10229_813993393" text:style-name="Internet_20_link" text:visited-style-name="Internet_20_link">4.53. </text:a>UseBrake<text:tab/><text:a xlink:type="simple" xlink:href="#__RefHeading__10229_813993393" text:style-name="Internet_20_link" text:visited-style-name="Internet_20_link">16</text:a></text:p>
          <text:p text:style-name="P52"><text:soft-page-break/><text:a xlink:type="simple" xlink:href="#__RefHeading__10231_813993393" text:style-name="Internet_20_link" text:visited-style-name="Internet_20_link">4.54. </text:a>UseFileBoxes<text:tab/><text:a xlink:type="simple" xlink:href="#__RefHeading__10231_813993393" text:style-name="Internet_20_link" text:visited-style-name="Internet_20_link">16</text:a></text:p>
          <text:p text:style-name="P52"><text:a xlink:type="simple" xlink:href="#__RefHeading__10233_813993393" text:style-name="Internet_20_link" text:visited-style-name="Internet_20_link">4.55. </text:a>UseOwnZone<text:tab/><text:a xlink:type="simple" xlink:href="#__RefHeading__10233_813993393" text:style-name="Internet_20_link" text:visited-style-name="Internet_20_link">16</text:a></text:p>
          <text:p text:style-name="P52"><text:a xlink:type="simple" xlink:href="#__RefHeading__10235_813993393" text:style-name="Internet_20_link" text:visited-style-name="Internet_20_link">4.56. </text:a>UTC: +3<text:tab/><text:a xlink:type="simple" xlink:href="#__RefHeading__10235_813993393" text:style-name="Internet_20_link" text:visited-style-name="Internet_20_link">16</text:a></text:p>
          <text:p text:style-name="P51"><text:a xlink:type="simple" xlink:href="#__RefHeading__10237_813993393" text:style-name="Internet_20_link" text:visited-style-name="Internet_20_link">5. </text:a>Параметры слова Mask:<text:tab/><text:a xlink:type="simple" xlink:href="#__RefHeading__10237_813993393" text:style-name="Internet_20_link" text:visited-style-name="Internet_20_link">17</text:a></text:p>
          <text:p text:style-name="P52"><text:a xlink:type="simple" xlink:href="#__RefHeading__14278_1391431384" text:style-name="Internet_20_link" text:visited-style-name="Internet_20_link">5.1. </text:a>FromName, ToName<text:tab/><text:a xlink:type="simple" xlink:href="#__RefHeading__14278_1391431384" text:style-name="Internet_20_link" text:visited-style-name="Internet_20_link">17</text:a></text:p>
          <text:p text:style-name="P52"><text:a xlink:type="simple" xlink:href="#__RefHeading__14280_1391431384" text:style-name="Internet_20_link" text:visited-style-name="Internet_20_link">5.2. </text:a>FromAddr, ToAddr<text:tab/><text:a xlink:type="simple" xlink:href="#__RefHeading__14280_1391431384" text:style-name="Internet_20_link" text:visited-style-name="Internet_20_link">17</text:a></text:p>
          <text:p text:style-name="P52"><text:a xlink:type="simple" xlink:href="#__RefHeading__14282_1391431384" text:style-name="Internet_20_link" text:visited-style-name="Internet_20_link">5.3. </text:a>Subject<text:tab/><text:a xlink:type="simple" xlink:href="#__RefHeading__14282_1391431384" text:style-name="Internet_20_link" text:visited-style-name="Internet_20_link">18</text:a></text:p>
          <text:p text:style-name="P52"><text:a xlink:type="simple" xlink:href="#__RefHeading__14284_1391431384" text:style-name="Internet_20_link" text:visited-style-name="Internet_20_link">5.4. </text:a>Flags<text:tab/><text:a xlink:type="simple" xlink:href="#__RefHeading__14284_1391431384" text:style-name="Internet_20_link" text:visited-style-name="Internet_20_link">18</text:a></text:p>
          <text:p text:style-name="P52"><text:a xlink:type="simple" xlink:href="#__RefHeading__10239_813993393" text:style-name="Internet_20_link" text:visited-style-name="Internet_20_link">5.5. </text:a>Параметры слова 'ScriptMask:'<text:tab/><text:a xlink:type="simple" xlink:href="#__RefHeading__10239_813993393" text:style-name="Internet_20_link" text:visited-style-name="Internet_20_link">20</text:a></text:p>
          <text:p text:style-name="P51"><text:a xlink:type="simple" xlink:href="#__RefHeading__10241_813993393" text:style-name="Internet_20_link" text:visited-style-name="Internet_20_link">6. </text:a>Параметры слова 'Action:'<text:tab/><text:a xlink:type="simple" xlink:href="#__RefHeading__10241_813993393" text:style-name="Internet_20_link" text:visited-style-name="Internet_20_link">21</text:a></text:p>
          <text:p text:style-name="P52"><text:a xlink:type="simple" xlink:href="#__RefHeading__14286_1391431384" text:style-name="Internet_20_link" text:visited-style-name="Internet_20_link">6.1. </text:a>Примеры<text:tab/><text:a xlink:type="simple" xlink:href="#__RefHeading__14286_1391431384" text:style-name="Internet_20_link" text:visited-style-name="Internet_20_link">24</text:a></text:p>
          <text:p text:style-name="P52"><text:a xlink:type="simple" xlink:href="#__RefHeading__14288_1391431384" text:style-name="Internet_20_link" text:visited-style-name="Internet_20_link">6.2. </text:a>Макросы в шаблонах<text:tab/><text:a xlink:type="simple" xlink:href="#__RefHeading__14288_1391431384" text:style-name="Internet_20_link" text:visited-style-name="Internet_20_link">24</text:a></text:p>
          <text:p text:style-name="P51"><text:a xlink:type="simple" xlink:href="#__RefHeading__10243_813993393" text:style-name="Internet_20_link" text:visited-style-name="Internet_20_link">7. </text:a>Префиксы "*" и "+" для масок<text:tab/><text:a xlink:type="simple" xlink:href="#__RefHeading__10243_813993393" text:style-name="Internet_20_link" text:visited-style-name="Internet_20_link">26</text:a></text:p>
          <text:p text:style-name="P51"><text:a xlink:type="simple" xlink:href="#__RefHeading__10245_813993393" text:style-name="Internet_20_link" text:visited-style-name="Internet_20_link">8. </text:a>Примеры использования 'Mask:' и 'Action:'<text:tab/><text:a xlink:type="simple" xlink:href="#__RefHeading__10245_813993393" text:style-name="Internet_20_link" text:visited-style-name="Internet_20_link">27</text:a></text:p>
          <text:p text:style-name="P51"><text:a xlink:type="simple" xlink:href="#__RefHeading__10247_813993393" text:style-name="Internet_20_link" text:visited-style-name="Internet_20_link">9. </text:a>Особенности работы<text:tab/><text:a xlink:type="simple" xlink:href="#__RefHeading__10247_813993393" text:style-name="Internet_20_link" text:visited-style-name="Internet_20_link">30</text:a></text:p>
          <text:p text:style-name="P51"><text:a xlink:type="simple" xlink:href="#__RefHeading__10249_813993393" text:style-name="Internet_20_link" text:visited-style-name="Internet_20_link">10. </text:a>Поддерживаемые типы баз<text:tab/><text:a xlink:type="simple" xlink:href="#__RefHeading__10249_813993393" text:style-name="Internet_20_link" text:visited-style-name="Internet_20_link">30</text:a></text:p>
          <text:p text:style-name="P52"><text:a xlink:type="simple" xlink:href="#__RefHeading__10251_813993393" text:style-name="Internet_20_link" text:visited-style-name="Internet_20_link">10.1. </text:a>Squish<text:tab/><text:a xlink:type="simple" xlink:href="#__RefHeading__10251_813993393" text:style-name="Internet_20_link" text:visited-style-name="Internet_20_link">31</text:a></text:p>
          <text:p text:style-name="P52"><text:a xlink:type="simple" xlink:href="#__RefHeading__10253_813993393" text:style-name="Internet_20_link" text:visited-style-name="Internet_20_link">10.2. </text:a>*.PKT<text:tab/><text:a xlink:type="simple" xlink:href="#__RefHeading__10253_813993393" text:style-name="Internet_20_link" text:visited-style-name="Internet_20_link">31</text:a></text:p>
          <text:p text:style-name="P52"><text:a xlink:type="simple" xlink:href="#__RefHeading__10255_813993393" text:style-name="Internet_20_link" text:visited-style-name="Internet_20_link">10.3. </text:a>*.MSG<text:tab/><text:a xlink:type="simple" xlink:href="#__RefHeading__10255_813993393" text:style-name="Internet_20_link" text:visited-style-name="Internet_20_link">31</text:a></text:p>
          <text:p text:style-name="P52"><text:a xlink:type="simple" xlink:href="#__RefHeading__10257_813993393" text:style-name="Internet_20_link" text:visited-style-name="Internet_20_link">10.4. </text:a>JAM<text:tab/><text:a xlink:type="simple" xlink:href="#__RefHeading__10257_813993393" text:style-name="Internet_20_link" text:visited-style-name="Internet_20_link">32</text:a></text:p>
          <text:p text:style-name="P51"><text:a xlink:type="simple" xlink:href="#__RefHeading__10259_813993393" text:style-name="Internet_20_link" text:visited-style-name="Internet_20_link">11. </text:a>Работа с нодлистами<text:tab/><text:a xlink:type="simple" xlink:href="#__RefHeading__10259_813993393" text:style-name="Internet_20_link" text:visited-style-name="Internet_20_link">32</text:a></text:p>
          <text:p text:style-name="P52"><text:a xlink:type="simple" xlink:href="#__RefHeading__3042_61882448" text:style-name="Internet_20_link" text:visited-style-name="Internet_20_link">11.1. </text:a>Адресная маска "#"<text:tab/><text:a xlink:type="simple" xlink:href="#__RefHeading__3042_61882448" text:style-name="Internet_20_link" text:visited-style-name="Internet_20_link">33</text:a></text:p>
          <text:p text:style-name="P52"><text:a xlink:type="simple" xlink:href="#__RefHeading__3044_61882448" text:style-name="Internet_20_link" text:visited-style-name="Internet_20_link">11.2. </text:a>Адресная маска "&amp;"<text:tab/><text:a xlink:type="simple" xlink:href="#__RefHeading__3044_61882448" text:style-name="Internet_20_link" text:visited-style-name="Internet_20_link">33</text:a></text:p>
          <text:p text:style-name="P51"><text:a xlink:type="simple" xlink:href="#__RefHeading__10261_813993393" text:style-name="Internet_20_link" text:visited-style-name="Internet_20_link">12. </text:a>Работа со скриптами<text:tab/><text:a xlink:type="simple" xlink:href="#__RefHeading__10261_813993393" text:style-name="Internet_20_link" text:visited-style-name="Internet_20_link">34</text:a></text:p>
          <text:p text:style-name="P52"><text:a xlink:type="simple" xlink:href="#__RefHeading__14290_1391431384" text:style-name="Internet_20_link" text:visited-style-name="Internet_20_link">12.1. </text:a>Константы<text:tab/><text:a xlink:type="simple" xlink:href="#__RefHeading__14290_1391431384" text:style-name="Internet_20_link" text:visited-style-name="Internet_20_link">34</text:a></text:p>
          <text:p text:style-name="P52"><text:a xlink:type="simple" xlink:href="#__RefHeading__14292_1391431384" text:style-name="Internet_20_link" text:visited-style-name="Internet_20_link">12.2. </text:a>Переменные<text:tab/><text:a xlink:type="simple" xlink:href="#__RefHeading__14292_1391431384" text:style-name="Internet_20_link" text:visited-style-name="Internet_20_link">35</text:a></text:p>
          <text:p text:style-name="P52"><text:a xlink:type="simple" xlink:href="#__RefHeading__14294_1391431384" text:style-name="Internet_20_link" text:visited-style-name="Internet_20_link">12.3. </text:a>Функции<text:tab/><text:a xlink:type="simple" xlink:href="#__RefHeading__14294_1391431384" text:style-name="Internet_20_link" text:visited-style-name="Internet_20_link">35</text:a></text:p>
          <text:p text:style-name="P53"><text:a xlink:type="simple" xlink:href="#__RefHeading__14296_1391431384" text:style-name="Internet_20_link" text:visited-style-name="Internet_20_link">12.3.1. </text:a>Log("text");<text:tab/><text:a xlink:type="simple" xlink:href="#__RefHeading__14296_1391431384" text:style-name="Internet_20_link" text:visited-style-name="Internet_20_link">35</text:a></text:p>
          <text:p text:style-name="P53"><text:a xlink:type="simple" xlink:href="#__RefHeading__14298_1391431384" text:style-name="Internet_20_link" text:visited-style-name="Internet_20_link">12.3.2. </text:a>Update();<text:tab/><text:a xlink:type="simple" xlink:href="#__RefHeading__14298_1391431384" text:style-name="Internet_20_link" text:visited-style-name="Internet_20_link">35</text:a></text:p>
          <text:p text:style-name="P53"><text:a xlink:type="simple" xlink:href="#__RefHeading__14300_1391431384" text:style-name="Internet_20_link" text:visited-style-name="Internet_20_link">12.3.3. </text:a>ExistsInNodelist("99:99/999");<text:tab/><text:a xlink:type="simple" xlink:href="#__RefHeading__14300_1391431384" text:style-name="Internet_20_link" text:visited-style-name="Internet_20_link">36</text:a></text:p>
          <text:p text:style-name="P53"><text:a xlink:type="simple" xlink:href="#__RefHeading__14302_1391431384" text:style-name="Internet_20_link" text:visited-style-name="Internet_20_link">12.3.4. </text:a>FindHub("99:99/999");<text:tab/><text:a xlink:type="simple" xlink:href="#__RefHeading__14302_1391431384" text:style-name="Internet_20_link" text:visited-style-name="Internet_20_link">36</text:a></text:p>
          <text:p text:style-name="P53"><text:soft-page-break/><text:a xlink:type="simple" xlink:href="#__RefHeading__14304_1391431384" text:style-name="Internet_20_link" text:visited-style-name="Internet_20_link">12.3.5. </text:a>NewMsg(...)<text:tab/><text:a xlink:type="simple" xlink:href="#__RefHeading__14304_1391431384" text:style-name="Internet_20_link" text:visited-style-name="Internet_20_link">36</text:a></text:p>
          <text:p text:style-name="P51"><text:a xlink:type="simple" xlink:href="#__RefHeading__10263_813993393" text:style-name="Internet_20_link" text:visited-style-name="Internet_20_link">13. </text:a>Гарантии<text:tab/><text:a xlink:type="simple" xlink:href="#__RefHeading__10263_813993393" text:style-name="Internet_20_link" text:visited-style-name="Internet_20_link">36</text:a></text:p>
          <text:p text:style-name="P51"><text:a xlink:type="simple" xlink:href="#__RefHeading__10265_813993393" text:style-name="Internet_20_link" text:visited-style-name="Internet_20_link">14. </text:a>Благодарности<text:tab/><text:a xlink:type="simple" xlink:href="#__RefHeading__10265_813993393" text:style-name="Internet_20_link" text:visited-style-name="Internet_20_link">37</text:a></text:p>
          <text:p text:style-name="P51"><text:a xlink:type="simple" xlink:href="#__RefHeading__10267_813993393" text:style-name="Internet_20_link" text:visited-style-name="Internet_20_link">15. </text:a>Как найти разработчиков<text:tab/><text:a xlink:type="simple" xlink:href="#__RefHeading__10267_813993393" text:style-name="Internet_20_link" text:visited-style-name="Internet_20_link">37</text:a></text:p>
        </text:index-body>
      </text:table-of-content>
      <text:p text:style-name="P1"/>
      <text:list xml:id="list1751808760" text:style-name="Outline">
        <text:list-item>
          <text:h text:style-name="P43" text:outline-level="1"><text:bookmark text:name="__RefHeading__10115_813993393"/>Для чего эта штука может понадобиться<text:bookmark-end text:name="__RefHeading__10115_813993393"/></text:h>
        </text:list-item>
      </text:list>
      <text:p text:style-name="Standard">Это "трекалка" нетмейла. Предназначена для обработки нетмейла на нетмейловых хабах, хотя может быть полезна и обычному узлу.</text:p>
      <text:list xml:id="list1347657820" text:continue-numbering="true" text:style-name="Outline">
        <text:list-item>
          <text:h text:style-name="Heading_20_1" text:outline-level="1"><text:bookmark text:name="__RefHeading__10117_813993393"/>Как она работает<text:bookmark-end text:name="__RefHeading__10117_813993393"/></text:h>
        </text:list-item>
      </text:list>
      <text:p text:style-name="Standard">Берёт письмо, сравнивает его с маской и, если сравнение оказалось успешным, выполняет над данным письмом соответствующую операцию.</text:p>
      <text:list xml:id="list1811227078" text:continue-numbering="true" text:style-name="Outline">
        <text:list-item>
          <text:h text:style-name="Heading_20_1" text:outline-level="1"><text:bookmark text:name="__RefHeading__10119_813993393"/>Запуск<text:bookmark-end text:name="__RefHeading__10119_813993393"/></text:h>
        </text:list-item>
      </text:list>
      <text:p text:style-name="Standard">Если запустить <text:span text:style-name="Teletype"><text:span text:style-name="T12">RNtrack</text:span></text:span> без параметров, то он попытается найти в текущем каталоге файл <text:span text:style-name="Teletype"><text:span text:style-name="T5">RNtrack.cfg</text:span></text:span> и обработать его. </text:p>
      <text:p text:style-name="Standard">Вы можете установить переменную окружения <text:span text:style-name="Teletype"><text:span text:style-name="T5">RNTRACKCONFIG</text:span></text:span> (или использовать специальный ключ командной строки) для выбора другого пути.</text:p>
      <text:p text:style-name="Standard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-с</text:p>
          </table:table-cell>
          <table:table-cell table:style-name="Таблица3.A1" office:value-type="string">
            <text:p text:style-name="P24">Имя файла конфигурации. Например, <text:span text:style-name="Teletype"><text:span text:style-name="T5">-c "d:\soft\</text:span></text:span><text:span text:style-name="Teletype"><text:span text:style-name="T8">fido</text:span></text:span><text:span text:style-name="Teletype"><text:span text:style-name="T5">\RNtrack.cfg"</text:span></text:span>. Пробел между '<text:span text:style-name="Teletype">-c</text:span><text:span text:style-name="Teletype"><text:span text:style-name="T2">'</text:span></text:span> и началом пути обязателен. Кавычки обязательны.</text:p>
          </table:table-cell>
        </table:table-row>
        <table:table-row>
          <table:table-cell table:style-name="Таблица3.A1" office:value-type="string">
            <text:p text:style-name="P24">-u</text:p>
          </table:table-cell>
          <table:table-cell table:style-name="Таблица3.A1" office:value-type="string">
            <text:p text:style-name="P24">Указывает, что требуется распаковка аутбаунда. Перед тем, как выполнить основные функции, описанные в файле конфигурации, RNtrack распакует весь аутбаунд в каталог, указанный в ключевом слове '<text:span text:style-name="T9">TempMail</text:span><text:span text:style-name="T6">:</text:span>'.</text:p>
          </table:table-cell>
        </table:table-row>
        <table:table-row>
          <table:table-cell table:style-name="Таблица3.A1" office:value-type="string">
            <text:p text:style-name="P24">-t</text:p>
          </table:table-cell>
          <table:table-cell table:style-name="Таблица3.A1" office:value-type="string">
            <text:p text:style-name="P24">Выполнить все '<text:span text:style-name="T9">ScanDir</text:span><text:span text:style-name="T6">:</text:span>'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4">-h</text:p>
          </table:table-cell>
          <table:table-cell table:style-name="Таблица3.A1" office:value-type="string">
            <text:p text:style-name="P24">Вывести на экран подсказку.</text:p>
          </table:table-cell>
        </table:table-row>
      </table:table>
      <text:list xml:id="list1500262703" text:continue-numbering="true" text:style-name="Outline">
        <text:list-item>
          <text:h text:style-name="P42" text:outline-level="1"><text:bookmark text:name="__RefHeading__10121_813993393"/>RNtrack.cfg<text:bookmark-end text:name="__RefHeading__10121_813993393"/></text:h>
        </text:list-item>
      </text:list>
      <text:p text:style-name="Standard">Все ключевые слова регистронезависимые. Двоеточие является составной частью ключевого слова. Поэтому нельзя писать "<text:span text:style-name="T6">Address :</text:span>" вместо "<text:span text:style-name="T6">Address:</text:span>". Комментарии могут начинаться с символа <text:span text:style-name="Teletype">'</text:span><text:span text:style-name="Teletype"><text:span text:style-name="T5">\</text:span></text:span><text:span text:style-name="Teletype">'</text:span> (до конца строки) или <text:span text:style-name="Teletype">'</text:span><text:span text:style-name="Teletype"><text:span text:style-name="T5">(</text:span></text:span><text:span text:style-name="Teletype">'</text:span> (до закрывающей скобки).</text:p>
      <text:p text:style-name="Standard">Везде, где в качестве параметров используется строка, можно использовать подстановку переменных окружения в виде <text:span text:style-name="Teletype"><text:span text:style-name="T5">%VAR%</text:span></text:span>. Например: </text:p>
      <text:p text:style-name="P1"><text:span text:style-name="T9">Nodelist</text:span><text:span text:style-name="T6">:</text:span><text:span text:style-name="T5"> </text:span><text:span text:style-name="Teletype"><text:span text:style-name="T5">"%NDL%\</text:span></text:span><text:span text:style-name="Teletype"><text:span text:style-name="T8">nodelist</text:span></text:span><text:span text:style-name="Teletype"><text:span text:style-name="T5">.*"</text:span></text:span></text:p>
      <text:p text:style-name="Standard">Если строку <text:span text:style-name="Teletype"><text:span text:style-name="T5">%..%</text:span></text:span> не удалось разобрать как переменную окружения, то RNtrack будет пытаться разобрать её как шестнадцатеричное число - код символа. <text:s/>Например, <text:span text:style-name="Teletype"><text:span text:style-name="T5">%22%</text:span></text:span> будет воспринято как <text:span text:style-name="Teletype"><text:span text:style-name="T5">'"'</text:span></text:span>.</text:p>
      <text:p text:style-name="Standard"><text:soft-page-break/>Для того, чтобы использовать символ <text:span text:style-name="Teletype"><text:span text:style-name="T5">'%'</text:span></text:span> в строках, его надо писать дважды. Например:</text:p>
      <text:p text:style-name="P10"><text:span text:style-name="T6">Action: </text:span><text:span text:style-name="T9">NewMsg</text:span><text:span text:style-name="T8"> </text:span><text:span text:style-name="Teletype"><text:span text:style-name="T8">"tpl\badfrom.tpl" "h:\fido\post\netmail\out" "Alex Bagmanov" @ "%%" % "Bad source address" +l</text:span></text:span></text:p>
      <text:p text:style-name="Standard">Ниже приведены все ключевые слова, отсортированные по алфавиту.</text:p>
      <text:list xml:id="list603592499" text:continue-numbering="true" text:style-name="Outline">
        <text:list-item>
          <text:list>
            <text:list-item>
              <text:h text:style-name="P44" text:outline-level="2"><text:bookmark text:name="__RefHeading__10123_813993393"/>Action: <text:span text:style-name="T15">SomeAction</text:span> { [Time] }<text:bookmark-end text:name="__RefHeading__10123_813993393"/></text:h>
            </text:list-item>
          </text:list>
        </text:list-item>
      </text:list>
      <text:p text:style-name="Standard">Указывает операцию <text:span text:style-name="T8">SomeAction</text:span>, которая будет выполнена над письмом, совпавшим с маской. Подробнее об этой операции написано в главе <text:bookmark-ref text:reference-format="chapter" text:ref-name="__RefHeading__10241_813993393">6</text:bookmark-ref>. Может быть указано время, в которое будет срабатывать данная команда. Формат параметра <text:span text:style-name="T7">Time</text:span> аналогичен параметру <text:span text:style-name="T6"><text:bookmark-ref text:reference-format="text" text:ref-name="Time">Time</text:bookmark-ref></text:span> в команде <text:span text:style-name="T6">'</text:span><text:span text:style-name="T9">ScanDir</text:span><text:span text:style-name="T6">:'</text:span> и подробно описан в описании этой команды. (см. <text:span text:style-name="T5"><text:bookmark-ref text:reference-format="text" text:ref-name="Time">Time</text:bookmark-ref></text:span>)</text:p>
      <text:list xml:id="list2028369390" text:continue-numbering="true" text:style-name="Outline">
        <text:list-item>
          <text:list>
            <text:list-item>
              <text:h text:style-name="P44" text:outline-level="2"><text:bookmark text:name="__RefHeading__10125_813993393"/>Address: <text:s/>2:5030/9999<text:bookmark-end text:name="__RefHeading__10125_813993393"/></text:h>
            </text:list-item>
          </text:list>
        </text:list-item>
      </text:list>
      <text:p text:style-name="Standard">Адрес Вашей системы. Должен быть 3D (ну, или 4D, хотя я слабо себе представляю пойнта, который поставит себе RNtrack).</text:p>
      <text:list xml:id="list1394416984" text:continue-numbering="true" text:style-name="Outline">
        <text:list-item>
          <text:list>
            <text:list-item>
              <text:h text:style-name="P45" text:outline-level="2"><text:bookmark text:name="__RefHeading__10127_813993393"/>AddToNull<text:span text:style-name="T13">Pkt</text:span><text:bookmark-end text:name="__RefHeading__10127_813993393"/></text:h>
            </text:list-item>
          </text:list>
        </text:list-item>
      </text:list>
      <text:p text:style-name="Standard">Разрешает допаковывать в файлы <text:span text:style-name="Teletype"><text:span text:style-name="T5">?UT</text:span></text:span> нулевой длины. По умолчанию на такие <text:span text:style-name="Teletype"><text:span text:style-name="T5">?UT</text:span></text:span> RNtrack ругается.</text:p>
      <text:list xml:id="list644023405" text:continue-numbering="true" text:style-name="Outline">
        <text:list-item>
          <text:list>
            <text:list-item>
              <text:h text:style-name="P46" text:outline-level="2"><text:bookmark text:name="__RefHeading__10131_813993393"/>Aka: 7:1130/79 7:*/*.*<text:bookmark-end text:name="__RefHeading__10131_813993393"/></text:h>
            </text:list-item>
          </text:list>
        </text:list-item>
      </text:list>
      <text:p text:style-name="Standard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5">'@' </text:span><text:span text:style-name="T4">(см.</text:span> <text:span text:style-name="T5"><text:bookmark-ref text:reference-format="text" text:ref-name="Модификатор адреса">Модификатор '@'</text:bookmark-ref></text:span><text:span text:style-name="T5">)</text:span> и в описании команды '<text:span text:style-name="T6"><text:reference-ref text:reference-format="text" text:ref-name="Action: Route">Action: Route</text:reference-ref></text:span>' (или '<text:span text:style-name="T6"><text:reference-ref text:reference-format="text" text:ref-name="Action: RouteFilebox">Action: RouteFilebox</text:reference-ref></text:span>').</text:p>
      <text:list xml:id="list1546620907" text:continue-numbering="true" text:style-name="Outline">
        <text:list-item>
          <text:list>
            <text:list-item>
              <text:h text:style-name="P46" text:outline-level="2"><text:bookmark text:name="__RefHeading__10133_813993393"/><text:span text:style-name="T15">APktDir</text:span>: "Dir"<text:bookmark-end text:name="__RefHeading__10133_813993393"/></text:h>
            </text:list-item>
          </text:list>
        </text:list-item>
      </text:list>
      <text:p text:style-name="Standard">Изменяет способ роутинга писем с приаттаченными файлами. По умолчанию данные письма роутятся как обычные (т.е. добавляются в общий <text:span text:style-name="T5">?UT</text:span>, а приаттаченные файлы в соответствующий ?LO). Если указан <text:span text:style-name="T14">APktDir</text:span>, то письма с приаттаченными файлами будут класться в отдельные PKT (одно письмо в одном PKT) в указанном каталоге и прописываться в ?LO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'<text:span text:style-name="T14">APktDir</text:span><text:span text:style-name="T13">:</text:span>', не должен совпадать с каталогом, указанным в '<text:span text:style-name="T13">Outbound:</text:span>'.</text:p>
      <text:list xml:id="list1912173332" text:continue-numbering="true" text:style-name="Outline">
        <text:list-item>
          <text:list>
            <text:list-item>
              <text:h text:style-name="P46" text:outline-level="2"><text:bookmark text:name="__RefHeading__10135_813993393"/><text:span text:style-name="T15">BadMessages</text:span>: &lt;Mode&gt;<text:bookmark-end text:name="__RefHeading__10135_813993393"/></text:h>
            </text:list-item>
          </text:list>
        </text:list-item>
      </text:list>
      <text:p text:style-name="P25">Указывает, что делать <text:span text:style-name="T15">RNtrack-у</text:span>, если он встретил "плохое" (нулевой длины, <text:span text:style-name="T3">с нарушенной </text:span><text:soft-page-break/><text:span text:style-name="T3">структурой, залоченное другим процессом и т.д.) письмо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5">&lt;Mode&gt;</text:p>
          </table:table-cell>
          <table:table-cell table:style-name="Таблица4.A1" office:value-type="string">
            <text:p text:style-name="P13">Skip</text:p>
          </table:table-cell>
          <table:table-cell table:style-name="Таблица4.A1" office:value-type="string">
            <text:p text:style-name="P18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3">Delete</text:p>
          </table:table-cell>
          <table:table-cell table:style-name="Таблица4.A1" office:value-type="string">
            <text:p text:style-name="P18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3">Move "Dir"</text:p>
          </table:table-cell>
          <table:table-cell table:style-name="Таблица4.A1" office:value-type="string">
            <text:p text:style-name="P18">—</text:p>
          </table:table-cell>
          <table:table-cell table:style-name="Таблица4.A1" office:value-type="string">
            <text:p text:style-name="P11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3">Exit</text:p>
          </table:table-cell>
          <table:table-cell table:style-name="Таблица4.A1" office:value-type="string">
            <text:p text:style-name="P18">—</text:p>
          </table:table-cell>
          <table:table-cell table:style-name="Таблица4.A1" office:value-type="string">
            <text:p text:style-name="P11">завершить работу <text:span text:style-name="T15">Rntrack-а</text:span>.</text:p>
          </table:table-cell>
        </table:table-row>
      </table:table>
      <text:p text:style-name="P11">По умолчанию отрабатывает конструкция <text:span text:style-name="T5">Exit</text:span>.</text:p>
      <text:p text:style-name="Standard">Учтите, что операции "<text:span text:style-name="T13">Delete</text:span>" и "<text:span text:style-name="T13">Move</text:span>" могут повести себя непредсказуемо, если возникла <text:span text:style-name="T11">действительно</text:span> сложная ситуация. Поэтому я рекомендую ими пользоваться только в том случае, если вы <text:span text:style-name="T11">абсолютно</text:span> уверены в том, что Вы делаете. </text:p>
      <text:p text:style-name="Standard">Дополнительные ограничения: </text:p>
      <text:list xml:id="list247771315" text:style-name="L1">
        <text:list-item>
          <text:p text:style-name="P55">В качестве базы можно указывать базу только в формате <text:span text:style-name="T5">*.MSG</text:span>.</text:p>
        </text:list-item>
        <text:list-item>
          <text:p text:style-name="P55">Для всех баз, кроме <text:span text:style-name="T5">*.MSG</text:span> операции <text:span text:style-name="T5">Delete</text:span> и <text:span text:style-name="T5">Move</text:span> работают как <text:span text:style-name="T5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1513870550" text:continue-list="list1912173332" text:style-name="Outline">
        <text:list-item>
          <text:list>
            <text:list-item>
              <text:h text:style-name="P46" text:outline-level="2"><text:bookmark text:name="__RefHeading__10137_813993393"/><text:span text:style-name="T15">BadPackets</text:span>: &lt;Mode&gt;<text:bookmark-end text:name="__RefHeading__10137_813993393"/></text:h>
            </text:list-item>
          </text:list>
        </text:list-item>
      </text:list>
      <text:p text:style-name="P25">Указывает, что делать <text:span text:style-name="T15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5">&lt;Mode&gt;</text:p>
          </table:table-cell>
          <table:table-cell table:style-name="Таблица5.A1" office:value-type="string">
            <text:p text:style-name="P13">Skip</text:p>
          </table:table-cell>
          <table:table-cell table:style-name="Таблица5.A1" office:value-type="string">
            <text:p text:style-name="P18">—</text:p>
          </table:table-cell>
          <table:table-cell table:style-name="Таблица5.A1" office:value-type="string">
            <text:p text:style-name="P11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3">Delete</text:p>
          </table:table-cell>
          <table:table-cell table:style-name="Таблица5.A1" office:value-type="string">
            <text:p text:style-name="P18">—</text:p>
          </table:table-cell>
          <table:table-cell table:style-name="Таблица5.A1" office:value-type="string">
            <text:p text:style-name="P11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3">Move "Dir"</text:p>
          </table:table-cell>
          <table:table-cell table:style-name="Таблица5.A1" office:value-type="string">
            <text:p text:style-name="P18">—</text:p>
          </table:table-cell>
          <table:table-cell table:style-name="Таблица5.A1" office:value-type="string">
            <text:p text:style-name="P11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3">Exit</text:p>
          </table:table-cell>
          <table:table-cell table:style-name="Таблица5.A1" office:value-type="string">
            <text:p text:style-name="P18">—</text:p>
          </table:table-cell>
          <table:table-cell table:style-name="Таблица5.A1" office:value-type="string">
            <text:p text:style-name="P11">завершить работу <text:span text:style-name="T15">Rntrack-а</text:span>.</text:p>
          </table:table-cell>
        </table:table-row>
      </table:table>
      <text:p text:style-name="Standard">По умолчанию отрабатывает конструкция <text:span text:style-name="T5">Skip</text:span>.</text:p>
      <text:list xml:id="list1801490192" text:continue-numbering="true" text:style-name="Outline">
        <text:list-item>
          <text:list>
            <text:list-item>
              <text:h text:style-name="P46" text:outline-level="2"><text:bookmark text:name="__RefHeading__10139_813993393"/><text:span text:style-name="T15">BodyMask</text:span>: * * *<text:bookmark-end text:name="__RefHeading__10139_813993393"/></text:h>
            </text:list-item>
          </text:list>
        </text:list-item>
      </text:list>
      <text:p text:style-name="Standard">Маска, с которой сравнивается тело каждого письма из каталога, указанного '<text:span text:style-name="T8">ScanDir:</text:span>'. Порядок параметров такой: </text:p>
      <text:p text:style-name="P3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2">StringInBody</text:p>
          </table:table-cell>
          <table:table-cell table:style-name="Таблица9.A1" office:value-type="string">
            <text:p text:style-name="P30">—</text:p>
          </table:table-cell>
          <table:table-cell table:style-name="Таблица9.A1" office:value-type="string">
            <text:p text:style-name="P29"><text:span text:style-name="T12">Строка, которая будет искаться в теле письма. Подробнее о формате этой строки можно прочитать в главе 5, в пункте, </text:span><text:soft-page-break/><text:span text:style-name="T12">описывающем маски </text:span><text:span text:style-name="T8">FromName</text:span><text:span text:style-name="T12"> и </text:span><text:span text:style-name="T8">ToName</text:span><text:span text:style-name="T12"> (см. </text:span><text:span text:style-name="T5"><text:bookmark-ref text:reference-format="text" text:ref-name="FromName">FromName</text:bookmark-ref></text:span><text:span text:style-name="T12">). Будьте внимательны, маска "</text:span><text:span text:style-name="T5">Hi</text:span><text:span text:style-name="T12">" (например) будет означать именно то, что Вы написали. А именно, письмо должно состоять из одной строки "</text:span><text:span text:style-name="T5">Hi</text:span><text:span text:style-name="T12">" (причём даже без перевода строки), для того, чтобы совпасть с этой маской. Поэтому правильной маской в этом случае будет "</text:span><text:span text:style-name="T5">*Hi*</text:span><text:span text:style-name="T12">".</text:span></text:p>
          </table:table-cell>
        </table:table-row>
        <table:table-row>
          <table:table-cell table:style-name="Таблица9.A1" office:value-type="string">
            <text:p text:style-name="P33">[!]Lines</text:p>
          </table:table-cell>
          <table:table-cell table:style-name="Таблица9.A1" office:value-type="string">
            <text:p text:style-name="P30">—</text:p>
          </table:table-cell>
          <table:table-cell table:style-name="Таблица9.A1" office:value-type="string">
            <text:p text:style-name="P21">Сравнивается количество строк в теле письма с заданным. Без знака '<text:span text:style-name="T5">!</text:span>' сравнение идёт на "больше или равно". Со знаком '<text:span text:style-name="T5">!</text:span>' сравнение идёт на "меньше"</text:p>
          </table:table-cell>
        </table:table-row>
        <table:table-row>
          <table:table-cell table:style-name="Таблица9.A1" office:value-type="string">
            <text:p text:style-name="P31">[!]Bytes</text:p>
          </table:table-cell>
          <table:table-cell table:style-name="Таблица9.A1" office:value-type="string">
            <text:p text:style-name="P30">—</text:p>
          </table:table-cell>
          <table:table-cell table:style-name="Таблица9.A1" office:value-type="string">
            <text:p text:style-name="P12">Сравнивается количество байт <text:s/>в теле письма с заданным. Без знака '<text:span text:style-name="T5">!</text:span>' сравнение идёт на "больше или равно". Со знаком '<text:span text:style-name="T5">!</text:span>' сравнение идёт на "меньше".</text:p>
          </table:table-cell>
        </table:table-row>
      </table:table>
      <text:list xml:id="list1621175096" text:continue-numbering="true" text:style-name="Outline">
        <text:list-item>
          <text:list>
            <text:list-item>
              <text:h text:style-name="P46" text:outline-level="2"><text:bookmark-start text:name="CheckPoints"/><text:bookmark text:name="__RefHeading__10141_813993393"/><text:span text:style-name="T15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P25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9">&lt;Mode&gt;</text:p>
          </table:table-cell>
          <table:table-cell table:style-name="Таблица6.A1" office:value-type="string">
            <text:p text:style-name="P11">Never</text:p>
          </table:table-cell>
          <table:table-cell table:style-name="Таблица6.A1" office:value-type="string">
            <text:p text:style-name="P18">—</text:p>
          </table:table-cell>
          <table:table-cell table:style-name="Таблица6.A1" office:value-type="string">
            <text:p text:style-name="P11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1">Hard</text:p>
          </table:table-cell>
          <table:table-cell table:style-name="Таблица6.A1" office:value-type="string">
            <text:p text:style-name="P18">—</text:p>
          </table:table-cell>
          <table:table-cell table:style-name="Таблица6.A1" office:value-type="string">
            <text:p text:style-name="P11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1">Soft</text:p>
          </table:table-cell>
          <table:table-cell table:style-name="Таблица6.A1" office:value-type="string">
            <text:p text:style-name="P18">—</text:p>
          </table:table-cell>
          <table:table-cell table:style-name="Таблица6.A1" office:value-type="string">
            <text:p text:style-name="P11">Проверять "мягко".</text:p>
          </table:table-cell>
        </table:table-row>
      </table:table>
      <text:p text:style-name="Standard">Подробнее о действии данного конфигурационного слова читайте в главах <text:bookmark-ref text:reference-format="number" text:ref-name="__RefHeading__3042_61882448">11.1. </text:bookmark-ref> <text:span text:style-name="T3">и </text:span><text:span text:style-name="T3"><text:bookmark-ref text:reference-format="number" text:ref-name="__RefHeading__3044_61882448">11.2. </text:bookmark-ref></text:span><text:span text:style-name="T3"> <text:s/></text:span><text:span text:style-name="T12">Если данное конфигурационное слово пропущено, то считается '</text:span><text:span text:style-name="T5">Checkpoints: Never</text:span><text:span text:style-name="T12">'.</text:span></text:p>
      <text:list xml:id="list2066982411" text:continue-numbering="true" text:style-name="Outline">
        <text:list-item>
          <text:list>
            <text:list-item>
              <text:h text:style-name="P47" text:outline-level="2"><text:bookmark text:name="__RefHeading__10143_813993393"/>CreateMissingBase<text:bookmark-end text:name="__RefHeading__10143_813993393"/></text:h>
            </text:list-item>
          </text:list>
        </text:list-item>
      </text:list>
      <text:p text:style-name="Standard">Если указанная база отсутствует, то разрешает создание новой. По умолчанию создание новых баз запрещено.</text:p>
      <text:list xml:id="list2022632946" text:continue-numbering="true" text:style-name="Outline">
        <text:list-item>
          <text:list>
            <text:list-item>
              <text:h text:style-name="P46" text:outline-level="2"><text:bookmark text:name="__RefHeading__10145_813993393"/>Domain: "<text:span text:style-name="T15">fidonet</text:span>" 2:*/*.*<text:bookmark-end text:name="__RefHeading__10145_813993393"/></text:h>
            </text:list-item>
          </text:list>
        </text:list-item>
      </text:list>
      <text:p text:style-name="Standard">Определяет домен для адреса (адресов). Используется в The Brake!-файл-боксах. По умолчанию: "<text:span text:style-name="T8">fidonet</text:span>".</text:p>
      <text:list xml:id="list2015143248" text:continue-numbering="true" text:style-name="Outline">
        <text:list-item>
          <text:list>
            <text:list-item>
              <text:h text:style-name="P47" text:outline-level="2"><text:bookmark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Standard">Определяет персональный файл-бокс для указанного адреса.</text:p>
      <text:list xml:id="list191532547" text:continue-numbering="true" text:style-name="Outline">
        <text:list-item>
          <text:list>
            <text:list-item>
              <text:h text:style-name="P47" text:outline-level="2"><text:bookmark-start text:name="FileBoxDir"/><text:bookmark text:name="__RefHeading__10149_813993393"/>FileBoxDir<text:bookmark-end text:name="FileBoxDir"/>: "h:\out\fboxes"<text:bookmark-end text:name="__RefHeading__10149_813993393"/></text:h>
            </text:list-item>
          </text:list>
        </text:list-item>
      </text:list>
      <text:p text:style-name="Standard">Указывает каталог, в котором будут создаваться файл-боксы.</text:p>
      <text:p text:style-name="Standard"><text:soft-page-break/>Формат файл-бокса: <text:s/><text:span text:style-name="T8">z.n.f.p</text:span>, <text:s/>где <text:span text:style-name="T5">z</text:span> <text:span text:style-name="T10">—</text:span> зона, <text:span text:style-name="T5">n</text:span> <text:span text:style-name="T10">—</text:span> сеть, <text:span text:style-name="T5">f</text:span> <text:span text:style-name="T10">—</text:span> узел, <text:span text:style-name="T5">p</text:span> <text:span text:style-name="T10">—</text:span> пойнт.</text:p>
      <text:p text:style-name="P11">Пример: <text:span text:style-name="T5">2.5030.1157.0 </text:span><text:span text:style-name="T10">— </text:span>это файл-бокс узла 2:5030/1157.</text:p>
      <text:list xml:id="list1250052069" text:continue-numbering="true" text:style-name="Outline">
        <text:list-item>
          <text:list>
            <text:list-item>
              <text:h text:style-name="P46" text:outline-level="2"><text:bookmark text:name="__RefHeading__10151_813993393"/><text:span text:style-name="T15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4">&lt;Type&gt;</text:p>
          </table:table-cell>
          <table:table-cell table:style-name="Таблица1.A1" office:value-type="string">
            <text:p text:style-name="P14">Long</text:p>
          </table:table-cell>
          <table:table-cell table:style-name="Таблица1.A1" office:value-type="string">
            <text:p text:style-name="P17">—</text:p>
          </table:table-cell>
          <table:table-cell table:style-name="Таблица1.A1" office:value-type="string">
            <text:p text:style-name="P12"><text:span text:style-name="T8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Tmlong</text:p>
          </table:table-cell>
          <table:table-cell table:style-name="Таблица1.A1" office:value-type="string">
            <text:p text:style-name="P17">—</text:p>
          </table:table-cell>
          <table:table-cell table:style-name="Таблица1.A1" office:value-type="string">
            <text:p text:style-name="P12"><text:span text:style-name="T8">z.n.f.p</text:span><text:span text:style-name="T15">; </text:span><text:span text:style-name="T8">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Tmshort</text:p>
          </table:table-cell>
          <table:table-cell table:style-name="Таблица1.A1" office:value-type="string">
            <text:p text:style-name="P17">—</text:p>
          </table:table-cell>
          <table:table-cell table:style-name="Таблица1.A1" office:value-type="string">
            <text:p text:style-name="P12"><text:span text:style-name="T8">znf.p</text:span><text:span text:style-name="T15">; </text:span><text:span text:style-name="T8">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4">Brake</text:p>
          </table:table-cell>
          <table:table-cell table:style-name="Таблица1.A1" office:value-type="string">
            <text:p text:style-name="P17">—</text:p>
          </table:table-cell>
          <table:table-cell table:style-name="Таблица1.A1" office:value-type="string">
            <text:p text:style-name="P12"><text:span text:style-name="T8">domain.z.n.f.p.flavour</text:span> (The Brake!, <text:span text:style-name="T15">flavour</text:span> = <text:span text:style-name="T5">hold</text:span>, <text:span text:style-name="T5">normal, direct, crash, immediate</text:span>).</text:p>
          </table:table-cell>
        </table:table-row>
      </table:table>
      <text:p text:style-name="Standard">Здесь <text:span text:style-name="T5">z</text:span> <text:span text:style-name="T10">—</text:span> зона, <text:span text:style-name="T5">n</text:span> <text:span text:style-name="T10">—</text:span> сеть, <text:span text:style-name="T5">f</text:span> <text:span text:style-name="T10">—</text:span> узел, <text:span text:style-name="T5">p</text:span> <text:span text:style-name="T10">—</text:span> пойнт.</text:p>
      <text:list xml:id="list1271055161" text:continue-numbering="true" text:style-name="Outline">
        <text:list-item>
          <text:list>
            <text:list-item>
              <text:h text:style-name="Heading_20_2" text:outline-level="2"><text:bookmark text:name="__RefHeading__10153_813993393"/><text:span text:style-name="T14">FileInbound</text:span><text:span text:style-name="T13">: "h:\</text:span><text:span text:style-name="T14">inb\prot</text:span><text:span text:style-name="T13">"</text:span> <text:bookmark-end text:name="__RefHeading__10153_813993393"/></text:h>
            </text:list-item>
          </text:list>
        </text:list-item>
      </text:list>
      <text:p text:style-name="Standard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T8">ScanDir</text:span><text:span text:style-name="T5">:</text:span>'. Если эта команда опущена, то поиск файлов будет выполнен в текущем каталоге.</text:p>
      <text:list xml:id="list1514260889" text:continue-numbering="true" text:style-name="Outline">
        <text:list-item>
          <text:list>
            <text:list-item>
              <text:h text:style-name="P47" text:outline-level="2"><text:bookmark text:name="__RefHeading__10155_813993393"/>ForceINTL<text:bookmark-end text:name="__RefHeading__10155_813993393"/></text:h>
            </text:list-item>
          </text:list>
        </text:list-item>
      </text:list>
      <text:p text:style-name="Standard">Если в письме отсутствует кладж <text:span text:style-name="T5">INTL</text:span>, то этот кладж добавляется при всех перемещениях и изменениях этого письма, см. также '<text:span text:style-name="T5"><text:bookmark-ref text:reference-format="text" text:ref-name="__RefHeading__10233_813993393">UseOwnZone</text:bookmark-ref></text:span>'.</text:p>
      <text:list xml:id="list142621547" text:continue-numbering="true" text:style-name="Outline">
        <text:list-item>
          <text:list>
            <text:list-item>
              <text:h text:style-name="P46" text:outline-level="2"><text:bookmark text:name="__RefHeading__10157_813993393"/>Origin: "My best origin"<text:bookmark-end text:name="__RefHeading__10157_813993393"/></text:h>
            </text:list-item>
          </text:list>
        </text:list-item>
      </text:list>
      <text:p text:style-name="Standard">Указывает ориджин, который будет использоваться в макросе <text:span text:style-name="T5">@</text:span><text:span text:style-name="T5"><text:bookmark-ref text:reference-format="text" text:ref-name="Origin">Origin</text:bookmark-ref></text:span>.</text:p>
      <text:list xml:id="list195981893" text:continue-numbering="true" text:style-name="Outline">
        <text:list-item>
          <text:list>
            <text:list-item>
              <text:h text:style-name="P47" text:outline-level="2"><text:bookmark text:name="__RefHeading__10159_813993393"/>IgnoreAttachPath<text:bookmark-end text:name="__RefHeading__10159_813993393"/></text:h>
            </text:list-item>
          </text:list>
        </text:list-item>
      </text:list>
      <text:p text:style-name="Standard">Игнорировать путь во всех аттачах.</text:p>
      <text:list xml:id="list257822368" text:continue-numbering="true" text:style-name="Outline">
        <text:list-item>
          <text:list>
            <text:list-item>
              <text:h text:style-name="P47" text:outline-level="2"><text:bookmark text:name="__RefHeading__10161_813993393"/>IgnoreBSY<text:bookmark-end text:name="__RefHeading__10161_813993393"/></text:h>
            </text:list-item>
          </text:list>
        </text:list-item>
      </text:list>
      <text:p text:style-name="Standard">Игнорировать <text:span text:style-name="T5">.</text:span><text:span text:style-name="T8">bsy</text:span> флаги. При указании данного слова RNtrack не проверяет и не создаёт данные флаги. <text:span text:style-name="T1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248864486" text:continue-numbering="true" text:style-name="Outline">
        <text:list-item>
          <text:list>
            <text:list-item>
              <text:h text:style-name="P47" text:outline-level="2"><text:bookmark text:name="__RefHeading__10163_813993393"/>IndexFile: "o:\nodelist\RNtrack.ndl"<text:bookmark-end text:name="__RefHeading__10163_813993393"/></text:h>
            </text:list-item>
          </text:list>
        </text:list-item>
      </text:list>
      <text:p text:style-name="Standard">Указывает имя файла, в котором будет храниться скомпилированный нодлист. Если это <text:soft-page-break/>слово опущено, то имя файла будет <text:span text:style-name="T8">RNtrack.ndl</text:span>, и создаваться он будет в текущем каталоге.</text:p>
      <text:list xml:id="list1898040400" text:continue-numbering="true" text:style-name="Outline">
        <text:list-item>
          <text:list>
            <text:list-item>
              <text:h text:style-name="P47" text:outline-level="2"><text:bookmark text:name="__RefHeading__10165_813993393"/>Include: "SomeFile"<text:bookmark-end text:name="__RefHeading__10165_813993393"/></text:h>
            </text:list-item>
          </text:list>
        </text:list-item>
      </text:list>
      <text:p text:style-name="Standard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519160574" text:continue-numbering="true" text:style-name="Outline">
        <text:list-item>
          <text:list>
            <text:list-item>
              <text:h text:style-name="P47" text:outline-level="2"><text:bookmark text:name="__RefHeading__10167_813993393"/>KillRoutedMessage: &lt;Mode&gt;<text:bookmark-end text:name="__RefHeading__10167_813993393"/></text:h>
            </text:list-item>
          </text:list>
        </text:list-item>
      </text:list>
      <text:p text:style-name="P27">Указывает, что делать с письмом после выполнения команды <text:span text:style-name="T5"><text:reference-ref text:reference-format="text" text:ref-name="Action: Route">Action: Route</text:reference-ref></text:span> (или <text:span text:style-name="T5"><text:reference-ref text:reference-format="text" text:ref-name="Action: RouteFilebox">Action: RouteFilebox</text:reference-ref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">&lt;Mode&gt;</text:p>
          </table:table-cell>
          <table:table-cell table:style-name="Таблица2.A1" office:value-type="string">
            <text:p text:style-name="P2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Standard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Standard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2">Flag</text:p>
          </table:table-cell>
          <table:table-cell table:style-name="Таблица2.A1" office:value-type="string">
            <text:p text:style-name="P23">—</text:p>
          </table:table-cell>
          <table:table-cell table:style-name="Таблица2.A1" office:value-type="string">
            <text:p text:style-name="P21">Если на письме стоит флаг <text:span text:style-name="T8">KillSent</text:span> (<text:span text:style-name="T5">k</text:span>), то письмо будет удалено, иначе <text:span text:style-name="T10">—</text:span> нет.</text:p>
          </table:table-cell>
        </table:table-row>
      </table:table>
      <text:p text:style-name="Standard">По умолчанию считается, что '<text:span text:style-name="T8">KillRoutedMessage</text:span><text:span text:style-name="T5">: Always</text:span>'. Удаление письма выполняется в базе писем, указанной в той команде '<text:span text:style-name="T8">ScanDir</text:span><text:span text:style-name="T5">:</text:span>', к которой относится '<text:span text:style-name="T5">Action: Route</text:span>'. В то же время, это письмо остаётся в памяти и возможна его дальнейшая обработка.</text:p>
      <text:list xml:id="list545496695" text:continue-numbering="true" text:style-name="Outline">
        <text:list-item>
          <text:list>
            <text:list-item>
              <text:h text:style-name="P47" text:outline-level="2"><text:bookmark text:name="__RefHeading__10169_813993393"/>KludgeMask: * * *<text:bookmark-end text:name="__RefHeading__10169_813993393"/></text:h>
            </text:list-item>
          </text:list>
        </text:list-item>
      </text:list>
      <text:p text:style-name="Standard">Маска, с которой сравниваются кладжи каждого письма из базы, указанной в '<text:span text:style-name="T8">ScanDir</text:span><text:span text:style-name="T5">:</text:span>'. Идёт сравнение всех кладжей (и тех, что считаются <text:span text:style-name="T5">Kludges</text:span>, и тех, что считаются <text:span text:style-name="T8">Vias</text:span>). Порядок параметров такой: </text:p>
      <text:p text:style-name="P26"><text:span text:style-name="T15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Standard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8">FromName</text:span> и <text:span text:style-name="T8">ToName</text:span> (см. <text:span text:style-name="T5"><text:bookmark-ref text:reference-format="text" text:ref-name="FromName">FromName</text:bookmark-ref></text:span>).</text:p>
          </table:table-cell>
        </table:table-row>
        <table:table-row>
          <table:table-cell table:style-name="Таблица7.A1" office:value-type="string">
            <text:p text:style-name="P3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Standard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2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Standard">Количество совпадений с <text:span text:style-name="T8">KludgeName</text:span> и <text:span text:style-name="T8">KludgeBody</text:span> в письме. Без знака <text:span text:style-name="T5">'!'</text:span> сравнение идёт на "больше или равно". Со знаком <text:span text:style-name="T5">'!'</text:span> сравнение идёт на "меньше". Для того, чтобы понять, как <text:soft-page-break/>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5">RNtrack-а</text:span>.</text:p>
          </table:table-cell>
        </table:table-row>
      </table:table>
      <text:list xml:id="list1168308218" text:continue-numbering="true" text:style-name="Outline">
        <text:list-item>
          <text:list>
            <text:list-item>
              <text:h text:style-name="P47" text:outline-level="2"><text:bookmark text:name="__RefHeading__10171_813993393"/>LogFile: "c:\log\RNtrack.log"<text:bookmark-end text:name="__RefHeading__10171_813993393"/></text:h>
            </text:list-item>
          </text:list>
        </text:list-item>
      </text:list>
      <text:p text:style-name="Standard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1558907030" text:continue-numbering="true" text:style-name="Outline">
        <text:list-item>
          <text:list>
            <text:list-item>
              <text:h text:style-name="P47" text:outline-level="2"><text:bookmark text:name="__RefHeading__10173_813993393"/>LogLevel: 1<text:bookmark-end text:name="__RefHeading__10173_813993393"/></text:h>
            </text:list-item>
          </text:list>
        </text:list-item>
      </text:list>
      <text:p text:style-name="P25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30">—</text:p>
          </table:table-cell>
          <table:table-cell table:style-name="Таблица8.A1" office:value-type="string">
            <text:p text:style-name="Standard">Выдаются только сообщения о серьёзных ошибках и информация по '<text:span text:style-name="T5">Action: Display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30">—</text:p>
          </table:table-cell>
          <table:table-cell table:style-name="Таблица8.A1" office:value-type="string">
            <text:p text:style-name="Standard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30">—</text:p>
          </table:table-cell>
          <table:table-cell table:style-name="Таблица8.A1" office:value-type="string">
            <text:p text:style-name="Standard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30">—</text:p>
          </table:table-cell>
          <table:table-cell table:style-name="Таблица8.A1" office:value-type="string">
            <text:p text:style-name="Standard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1448974973" text:continue-numbering="true" text:style-name="Outline">
        <text:list-item>
          <text:list>
            <text:list-item>
              <text:h text:style-name="P47" text:outline-level="2"><text:bookmark text:name="__RefHeading__10175_813993393"/>LoopStr: " 2:5030/9999 RNtrack"<text:bookmark-end text:name="__RefHeading__10175_813993393"/></text:h>
            </text:list-item>
          </text:list>
        </text:list-item>
      </text:list>
      <text:p text:style-name="Standard">Указывает строчку, по которой будут ловиться лупы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T14">ScanDir</text:span><text:span text:style-name="T13">:</text:span>'. Эта строка используется как подстрока для поиска в Via. Так как сам RNtrack Via проставляет только при использовании '<text:span text:style-name="T13">Action: Route</text:span>' (или '<text:span text:style-name="T13">Action:</text:span><text:span text:style-name="T14"> RouteFilebox</text:span>'), то приходится ловить такие лупы и по чужим Via. И хотя существует стандарт FSP-1010, есть много старых программ, в которых каждый лепит, кто во что горазд. Поэтому для системы с адресом 2:5030/9999 нельзя использовать строку "<text:span text:style-name="T13">2:5030/9999</text:span>" как маску, ибо эта подстрока входит в адрес 2:5030/99999 (например). Да и мои собственные пойнты ... В общем, я <text:soft-page-break/>использую "<text:span text:style-name="T13">2:5030/9999 @</text:span>", потому что пакую нетмейл самим <text:span text:style-name="T15">RNtrack-ом</text:span> и использую новый формат Via-строки. Для тех, кто использует для этой цели <text:span text:style-name="T15">Unimail</text:span>, я могу порекомендовать использовать строку типа <text:span text:style-name="T13">"2:5030/9999,"</text:span> ибо <text:span text:style-name="T15">Unimail</text:span> ставит в Via строку типа: <text:line-break/><text:span text:style-name="T14">UniMail</text:span><text:span text:style-name="T13">/W32 0.43b 2:5030/9999, 02 Jun 1998 15:39:32 UTC +0400</text:span>.</text:p>
      <text:list xml:id="list1758298642" text:continue-numbering="true" text:style-name="Outline">
        <text:list-item>
          <text:list>
            <text:list-item>
              <text:h text:style-name="P46" text:outline-level="2"><text:bookmark text:name="__RefHeading__10177_813993393"/>Mask: * * * * * *<text:bookmark-end text:name="__RefHeading__10177_813993393"/></text:h>
            </text:list-item>
          </text:list>
        </text:list-item>
      </text:list>
      <text:p text:style-name="Standard">Маска, с которой сравнивается каждое письмо из каталога, указанного '<text:span text:style-name="T14">ScanDir</text:span><text:span text:style-name="T13">:</text:span>'. Порядок параметров такой:</text:p>
      <text:p text:style-name="P6">Mask: <text:span text:style-name="T15">FromName FromAddr ToName ToAddr Subject Flags</text:span></text:p>
      <text:p text:style-name="Standard">Подробнее о возможных значениях маски рассказано в главе <text:bookmark-ref text:reference-format="number" text:ref-name="__RefHeading__10237_813993393">5. </text:bookmark-ref></text:p>
      <text:list xml:id="list1649151558" text:continue-numbering="true" text:style-name="Outline">
        <text:list-item>
          <text:list>
            <text:list-item>
              <text:h text:style-name="P47" text:outline-level="2"><text:bookmark-start text:name="MaxAge"/><text:bookmark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Standard">Максимальный возраст письма. Используется совместно с флагом '<text:span text:style-name="T13">g</text:span>' в '<text:span text:style-name="T13">Mask:</text:span>'. Может быть указан как глобально для всего конфига, так и локально для одного '<text:span text:style-name="T14">ScanDir:</text:span>'. Подробнее об использовании этого параметра рассказано в главе 5 в описании флагов (см. <text:bookmark-ref text:reference-format="text" text:ref-name="Flags">Flags</text:bookmark-ref>).</text:p>
      <text:p text:style-name="Standard">По умолчанию возраст письма, используемый при работе с флагом '<text:span text:style-name="T13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608544135" text:continue-numbering="true" text:style-name="Outline">
        <text:list-item>
          <text:list>
            <text:list-item>
              <text:h text:style-name="P47" text:outline-level="2"><text:bookmark-start text:name="MaxAttachSize"/><text:bookmark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Standard">Максимальный размер файлов, приаттаченных к письму. Размер указывается в байтах. Используется совместно с флагом '<text:span text:style-name="T13">A</text:span>' в '<text:span text:style-name="T13">Mask:</text:span>'. Может быть указан как глобально для всего конфига, так и локально для одного '<text:span text:style-name="T14">ScanDir:</text:span>'.</text:p>
      <text:p text:style-name="Standard">Подробнее об использовании этого параметра рассказано в главе 5 в описании флагов (см. <text:bookmark-ref text:reference-format="text" text:ref-name="Flags">Flags</text:bookmark-ref>).</text:p>
      <text:list xml:id="list1381437063" text:continue-numbering="true" text:style-name="Outline">
        <text:list-item>
          <text:list>
            <text:list-item>
              <text:h text:style-name="P47" text:outline-level="2"><text:bookmark-start text:name="MaxNodelistAge"/><text:bookmark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Standard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bookmark-ref text:reference-format="number" text:ref-name="__RefHeading__10259_813993393">11. </text:bookmark-ref></text:p>
      <text:list xml:id="list961325603" text:continue-numbering="true" text:style-name="Outline">
        <text:list-item>
          <text:list>
            <text:list-item>
              <text:h text:style-name="P47" text:outline-level="2"><text:bookmark text:name="__RefHeading__10185_813993393"/>MaxMsgSize: 2048<text:bookmark-end text:name="__RefHeading__10185_813993393"/></text:h>
            </text:list-item>
          </text:list>
        </text:list-item>
      </text:list>
      <text:p text:style-name="Standard">Максимальный размер входящего письма. Размер указывается в байтах. Письма в Squish и Jam базах не проверяются.</text:p>
      <text:list xml:id="list1171531625" text:continue-numbering="true" text:style-name="Outline">
        <text:list-item>
          <text:list>
            <text:list-item>
              <text:h text:style-name="P47" text:outline-level="2"><text:bookmark text:name="__RefHeading__10187_813993393"/><text:soft-page-break/>MaxPktSize: 2048<text:bookmark-end text:name="__RefHeading__10187_813993393"/></text:h>
            </text:list-item>
          </text:list>
        </text:list-item>
      </text:list>
      <text:p text:style-name="Standard">Максимальный размер входящего pkt файла. Размер указывается в байтах.</text:p>
      <text:list xml:id="list1221717795" text:continue-numbering="true" text:style-name="Outline">
        <text:list-item>
          <text:list>
            <text:list-item>
              <text:h text:style-name="P47" text:outline-level="2"><text:bookmark text:name="__RefHeading__10189_813993393"/>UseNewVia<text:bookmark-end text:name="__RefHeading__10189_813993393"/></text:h>
            </text:list-item>
          </text:list>
        </text:list-item>
      </text:list>
      <text:p text:style-name="Standard">Использовать новый формат строки <text:span text:style-name="T13">Via</text:span>. Отличия форматов в следующем.</text:p>
      <text:p text:style-name="Standard">Без '<text:span text:style-name="T14">UseNewVia</text:span>' : </text:p>
      <text:p text:style-name="Standard">"<text:span text:style-name="T13">Via 2:5030/9999 RNtrack 2.06/W32 08 Oct 1999 03:03:59 UTC+0400</text:span>"</text:p>
      <text:p text:style-name="Standard">С использованием '<text:span text:style-name="T14">UseNewVia</text:span>' :</text:p>
      <text:p text:style-name="Standard">"<text:span text:style-name="T13">Via 2:5030/9999 @19991007.230359.UTC RNtrack 2.06/W32</text:span>"</text:p>
      <text:p text:style-name="Standard">Я настойчиво рекомендую использовать '<text:span text:style-name="T14">UseNewVia</text:span><text:span text:style-name="T15">', потому что этот вариант соответствует стандарту</text:span>.</text:p>
      <text:p text:style-name="Standard">Если Вы пользовались старой версией RNtrack, в которой нет этой возможности, и решили перейти на новый формат строки <text:span text:style-name="T13">Via</text:span>, то не забудьте проверить, чтобы у Вас была правильно прописана строка в команде '<text:span text:style-name="T14">LoopStr:</text:span>', если, конечно, Вы ей пользуетесь.</text:p>
      <text:list xml:id="list167653929" text:continue-numbering="true" text:style-name="Outline">
        <text:list-item>
          <text:list>
            <text:list-item>
              <text:h text:style-name="P47" text:outline-level="2"><text:bookmark-start text:name="Nodelist"/><text:bookmark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Standard">Имя нодлиста. Таких ключевых слов может быть несколько. Если в расширении имени используется символ '<text:span text:style-name="T13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14">IndexFile</text:span>'. Подробнее про работу <text:span text:style-name="T15">RNtrack-а</text:span> с нодлистами написано в главе <text:bookmark-ref text:reference-format="number" text:ref-name="__RefHeading__10259_813993393">11. </text:bookmark-ref></text:p>
      <text:list xml:id="list1774950020" text:continue-numbering="true" text:style-name="Outline">
        <text:list-item>
          <text:list>
            <text:list-item>
              <text:h text:style-name="P47" text:outline-level="2"><text:bookmark text:name="__RefHeading__10193_813993393"/>NodelistPath: "o:\nodelist"<text:bookmark-end text:name="__RefHeading__10193_813993393"/></text:h>
            </text:list-item>
          </text:list>
        </text:list-item>
      </text:list>
      <text:p text:style-name="Standard">После этого слова все последующие команды '<text:span text:style-name="T14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T14"><text:bookmark-ref text:reference-format="text" text:ref-name="Nodelist">Nodelist:</text:bookmark-ref></text:span>' указан полный путь к файлу. Например:</text:p>
      <text:p text:style-name="P7">NodelistPath: "o:\nodelist"</text:p>
      <text:p text:style-name="Standard"><text:span text:style-name="T14">Nodelist: "nodelist.*" эквивалентно</text:span> <text:span text:style-name="T14">"o:\nodelist\nodelist.*"</text:span></text:p>
      <text:p text:style-name="Standard"><text:span text:style-name="T14">Nodelist: "z7\z7-list.*"</text:span> <text:span text:style-name="T14">эквивалентно</text:span> <text:span text:style-name="T14">"o:\nodelist\z7\z7-list.*"</text:span></text:p>
      <text:p text:style-name="Standard"><text:span text:style-name="T14">Nodelist: "c:\addlist.*"</text:span> <text:span text:style-name="T14">эквивалентно</text:span> <text:span text:style-name="T14">"c:\addlist.*"</text:span></text:p>
      <text:list xml:id="list580250044" text:continue-numbering="true" text:style-name="Outline">
        <text:list-item>
          <text:list>
            <text:list-item>
              <text:h text:style-name="P47" text:outline-level="2"><text:bookmark text:name="__RefHeading__10195_813993393"/>NoLogIgnore<text:bookmark-end text:name="__RefHeading__10195_813993393"/></text:h>
            </text:list-item>
          </text:list>
        </text:list-item>
      </text:list>
      <text:p text:style-name="Standard">Отключает вывод информации на экран и в журнал в случае отрабатывания <text:soft-page-break/>'<text:span text:style-name="T13">Action: Ignore</text:span>'. По умолчанию вывод на экран и в журнал включён.</text:p>
      <text:list xml:id="list2039222251" text:continue-numbering="true" text:style-name="Outline">
        <text:list-item>
          <text:list>
            <text:list-item>
              <text:h text:style-name="P47" text:outline-level="2"><text:bookmark text:name="__RefHeading__10197_813993393"/>Outbound: "h:\tst\outb"<text:bookmark-end text:name="__RefHeading__10197_813993393"/></text:h>
            </text:list-item>
          </text:list>
        </text:list-item>
      </text:list>
      <text:p text:style-name="Standard">Указывает каталог, в котором хранится <text:span text:style-name="T15">Binkley</text:span> Style Outbound. Этот ключ может быть пропущен, если Вы не пользуетесь '<text:span text:style-name="T13">Action: Route</text:span>' (или '<text:span text:style-name="T13">Action: </text:span><text:span text:style-name="T14">RouteFilebox</text:span>'), а роутите нетмейл другой программой.</text:p>
      <text:list xml:id="list1100731913" text:continue-numbering="true" text:style-name="Outline">
        <text:list-item>
          <text:list>
            <text:list-item>
              <text:h text:style-name="P47" text:outline-level="2"><text:bookmark-start text:name="Password"/><text:bookmark text:name="__RefHeading__10199_813993393"/>Password<text:bookmark-end text:name="Password"/>: "Pwd" 2:5020/*.*<text:bookmark-end text:name="__RefHeading__10199_813993393"/></text:h>
            </text:list-item>
          </text:list>
        </text:list-item>
      </text:list>
      <text:p text:style-name="Standard">Указывает пароль, который будет использоваться при упаковке пакетов на данный адрес. Может быть несколько таких команд. Команда '<text:span text:style-name="T13">Action: Route</text:span>' (или '<text:span text:style-name="T14">Action: RouteFilebox</text:span>') проверяет адрес получателя пакета, и если он подпадает под маску, то в пакет записывается указанный пароль.</text:p>
      <text:list xml:id="list193651578" text:continue-numbering="true" text:style-name="Outline">
        <text:list-item>
          <text:list>
            <text:list-item>
              <text:h text:style-name="P48" text:outline-level="2"><text:bookmark text:name="__RefHeading__10201_813993393"/><text:span text:style-name="T13">ScanDir: "o:\netmail" [Renumber] [Unpack] [Time] [Flag "[!|#]File"]<text:line-break/>[ScriptBefore "Func1"] [ScriptAfter "Func2"]</text:span><text:line-break/><text:span text:style-name="T13">ScanDir: @BeforeRoute|@AfterRoute [Flag "[!|#]File"]</text:span><text:bookmark-end text:name="__RefHeading__10201_813993393"/></text:h>
            </text:list-item>
          </text:list>
        </text:list-item>
      </text:list>
      <text:p text:style-name="Standard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T14">Mask:</text:span>' и при совпадении с маской можно выполнить над ним действия командами '<text:span text:style-name="T13">Action:</text:span>'. Все команды, указанные ниже данной команды '<text:span text:style-name="T14">ScanDir:</text:span>', относятся к ней, пока не встретится новая команда '<text:span text:style-name="T14">ScanDir:</text:span>' или не закончится текст конфигурационного файла.</text:p>
      <text:p text:style-name="Standard">Если указано дополнительное слово <text:span text:style-name="T13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13">*.MSG</text:span> формата.</text:p>
      <text:p text:style-name="Standard">Если указано <text:span text:style-name="T13">Unpack</text:span> <text:span text:style-name="T10">—</text:span> распаковать аутбаунд в указанную базу <text:span text:style-name="T1">перед</text:span> тем, как будут выполнены любые действия с базой.</text:p>
      <text:p text:style-name="Standard">Если указано <text:span text:style-name="T13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13">!</text:span>', то сканирование будет произведено только при <text:span text:style-name="T1">отсутствии</text:span> данного файла. Если перед именем файла идёт знак '<text:span text:style-name="T13">#</text:span>', то этот файл будет удалён после сканирования базы.</text:p>
      <text:p text:style-name="Standard">Формат <text:bookmark-start text:name="Time"/><text:span text:style-name="T13">Time</text:span><text:bookmark-end text:name="Time"/> следующий:</text:p>
      <text:p text:style-name="Standard"><text:tab/><text:span text:style-name="T14">Daily [StartTime[-EndTime]|[P.PeriodTime] [...]</text:span></text:p>
      <text:p text:style-name="Standard"><text:tab/><text:span text:style-name="T14">Weekly [StartDay[-EndDay] [...]</text:span>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T14"><text:bookmark-ref text:reference-format="text" text:ref-name="TimeStampFile">TimeStampFile</text:bookmark-ref></text:span>'.</text:p>
      <text:p text:style-name="Standard"><text:soft-page-break/>Как это работает:</text:p>
      <text:p text:style-name="P6">Daily</text:p>
      <text:p text:style-name="P34">Если параметры опущены, то сканируем данную базу <text:span text:style-name="T1">один</text:span> раз каждый день (после 00:00).</text:p>
      <text:p text:style-name="P6">Daily 17:00</text:p>
      <text:p text:style-name="P34">Сканируем базу <text:span text:style-name="T1">один</text:span> раз в день, после 17:00.</text:p>
      <text:p text:style-name="P6">Daily 17:00-18:00</text:p>
      <text:p text:style-name="P34">Сканируем базу при <text:span text:style-name="T1">каждом</text:span> запуске в данном промежутке времени.</text:p>
      <text:p text:style-name="P6">Daily 08:00 12:00 14:00 20:00-22:00</text:p>
      <text:p text:style-name="P34">Сканируем базу <text:span text:style-name="T1">один</text:span> раз после 8 утра, <text:span text:style-name="T1">один</text:span> раз после 12 дня, <text:span text:style-name="T1">один</text:span> раз после 14 дня и <text:span text:style-name="T1">каждый</text:span> запуск в промежутке с 20:00 по 22:00.</text:p>
      <text:p text:style-name="P6">Daily P.00:15</text:p>
      <text:p text:style-name="P34">Сканируем базу <text:span text:style-name="T1">один</text:span> раз через каждые 15 минут. Эта запись <text:span text:style-name="T10">—</text:span> сокращённый вариант записи <text:span text:style-name="T13">Daily 00:00 00:15 00:30 00:45 01:00...</text:span> Первое событие при использовании данной формы записи всегда начинается в 00:00. Последнее событие <text:span text:style-name="T10">—</text:span> всегда в пределах 00:00-23:59. Например, при указании <text:span text:style-name="T13">P.00:54</text:span> первое событие будет в 00:00, второе <text:span text:style-name="T10">—</text:span> в 00:54, последнее <text:span text:style-name="T10">—</text:span> в 23:24.</text:p>
      <text:p text:style-name="P6">Weekly</text:p>
      <text:p text:style-name="P34">Если параметры опущены, то сканируем данную базу <text:span text:style-name="T1">один</text:span> раз каждую неделю (после 00:00 воскресенья).</text:p>
      <text:p text:style-name="P6">Weekly 1</text:p>
      <text:p text:style-name="P34">Сканируем базу <text:span text:style-name="T1">один</text:span> раз в понедельник.</text:p>
      <text:p text:style-name="P6">Weekly 2-3</text:p>
      <text:p text:style-name="P34">Сканируем базу при <text:span text:style-name="T1">каждом</text:span> запуске со вторника по среду включительно.</text:p>
      <text:p text:style-name="P6">Weekly 1 3 5 </text:p>
      <text:p text:style-name="P34">Сканируем базу <text:span text:style-name="T1">один</text:span> раз в понедельник, <text:span text:style-name="T1">один</text:span> раз в среду и <text:span text:style-name="T1">один</text:span> раз в пятницу.</text:p>
      <text:p text:style-name="Standard">Обратите внимание на то, когда база сканируется <text:span text:style-name="T1">один</text:span> раз (если указано только начало события) и когда при <text:span text:style-name="T1">каждом</text:span> запуске (если указан диапазон).</text:p>
      <text:p text:style-name="Standard">Если в качестве базы указано <text:bookmark-start text:name="BeforeRoute"/><text:span text:style-name="T14">@BeforeRoute</text:span><text:bookmark-end text:name="BeforeRoute"/> или <text:bookmark-start text:name="AfterRoute"/><text:span text:style-name="T14">@AfterRoute</text:span><text:bookmark-end text:name="AfterRoute"/>, то данный '<text:span text:style-name="T14">ScanDir:</text:span>' будет срабатывать до или после выполнения команд '<text:span text:style-name="T13">Action: Route</text:span>' (или '<text:span text:style-name="T14">Action: RouteFilebox</text:span>') в <text:s/>последующих '<text:span text:style-name="T14">ScanDir:</text:span>'. Использование модификаторов <text:span text:style-name="T13">Renumber</text:span>, <text:span text:style-name="T13">Unpack</text:span> и <text:span text:style-name="T13">Time</text:span> для '<text:span text:style-name="T14">ScanDir:</text:span>' данного типа невозможно. Также запрещено использование '<text:span text:style-name="T13">Action: Route</text:span>'.</text:p>
      <text:list xml:id="list1472308790" text:continue-numbering="true" text:style-name="Outline">
        <text:list-item>
          <text:list>
            <text:list-item>
              <text:h text:style-name="P46" text:outline-level="2"><text:bookmark text:name="__RefHeading__10203_813993393"/><text:soft-page-break/>Semaphore: Time "File"<text:bookmark-end text:name="__RefHeading__10203_813993393"/></text:h>
            </text:list-item>
          </text:list>
        </text:list-item>
      </text:list>
      <text:p text:style-name="Standard">Указывает семафор активности <text:span text:style-name="T15">RNtrack-а</text:span>. Если файл "File" существует, значит активна другая копия <text:span text:style-name="T15">RNtrack-а</text:span>. Параметр Time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Standard">Пример:</text:p>
      <text:p text:style-name="P7">Semaphore: 60 "c:\temp\RNtrack.bsy"</text:p>
      <text:list xml:id="list979625766" text:continue-numbering="true" text:style-name="Outline">
        <text:list-item>
          <text:list>
            <text:list-item>
              <text:h text:style-name="P47" text:outline-level="2"><text:bookmark text:name="__RefHeading__10205_813993393"/>SetViaAlways<text:bookmark-end text:name="__RefHeading__10205_813993393"/></text:h>
            </text:list-item>
          </text:list>
        </text:list-item>
      </text:list>
      <text:p text:style-name="Standard">По умолчанию RNtrack добавляет собственную строку Via только при выполнении команды "<text:span text:style-name="T13">Route</text:span>". Если использовать данное слово, то Via будет добавляться и при выполнении команд "<text:span text:style-name="T13"><text:bookmark-ref text:reference-format="text" text:ref-name="Copy">Copy</text:bookmark-ref></text:span>" (будет добавлено к копии), "<text:span text:style-name="T13"><text:bookmark-ref text:reference-format="text" text:ref-name="Move">Move</text:bookmark-ref></text:span>", "<text:span text:style-name="T14">AddNote</text:span>", "<text:span text:style-name="T13"><text:bookmark-ref text:reference-format="text" text:ref-name="Rewrite">Rewrite</text:bookmark-ref></text:span>" и других команд, изменяющих само письмо (команда "<text:span text:style-name="T13">Ignore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2175679614" text:continue-numbering="true" text:style-name="Outline">
        <text:list-item>
          <text:list>
            <text:list-item>
              <text:h text:style-name="P47" text:outline-level="2"><text:bookmark-start text:name="ScriptFile"/><text:bookmark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Standard"><text:s/>Путь к файлу со скриптом. Для вызова функций из этого файла используют <text:bookmark-ref text:reference-format="text" text:ref-name="ActionScript">Action: Script</text:bookmark-ref>.</text:p>
      <text:list xml:id="list1299363380" text:continue-numbering="true" text:style-name="Outline">
        <text:list-item>
          <text:list>
            <text:list-item>
              <text:h text:style-name="P47" text:outline-level="2"><text:bookmark text:name="__RefHeading__10209_813993393"/>ScriptMask: "smask"<text:bookmark-end text:name="__RefHeading__10209_813993393"/></text:h>
            </text:list-item>
          </text:list>
        </text:list-item>
      </text:list>
      <text:p text:style-name="Standard">Здесь "<text:span text:style-name="T14">smask</text:span>" <text:span text:style-name="T10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1130553303" text:continue-numbering="true" text:style-name="Outline">
        <text:list-item>
          <text:list>
            <text:list-item>
              <text:h text:style-name="P47" text:outline-level="2"><text:bookmark text:name="__RefHeading__10211_813993393"/>SkipHiddenFiles<text:bookmark-end text:name="__RefHeading__10211_813993393"/></text:h>
            </text:list-item>
          </text:list>
        </text:list-item>
      </text:list>
      <text:p text:style-name="Standard">При проверке наличия <text:span text:style-name="T15">файл-аттачей</text:span> считать файлы с атрибутом Hidden как отсутствующие. По умолчанию такие файлы видимы.</text:p>
      <text:list xml:id="list1237643025" text:continue-numbering="true" text:style-name="Outline">
        <text:list-item>
          <text:list>
            <text:list-item>
              <text:h text:style-name="P47" text:outline-level="2"><text:bookmark text:name="__RefHeading__10213_813993393"/>SoftCheckInNodelists<text:bookmark-end text:name="__RefHeading__10213_813993393"/></text:h>
            </text:list-item>
          </text:list>
        </text:list-item>
      </text:list>
      <text:p text:style-name="Standard">Установка "мягкой" проверки наличия узла в нодлисте. Более подробно о том, что делает эта команда можно прочитать в главах <text:bookmark-ref text:reference-format="number" text:ref-name="__RefHeading__3042_61882448">11.1. </text:bookmark-ref> и <text:bookmark-ref text:reference-format="number" text:ref-name="__RefHeading__3044_61882448">11.2. </text:bookmark-ref></text:p>
      <text:list xml:id="list382329884" text:continue-numbering="true" text:style-name="Outline">
        <text:list-item>
          <text:list>
            <text:list-item>
              <text:h text:style-name="P47" text:outline-level="2"><text:bookmark text:name="__RefHeading__10215_813993393"/>SysopName: "Vladimir Lenin"<text:bookmark-end text:name="__RefHeading__10215_813993393"/></text:h>
            </text:list-item>
          </text:list>
        </text:list-item>
      </text:list>
      <text:p text:style-name="Standard">Ваше имя. Используется в шаблонах как <text:span text:style-name="T14">@Sysop</text:span>. Кавычки обязательны. И вообще, везде, где кавычки стоят, они обязательны.</text:p>
      <text:list xml:id="list456725534" text:continue-numbering="true" text:style-name="Outline">
        <text:list-item>
          <text:list>
            <text:list-item>
              <text:h text:style-name="P47" text:outline-level="2"><text:bookmark text:name="__RefHeading__10217_813993393"/><text:soft-page-break/>Tearline: "Your tear line"<text:bookmark-end text:name="__RefHeading__10217_813993393"/></text:h>
            </text:list-item>
          </text:list>
        </text:list-item>
      </text:list>
      <text:p text:style-name="Standard">Тирлайн, используемый в макросе <text:span text:style-name="T14">@Tearline</text:span>. Если не указан, будет использоваться <text:span text:style-name="T14">"--- Rntrack/XXX X.XX[.bX]"</text:span>.</text:p>
      <text:list xml:id="list1339659563" text:continue-numbering="true" text:style-name="Outline">
        <text:list-item>
          <text:list>
            <text:list-item>
              <text:h text:style-name="P47" text:outline-level="2"><text:bookmark text:name="__RefHeading__10219_813993393"/>TempMail: "h:\tst\temp"<text:bookmark-end text:name="__RefHeading__10219_813993393"/></text:h>
            </text:list-item>
          </text:list>
        </text:list-item>
      </text:list>
      <text:p text:style-name="Standard">Указывает каталог, в который распаковываются пакеты при использовании функции <text:span text:style-name="T13">Unpack</text:span> (ключ <text:span text:style-name="T13">-u</text:span> в командной строке). Этот ключ может быть пропущен, если Вы не пользуетесь перепаковкой аутбаунда.</text:p>
      <text:list xml:id="list537706767" text:continue-numbering="true" text:style-name="Outline">
        <text:list-item>
          <text:list>
            <text:list-item>
              <text:h text:style-name="P47" text:outline-level="2"><text:bookmark-start text:name="TimeStampFile"/><text:bookmark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Standard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673942892" text:continue-numbering="true" text:style-name="Outline">
        <text:list-item>
          <text:list>
            <text:list-item>
              <text:h text:style-name="P47" text:outline-level="2"><text:bookmark text:name="__RefHeading__10223_813993393"/>TrafficLog: "h:\log\RNtrack.trf"<text:bookmark-end text:name="__RefHeading__10223_813993393"/></text:h>
            </text:list-item>
          </text:list>
        </text:list-item>
      </text:list>
      <text:p text:style-name="Standard">Указывает файл, в который будет писаться журнал о всех письмах, обработанных командой '<text:span text:style-name="T13">Action: Route</text:span>' (или '<text:span text:style-name="T14">Action: RouteFilebox</text:span>'). Данное ключевое слово может быть пропущено, тогда этот журнал вестись не будет.</text:p>
      <text:list xml:id="list1547919039" text:continue-numbering="true" text:style-name="Outline">
        <text:list-item>
          <text:list>
            <text:list-item>
              <text:h text:style-name="P47" text:outline-level="2"><text:bookmark text:name="__RefHeading__10225_813993393"/>TrafficLogTemplate: "File"<text:bookmark-end text:name="__RefHeading__10225_813993393"/></text:h>
            </text:list-item>
          </text:list>
        </text:list-item>
      </text:list>
      <text:p text:style-name="Standard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5">traflog.tpl</text:span>).</text:p>
      <text:list xml:id="list247658510" text:continue-numbering="true" text:style-name="Outline">
        <text:list-item>
          <text:list>
            <text:list-item>
              <text:h text:style-name="P47" text:outline-level="2"><text:bookmark text:name="__RefHeading__10227_813993393"/>UseASO<text:bookmark-end text:name="__RefHeading__10227_813993393"/></text:h>
            </text:list-item>
          </text:list>
        </text:list-item>
      </text:list>
      <text:p text:style-name="Standard">Включает альтернативный формат <text:span text:style-name="T15">outbound'а</text:span> — так называемый <text:span text:style-name="T15">AmigaDOS</text:span> Style Outbound. Отличие его от традиционного BSO в том, что используется только одна директория для <text:span text:style-name="T15">outbound'а</text:span>, и файлы в ней имеют формат <text:span text:style-name="T15">z.n.f.p.ext.</text:span> Например:</text:p>
      <text:p text:style-name="P7">2.5020.9999.0.flo</text:p>
      <text:p text:style-name="P7">2.5020.999.888.hlo</text:p>
      <text:p text:style-name="P7">99.333.1.0.out</text:p>
      <text:list xml:id="list1152498456" text:continue-numbering="true" text:style-name="Outline">
        <text:list-item>
          <text:list>
            <text:list-item>
              <text:h text:style-name="P47" text:outline-level="2"><text:bookmark text:name="__RefHeading__10229_813993393"/>UseBrake<text:bookmark-end text:name="__RefHeading__10229_813993393"/></text:h>
            </text:list-item>
          </text:list>
        </text:list-item>
      </text:list>
      <text:p text:style-name="Standard">Включает The Brake! аутбаунд.</text:p>
      <text:list xml:id="list2052810724" text:continue-numbering="true" text:style-name="Outline">
        <text:list-item>
          <text:list>
            <text:list-item>
              <text:h text:style-name="P47" text:outline-level="2"><text:bookmark text:name="__RefHeading__10231_813993393"/><text:soft-page-break/>UseFileBoxes<text:bookmark-end text:name="__RefHeading__10231_813993393"/></text:h>
            </text:list-item>
          </text:list>
        </text:list-item>
      </text:list>
      <text:p text:style-name="Standard">Использовать файл-боксы вместо <text:span text:style-name="T13">*.?lo</text:span> для приаттаченных файлов. Вы должны определить <text:span text:style-name="T14"><text:bookmark-ref text:reference-format="text" text:ref-name="FileBoxDir">FileBoxDir</text:bookmark-ref></text:span> до этой директивы. Сообщение (которое содержит аттач) тоже кладётся в файл-бокс.</text:p>
      <text:list xml:id="list1375361718" text:continue-numbering="true" text:style-name="Outline">
        <text:list-item>
          <text:list>
            <text:list-item>
              <text:h text:style-name="P47" text:outline-level="2"><text:bookmark text:name="__RefHeading__10233_813993393"/>UseOwnZone<text:bookmark-end text:name="__RefHeading__10233_813993393"/></text:h>
            </text:list-item>
          </text:list>
        </text:list-item>
      </text:list>
      <text:p text:style-name="Standard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523316828" text:continue-numbering="true" text:style-name="Outline">
        <text:list-item>
          <text:list>
            <text:list-item>
              <text:h text:style-name="P46" text:outline-level="2"><text:bookmark text:name="__RefHeading__10235_813993393"/>UTC: +3<text:bookmark-end text:name="__RefHeading__10235_813993393"/></text:h>
            </text:list-item>
          </text:list>
        </text:list-item>
      </text:list>
      <text:p text:style-name="Standard">Конфигурационное слово UTC задаёт разницу (в часах) между UTC и местным временем в компьютере. Для московского времени эта величина +3 зимой и +4 летом. Используется в кладжах при выполнении команды '<text:span text:style-name="T13">Action: Route</text:span>' (или '<text:span text:style-name="T14">Action: RouteFilebox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0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1313697040" text:continue-numbering="true" text:style-name="Outline">
        <text:list-item>
          <text:h text:style-name="Heading_20_1" text:outline-level="1"><text:bookmark text:name="__RefHeading__10237_813993393"/>Параметры слова <text:span text:style-name="T13">Mask:</text:span><text:bookmark-end text:name="__RefHeading__10237_813993393"/></text:h>
        </text:list-item>
      </text:list>
      <text:p text:style-name="Standard">Ключевое слово '<text:span text:style-name="T13">Mask:</text:span>' указывает маску, с которой будет сравниваться письмо. Сейчас мы разберём это слово по косточкам.</text:p>
      <text:p text:style-name="Standard">Итак, синтаксис этого слова таков:</text:p>
      <text:p text:style-name="P36"><text:bookmark-start text:name="Mask"/>Mask<text:bookmark-end text:name="Mask"/>: FromName FromAddr ToName ToAddr Subject Flags</text:p>
      <text:list xml:id="list945571702" text:continue-numbering="true" text:style-name="Outline">
        <text:list-item>
          <text:list>
            <text:list-item>
              <text:h text:style-name="Heading_20_2" text:outline-level="2"><text:bookmark-start text:name="FromName"/><text:bookmark text:name="__RefHeading__14278_1391431384"/><text:span text:style-name="T14">FromName</text:span><text:bookmark-end text:name="FromName"/>, <text:span text:style-name="T14">ToName</text:span><text:bookmark-end text:name="__RefHeading__14278_1391431384"/></text:h>
            </text:list-item>
          </text:list>
        </text:list-item>
      </text:list>
      <text:p text:style-name="P11">Соответствующие текстовые поля из письма. Сравнение регистронезависимое. Можно использовать следующие дополнительные символы:</text:p>
      <text:p text:style-name="P34">'<text:span text:style-name="T13">*</text:span>' - любое число любых символов;<text:line-break/>'<text:span text:style-name="T13">?</text:span>' - любой символ;<text:line-break/>'<text:span text:style-name="T13">#</text:span>' - любая цифра;<text:line-break/>'<text:span text:style-name="T13">$</text:span>' - любой печатный символ (т.е. все символы "больше" пробела);<text:line-break/>'<text:span text:style-name="T13">[</text:span>' и '<text:span text:style-name="T13">]</text:span>' - только указанные символы;<text:line-break/>'<text:span text:style-name="T13">[!</text:span>' и '<text:span text:style-name="T13">]</text:span>' - только <text:span text:style-name="T1">не</text:span> указанные символы.</text:p>
      <text:p text:style-name="P11">Если первым символом стоит '<text:span text:style-name="T13">!</text:span>', то проверяется на несовпадение.</text:p>
      <text:p text:style-name="P11">Например:</text:p>
      <text:p text:style-name="P34"><text:soft-page-break/>"<text:span text:style-name="T13">*Fix*</text:span>" - проверить на нахождение данной подстроки. Например, "<text:span text:style-name="T14">AreaFix</text:span>", "<text:span text:style-name="T14">FixIt</text:span>" и "<text:span text:style-name="T14">Somefixation</text:span>" подпадут под эту маску.</text:p>
      <text:p text:style-name="P34">"<text:span text:style-name="T13">*@*.[rs]u</text:span>" <text:span text:style-name="T10">—</text:span> "<text:span text:style-name="T14">eddie@ironmaiden.com</text:span>" и "<text:span text:style-name="T14">some@where.su</text:span>" подпадут под эту маску, а "<text:span text:style-name="T14">some@where.net</text:span>" — нет.</text:p>
      <text:p text:style-name="P34">"<text:span text:style-name="T13">!*.*</text:span>" — соответственно, "<text:span text:style-name="T14">aaa.bbb</text:span>" и "<text:span text:style-name="T14">c.c.c.c</text:span>" <text:span text:style-name="T1">не</text:span> подпадут под эту маску, а "<text:span text:style-name="T14">SomeText</text:span>" — подпадёт.</text:p>
      <text:p text:style-name="P11">Для того, чтобы использовать символы '<text:span text:style-name="T13">*</text:span>', '<text:span text:style-name="T13">?</text:span>', '<text:span text:style-name="T13">[</text:span>', '<text:span text:style-name="T13">]</text:span>', '<text:span text:style-name="T13">!</text:span>' в качестве просто символов, а не части маски, их надо предварить символом '<text:span text:style-name="T13">\</text:span>'.</text:p>
      <text:p text:style-name="P11">Например:</text:p>
      <text:p text:style-name="P34">"<text:span text:style-name="T13">\*.\*</text:span>" - под эту маску подпадёт только строка "<text:span text:style-name="T13">*.*</text:span>"</text:p>
      <text:list xml:id="list2131863376" text:continue-numbering="true" text:style-name="Outline">
        <text:list-item>
          <text:list>
            <text:list-item>
              <text:h text:style-name="Heading_20_2" text:outline-level="2"><text:bookmark text:name="__RefHeading__14280_1391431384"/><text:span text:style-name="T14">FromAddr</text:span>, <text:span text:style-name="T14">ToAddr</text:span><text:bookmark-end text:name="__RefHeading__14280_1391431384"/></text:h>
            </text:list-item>
          </text:list>
        </text:list-item>
      </text:list>
      <text:p text:style-name="P11">Соответствующие поля из письма. Могут содержать как маску (например, <text:span text:style-name="T13">2:*/*</text:span> или просто <text:span text:style-name="T13">*</text:span>), так и символы:</text:p>
      <text:p text:style-name="P34">'#' - проверить на наличие в нодлисте;</text:p>
      <text:p text:style-name="P34">'H' - Узел есть в нодлисте и у него стоит флаг 'Hold';</text:p>
      <text:p text:style-name="P34">'U' - Узел есть в нодлисте и у него стоит флаг 'Hub';</text:p>
      <text:p text:style-name="P34">'D' - Узел есть в нодлисте и у него стоит флаг 'Down';</text:p>
      <text:p text:style-name="P34">'P' - Узел есть в нодлисте и у него стоит флаг 'Pvt';</text:p>
      <text:p text:style-name="P34">'<text:reference-mark-start text:name="@ - наш адрес"/>@<text:reference-mark-end text:name="@ - наш адрес"/>' - наш(и) адрес(а).</text:p>
      <text:p text:style-name="P11">После точки ещё может стоять символ '<text:span text:style-name="T13">&amp;</text:span>'. Например, "<text:span text:style-name="T13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13">#</text:span>" и "<text:span text:style-name="T13">&amp;</text:span>" читайте в главах <text:bookmark-ref text:reference-format="number-no-superior" text:ref-name="__RefHeading__3042_61882448">11.1. </text:bookmark-ref> и <text:bookmark-ref text:reference-format="number-no-superior" text:ref-name="__RefHeading__3044_61882448">11.2. </text:bookmark-ref></text:p>
      <text:p text:style-name="P11">Перед адресом может стоять символ '<text:span text:style-name="T13">!</text:span>', что означает '<text:span text:style-name="T1">не</text:span>'. Например, <text:span text:style-name="T13">!2:5030/9999</text:span> <text:span text:style-name="T10">—</text:span> адрес <text:span text:style-name="T1">не</text:span> должен совпадать с 2:5030/9999.</text:p>
      <text:list xml:id="list1881636165" text:continue-numbering="true" text:style-name="Outline">
        <text:list-item>
          <text:list>
            <text:list-item>
              <text:h text:style-name="Heading_20_2" text:outline-level="2"><text:bookmark text:name="__RefHeading__14282_1391431384"/>Subject<text:bookmark-end text:name="__RefHeading__14282_1391431384"/></text:h>
            </text:list-item>
          </text:list>
        </text:list-item>
      </text:list>
      <text:p text:style-name="P11">Тема письма. Маски, описанные в полях <text:span text:style-name="T14">FromName</text:span> и <text:span text:style-name="T14">ToName </text:span><text:span text:style-name="T15">(см. </text:span><text:span text:style-name="T15"><text:bookmark-ref text:reference-format="text" text:ref-name="FromName">FromName</text:bookmark-ref></text:span><text:span text:style-name="T15">)</text:span>, работают и для этого поля.</text:p>
      <text:list xml:id="list138920107" text:continue-numbering="true" text:style-name="Outline">
        <text:list-item>
          <text:list>
            <text:list-item>
              <text:h text:style-name="Heading_20_2" text:outline-level="2"><text:bookmark-start text:name="Flags"/><text:bookmark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0">Флаги письма</text:p>
          </table:table-cell>
          <table:table-cell table:style-name="Таблица10.A1" table:number-columns-spanned="3" office:value-type="string">
            <text:p text:style-name="P20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a</text:p>
          </table:table-cell>
          <table:table-cell table:style-name="Таблица10.A1" table:number-columns-spanned="3" office:value-type="string">
            <text:p text:style-name="Standard">Attach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P6">A</text:p>
          </table:table-cell>
          <table:table-cell table:style-name="Таблица10.A1" table:number-columns-spanned="3" office:value-type="string">
            <text:p text:style-name="Standard">Проверить размер аттачей:<text:line-break/><text:span text:style-name="T13">+A</text:span> <text:span text:style-name="T10">—</text:span> больше, чем указано в '<text:span text:style-name="T14"><text:bookmark-ref text:reference-format="text" text:ref-name="MaxAttachSize">MaxAttachSize:</text:bookmark-ref></text:span>';<text:line-break/><text:span text:style-name="T13">-A</text:span> <text:span text:style-name="T10">—</text:span> меньше или равно, чем указано в '<text:span text:style-name="T14"><text:bookmark-ref text:reference-format="text" text:ref-name="MaxAttachSize">MaxAttachSiz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b</text:p>
          </table:table-cell>
          <table:table-cell table:style-name="Таблица10.A1" table:number-columns-spanned="3" office:value-type="string">
            <text:p text:style-name="Standard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c</text:p>
          </table:table-cell>
          <table:table-cell table:style-name="Таблица10.A1" table:number-columns-spanned="3" office:value-type="string">
            <text:p text:style-name="Standard">Cras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d</text:p>
          </table:table-cell>
          <table:table-cell table:style-name="Таблица10.A1" table:number-columns-spanned="3" office:value-type="string">
            <text:p text:style-name="Standard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e</text:p>
          </table:table-cell>
          <table:table-cell table:style-name="Таблица10.A1" table:number-columns-spanned="3" office:value-type="string">
            <text:p text:style-name="Standard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E</text:p>
          </table:table-cell>
          <table:table-cell table:style-name="Таблица10.A1" table:number-columns-spanned="3" office:value-type="string">
            <text:p text:style-name="Standard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f</text:p>
          </table:table-cell>
          <table:table-cell table:style-name="Таблица10.A1" table:number-columns-spanned="3" office:value-type="string">
            <text:p text:style-name="Standard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g</text:p>
          </table:table-cell>
          <table:table-cell table:style-name="Таблица10.A1" table:number-columns-spanned="3" office:value-type="string">
            <text:p text:style-name="Standard">Проверить возраст письма:<text:line-break/><text:span text:style-name="T13">+g</text:span> <text:span text:style-name="T10">—</text:span> больше, чем указано в '<text:span text:style-name="T14"><text:bookmark-ref text:reference-format="text" text:ref-name="MaxAge">MaxAge:</text:bookmark-ref></text:span>';<text:line-break/><text:span text:style-name="T13">-g</text:span> <text:span text:style-name="T10">—</text:span> меньше или равно, чем указано в '<text:span text:style-name="T14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h</text:p>
          </table:table-cell>
          <table:table-cell table:style-name="Таблица10.A1" table:number-columns-spanned="3" office:value-type="string">
            <text:p text:style-name="Standard">Hol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i</text:p>
          </table:table-cell>
          <table:table-cell table:style-name="Таблица10.A1" table:number-columns-spanned="3" office:value-type="string">
            <text:p text:style-name="Standard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j</text:p>
          </table:table-cell>
          <table:table-cell table:style-name="Таблица10.A1" table:number-columns-spanned="3" office:value-type="string">
            <text:p text:style-name="Standard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k</text:p>
          </table:table-cell>
          <table:table-cell table:style-name="Таблица10.A1" table:number-columns-spanned="3" office:value-type="string">
            <text:p text:style-name="Standard">Kil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l</text:p>
          </table:table-cell>
          <table:table-cell table:style-name="Таблица10.A1" table:number-columns-spanned="3" office:value-type="string">
            <text:p text:style-name="Standard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L</text:p>
          </table:table-cell>
          <table:table-cell table:style-name="Таблица10.A1" table:number-columns-spanned="3" office:value-type="string">
            <text:p text:style-name="Standard">Lock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m</text:p>
          </table:table-cell>
          <table:table-cell table:style-name="Таблица10.A1" table:number-columns-spanned="3" office:value-type="string">
            <text:p text:style-name="Standard"><text:span text:style-name="T15">i</text:span><text:span text:style-name="T16">m</text:span><text:span text:style-name="T15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M</text:p>
          </table:table-cell>
          <table:table-cell table:style-name="Таблица10.A1" table:number-columns-spanned="3" office:value-type="string">
            <text:p text:style-name="Standard">Проверить размер сообщений:<text:line-break/><text:span text:style-name="T13">+M</text:span> <text:span text:style-name="T10">—</text:span> больше, чем указано в '<text:span text:style-name="T14">MaxMsgSize:</text:span>';<text:line-break/><text:span text:style-name="T13">-M</text:span> <text:span text:style-name="T10">—</text:span> меньше или равно, чем указано в '<text:span text:style-name="T14">MaxMsgSize: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n</text:p>
          </table:table-cell>
          <table:table-cell table:style-name="Таблица10.A1" table:number-columns-spanned="3" office:value-type="string">
            <text:p text:style-name="Standard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o</text:p>
          </table:table-cell>
          <table:table-cell table:style-name="Таблица10.A1" table:number-columns-spanned="3" office:value-type="string">
            <text:p text:style-name="Standard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p</text:p>
          </table:table-cell>
          <table:table-cell table:style-name="Таблица10.A1" table:number-columns-spanned="3" office:value-type="string">
            <text:p text:style-name="Standard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q</text:p>
          </table:table-cell>
          <table:table-cell table:style-name="Таблица10.A1" table:number-columns-spanned="3" office:value-type="string">
            <text:p text:style-name="Standard">return receipt re<text:span text:style-name="T18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r</text:p>
          </table:table-cell>
          <table:table-cell table:style-name="Таблица10.A1" table:number-columns-spanned="3" office:value-type="string">
            <text:p text:style-name="Standard">Received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P6">s</text:p>
          </table:table-cell>
          <table:table-cell table:style-name="Таблица10.A1" table:number-columns-spanned="3" office:value-type="string">
            <text:p text:style-name="Standard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S</text:p>
          </table:table-cell>
          <table:table-cell table:style-name="Таблица10.A1" table:number-columns-spanned="3" office:value-type="string">
            <text:p text:style-name="Standard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t</text:p>
          </table:table-cell>
          <table:table-cell table:style-name="Таблица10.A1" table:number-columns-spanned="3" office:value-type="string">
            <text:p text:style-name="Standard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u</text:p>
          </table:table-cell>
          <table:table-cell table:style-name="Таблица10.A1" table:number-columns-spanned="3" office:value-type="string">
            <text:p text:style-name="Standard">Updat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v</text:p>
          </table:table-cell>
          <table:table-cell table:style-name="Таблица10.A1" table:number-columns-spanned="3" office:value-type="string">
            <text:p text:style-name="Standard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38">x</text:p>
          </table:table-cell>
          <table:table-cell table:style-name="Таблица10.A1" table:number-columns-spanned="3" office:value-type="string">
            <text:p text:style-name="P37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/>
          </table:table-cell>
          <table:table-cell table:style-name="Таблица10.A1" office:value-type="string">
            <text:p text:style-name="P6">+x</text:p>
          </table:table-cell>
          <table:table-cell table:style-name="Таблица10.A1" office:value-type="string">
            <text:p text:style-name="P5">—</text:p>
          </table:table-cell>
          <table:table-cell table:style-name="Таблица10.A1" office:value-type="string">
            <text:p text:style-name="Standard">на письме стоит флаг '<text:span text:style-name="T13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P6"/>
          </table:table-cell>
          <table:table-cell table:style-name="Таблица10.A1" office:value-type="string">
            <text:p text:style-name="P6">-x</text:p>
          </table:table-cell>
          <table:table-cell table:style-name="Таблица10.A1" office:value-type="string">
            <text:p text:style-name="P5">—</text:p>
          </table:table-cell>
          <table:table-cell table:style-name="Таблица10.A1" office:value-type="string">
            <text:p text:style-name="Standard">на письме стоит флаг '<text:span text:style-name="T13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P6">y</text:p>
          </table:table-cell>
          <table:table-cell table:style-name="Таблица10.A1" table:number-columns-spanned="3" office:value-type="string">
            <text:p text:style-name="Standard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6">0 - 9</text:p>
          </table:table-cell>
          <table:table-cell table:style-name="Таблица10.A1" table:number-columns-spanned="3" office:value-type="string">
            <text:p text:style-name="Standard">Loop Cou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Standard"/>
          </table:table-cell>
          <table:table-cell table:style-name="Таблица10.A1" table:number-columns-spanned="3" office:value-type="string">
            <text:p text:style-name="Standard">Если перед флагом стоит знак '<text:span text:style-name="T13">+</text:span>', значит для того, чтобы письмо совпало с маской, этот флаг должен быть установлен; если стоит знак '<text:span text:style-name="T13">-</text:span>', то флаг должен быть сброшен. Особая ситуация с Loop. Флаг <text:span text:style-name="T13">+0</text:span> указывает, что ловится ситуация, когда письмо ещё ни разу не проходило через нашу станцию. Флаг <text:span text:style-name="T13">-0</text:span> ловит ситуацию, когда письмо проходило через нашу станцию хотя бы один раз. Флаг <text:span text:style-name="T13">+1</text:span>...<text:span text:style-name="T13">+9</text:span> ловит ситуацию, когда письмо проходило соответствующее число раз <text:span text:style-name="T1">или более</text:span>. Флаг <text:span text:style-name="T13">-1</text:span>...<text:span text:style-name="T13">-9</text:span> <text:span text:style-name="T10">—</text:span> когда письмо проходило <text:span text:style-name="T1">менее</text:span> этого числа раз. <text:line-break/>То есть <text:span text:style-name="T13">+0 == -1,</text:span> <text:span text:style-name="T13">-0 == +1.</text:span></text:p>
          </table:table-cell>
          <table:covered-table-cell/>
          <table:covered-table-cell/>
        </table:table-row>
      </table:table>
      <text:p text:style-name="Standard">Примеры некоторых масок:</text:p>
      <text:p text:style-name="P6">Mask: * * * * * *</text:p>
      <text:p text:style-name="P34">Под такую маску подпадает <text:span text:style-name="T1">любое</text:span> письмо.</text:p>
      <text:p text:style-name="P6">Mask: * * "*Lenin*" * * *</text:p>
      <text:p text:style-name="P34">Под такую маску подпадают те письма, которые написаны на имя, в котором есть слово Lenin.</text:p>
      <text:p text:style-name="P6">Mask: * !# * !# * *</text:p>
      <text:p text:style-name="P34">Под такую маску подпадают те письма, отправитель и получатель которых отсутствуют в нодлисте.</text:p>
      <text:p text:style-name="P6">Mask: * * * * * +s</text:p>
      <text:p text:style-name="P34"><text:soft-page-break/>Под такую маску подпадают письма с установленным флагом Sent.</text:p>
      <text:p text:style-name="Standard">Масок может быть несколько подряд. Например:</text:p>
      <text:p text:style-name="P6">Mask: * 2:5020/0 * * * *</text:p>
      <text:p text:style-name="P6">Mask: * 2:5020/381 * * * *</text:p>
      <text:p text:style-name="P6">Mask: * 2:5020/1381 * * * *</text:p>
      <text:p text:style-name="P34">Под такую маску подпадают письма, написанные с адреса 2:5020/0, или 2:5020/381, или 2:5020/1381.</text:p>
      <text:p text:style-name="Standard"><text:bookmark-start text:name="Модификатор адреса"/>Модификатор '<text:span text:style-name="T13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6">Address: 2:5030/9999</text:p>
      <text:p text:style-name="P6">Aka: 7:1130/79 7:*/*.*</text:p>
      <text:p text:style-name="P6">Aka: 8:888/888 8:*/*.*</text:p>
      <text:p text:style-name="Standard">[...]</text:p>
      <text:p text:style-name="P6">Mask * * * !@ * *</text:p>
      <text:p text:style-name="P34">Под такую маску подпадут все письма, которые написаны не на 2:5030/9999, не на 7:1130/79 и не на 8:888/888.</text:p>
      <text:list xml:id="list865079132" text:continue-numbering="true" text:style-name="Outline">
        <text:list-item>
          <text:list>
            <text:list-item>
              <text:h text:style-name="Heading_20_2" text:outline-level="2"><text:bookmark text:name="__RefHeading__10239_813993393"/>Параметры слова '<text:span text:style-name="T14">ScriptMask:</text:span>'<text:bookmark-end text:name="__RefHeading__10239_813993393"/></text:h>
            </text:list-item>
          </text:list>
        </text:list-item>
      </text:list>
      <text:p text:style-name="Standard">Синтаксис:</text:p>
      <text:p text:style-name="P36">ScriptMask: "smask"</text:p>
      <text:p text:style-name="P28">Здесь "<text:span text:style-name="T14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Standard">код возврата</text:p>
          </table:table-cell>
          <table:table-cell table:style-name="Таблица11.A1" office:value-type="string">
            <text:p text:style-name="Standard">результат</text:p>
          </table:table-cell>
        </table:table-row>
        <table:table-row>
          <table:table-cell table:style-name="Таблица11.A1" office:value-type="string">
            <text:p text:style-name="Standard">0</text:p>
          </table:table-cell>
          <table:table-cell table:style-name="Таблица11.A1" office:value-type="string">
            <text:p text:style-name="Standard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Standard">1</text:p>
          </table:table-cell>
          <table:table-cell table:style-name="Таблица11.A1" office:value-type="string">
            <text:p text:style-name="Standard">сообщение совпадает с маской</text:p>
          </table:table-cell>
        </table:table-row>
      </table:table>
      <text:p text:style-name="Standard">Если функция возвращает 1, то считается, что письмо совпадает с маской. В противном случае письмо не совпадает с маской.</text:p>
      <text:list xml:id="list1320032892" text:continue-numbering="true" text:style-name="Outline">
        <text:list-item>
          <text:h text:style-name="Heading_20_1" text:outline-level="1"><text:bookmark text:name="__RefHeading__10241_813993393"/>Параметры слова '<text:span text:style-name="T13">Action:</text:span>'<text:bookmark-end text:name="__RefHeading__10241_813993393"/></text:h>
        </text:list-item>
      </text:list>
      <text:p text:style-name="Standard">Ключевое слово '<text:span text:style-name="T13">Action:</text:span>' указывает, что мы будем делать с письмом, совпавшим с маской. Возможные варианты этого слова:</text:p>
      <text:p text:style-name="P7">Action: AddNote "tpl"</text:p>
      <text:p text:style-name="P34"><text:soft-page-break/>Добавить в начало тела письма указанный шаблон.</text:p>
      <text:p text:style-name="P7">Action: AddKludge "name" "value"</text:p>
      <text:p text:style-name="P34">Добавить кладж в письмо.</text:p>
      <text:p text:style-name="P6">Action: <text:bookmark-start text:name="Delete"/>Delete<text:bookmark-end text:name="Delete"/></text:p>
      <text:p text:style-name="P34">Удалить письмо. Письмо удаляется из базы, указанной в '<text:span text:style-name="T14">ScanDir:</text:span>', к которой относится данная команда. В то же время, письмо остаётся в памяти и возможна его дальнейшая обработка другими командами 'Action:', относящимися к той же команде '<text:span text:style-name="T14">ScanDir:</text:span>'.</text:p>
      <text:p text:style-name="P7">Action: <text:bookmark-start text:name="Move"/>Move<text:bookmark-end text:name="Move"/> "o:\new\dir"</text:p>
      <text:p text:style-name="P34">Переместить письмо в другую базу. После перемещения возможна обработка этого письма другими командами 'Action:', относящимися к той же команде '<text:span text:style-name="T14">ScanDir:</text:span>'.</text:p>
      <text:p text:style-name="P7">Action: <text:bookmark-start text:name="Copy"/>Copy<text:bookmark-end text:name="Copy"/> "o:\new\dir"</text:p>
      <text:p text:style-name="P34">Скопировать письмо в другую базу.</text:p>
      <text:p text:style-name="P6">Action: <text:bookmark-start text:name="Rewrite"/>Rewrite<text:bookmark-end text:name="Rewrite"/> * * * * * *</text:p>
      <text:p text:style-name="P34">Перезаписать письмо. Значения полей, в которых в строчке выше стоят звёздочки, те же, что и в <text:span text:style-name="T13"><text:bookmark-ref text:reference-format="text" text:ref-name="Mask">Mask</text:bookmark-ref></text:span>. Символ '<text:span text:style-name="T13">*</text:span>' означает, что данное поле надо оставить без изменений. Письмо из памяти записывается в базу писем, указанную в '<text:span text:style-name="T14">ScanDir:</text:span>'. В поле <text:span text:style-name="T13">Subject</text:span> можно использовать макросы, используемые в шаблонах.</text:p>
      <text:p text:style-name="P6">Action: Ignore</text:p>
      <text:p text:style-name="P34">Проигнорировать это письмо.</text:p>
      <text:p text:style-name="P6">Action: Display "Text"</text:p>
      <text:p text:style-name="P34">Вывести строку на экран и в журнал. В поле "Text" можно использовать макросы, используемые в шаблонах.</text:p>
      <text:p text:style-name="P6">Action: Flag "File"</text:p>
      <text:p text:style-name="P34">Создать файл нулевой длины. Если каталог, в котором должен быть создан флаг, отсутствует, то он создаётся.</text:p>
      <text:p text:style-name="P7">Action: DelFile "File"</text:p>
      <text:p text:style-name="P34">Удалить указанный файл. Если файл уже отсутствует, то сообщение об ошибке не выдаётся.</text:p>
      <text:p text:style-name="P7">Action: NewMsg "tpl" "dir" * * * * * *</text:p>
      <text:p text:style-name="P34">Создать новое письмо, используя шаблон. В поле Subject можно использовать макросы, используемые в шаблонах. "<text:span text:style-name="T14">tpl</text:span>" в этом слове указывает на шаблон, который будет использован при создании нового письма, а "<text:span text:style-name="T14">dir</text:span>" <text:span text:style-name="T10">—</text:span> это каталог, в котором это письмо будет создано. Остальные поля почти такие же, как в слове '<text:span text:style-name="T13"><text:bookmark-ref text:reference-format="text" text:ref-name="Mask">Mask</text:bookmark-ref></text:span>' за исключением того, что здесь нельзя использовать символы '<text:span text:style-name="T13">&amp;</text:span>', '<text:span text:style-name="T13">!</text:span>' и '<text:span text:style-name="T13">#</text:span>', но есть три других символа <text:span text:style-name="T10">—</text:span> это '<text:span text:style-name="T13">$</text:span>', '<text:span text:style-name="T13">%</text:span>' и '<text:span text:style-name="T13">@</text:span>'. Символ '<text:span text:style-name="T13">%</text:span>' указывает, что в полях <text:span text:style-name="T13">From</text:span> <text:soft-page-break/>или <text:span text:style-name="T13">To</text:span> надо использовать адрес или имя получателя, указанные в оригинальном письме. Символ '<text:span text:style-name="T13">$</text:span>' указывает, что надо использовать адрес или имя отправителя. Символ '<text:span text:style-name="T13">@</text:span>' в адресе указывает, что надо использовать наш адрес (или АКА).</text:p>
      <text:p text:style-name="P7">Action: <text:bookmark-start text:name="WriteFile"/>WriteFile<text:bookmark-end text:name="WriteFile"/> "tpl" "File"</text:p>
      <text:p text:style-name="P34">Создать файл <text:span text:style-name="T14">"File"</text:span><text:span text:style-name="T15"> и записать в него текст</text:span>, созданный из шаблон <text:span text:style-name="T14">"tpl"</text:span>.</text:p>
      <text:p text:style-name="P7">Action: AppendToFile "tpl" "File"</text:p>
      <text:p text:style-name="P34">Если файл <text:span text:style-name="T14">"File" </text:span>уже существует, то текст, созданный из шаблона <text:span text:style-name="T14">"tpl", </text:span>дописывается к концу этого файла, иначе <text:span text:style-name="T10">—</text:span><text:span text:style-name="T17"> а</text:span>налогично <text:span text:style-name="T14"><text:bookmark-ref text:reference-format="text" text:ref-name="WriteFile">WriteFile</text:bookmark-ref></text:span>.</text:p>
      <text:p text:style-name="P7">Action: Call "tpl" "File" "Prg"</text:p>
      <text:p text:style-name="P34">Создать файл "<text:span text:style-name="T13">File</text:span>", используя шаблон "<text:span text:style-name="T14">tpl</text:span><text:span text:style-name="T15">" и затем</text:span> вызвать программу "<text:span text:style-name="T14">Prg</text:span>". После её завершения удалить созданный файл. Параметры "<text:span text:style-name="T14">tpl</text:span>" и "<text:span text:style-name="T13">File</text:span>" могут отсутствовать. В поле "<text:span text:style-name="T14">Prg</text:span>" можно использовать макросы, используемые в шаблонах.</text:p>
      <text:p text:style-name="P6"><text:reference-mark-start text:name="Action: Route"/>Action: Route<text:reference-mark-end text:name="Action: Route"/> &lt;Mode&gt; Address</text:p>
      <text:p text:style-name="P34">Отправить это письмо через соответствующий адрес. Mode может быть <text:span text:style-name="T13">Hold</text:span>, <text:span text:style-name="T13">Crash</text:span>, <text:span text:style-name="T13">Direct</text:span>, <text:span text:style-name="T13">Normal</text:span> или <text:span text:style-name="T13">Immediate</text:span>. В качестве адреса могут быть использованы следующие символы: </text:p>
      <text:p text:style-name="P34"><text:span text:style-name="T13">% <text:s/></text:span><text:s/><text:span text:style-name="T10">—</text:span> отправить через самого получателя письма;</text:p>
      <text:p text:style-name="P34"><text:span text:style-name="T13">%.0</text:span> <text:span text:style-name="T10">—</text:span> отправить через босса получателя письма.</text:p>
      <text:p text:style-name="P34">В качестве адреса отправителя пакета берётся тот Ваш адрес, который подпадает под соответствующую маску.</text:p>
      <text:p text:style-name="Standard"><text:reference-mark-start text:name="Action: RouteFilebox"/><text:span text:style-name="T14">Action: RouteFilebox</text:span><text:reference-mark-end text:name="Action: RouteFilebox"/><text:span text:style-name="T13"> &lt;Mode&gt; Address</text:span></text:p>
      <text:p text:style-name="P34">Отправить это письмо через соответствующий адрес. <text:span text:style-name="T13">Mode</text:span> может быть <text:span text:style-name="T13">Hold</text:span>, <text:span text:style-name="T13">Crash</text:span>, <text:span text:style-name="T13">Direct</text:span>, <text:span text:style-name="T13">Normal</text:span> или <text:span text:style-name="T13">Immediate</text:span>. В качестве адреса могут быть использованы следующие символы: </text:p>
      <text:p text:style-name="P34"><text:span text:style-name="T13">% <text:s/></text:span><text:s/><text:span text:style-name="T10">—</text:span> отправить через самого получателя письма;</text:p>
      <text:p text:style-name="P34"><text:span text:style-name="T13">%.0</text:span> <text:span text:style-name="T10">—</text:span> отправить через босса получателя письма.</text:p>
      <text:p text:style-name="P34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7">Action: RouteHub &lt;Mode&gt;</text:p>
      <text:p text:style-name="P34">Отправить это письмо через хаб адреса назначения. <text:span text:style-name="T13">Mode</text:span> может быть <text:span text:style-name="T13">Hold</text:span>, <text:span text:style-name="T13">Crash</text:span>, <text:span text:style-name="T13">Direct</text:span>, <text:span text:style-name="T13">Normal</text:span> или <text:span text:style-name="T13">Immediate</text:span>. Отправляет на хост получателя если хаб не найден.</text:p>
      <text:p text:style-name="P6">Action: Poll &lt;Mode&gt; Address</text:p>
      <text:p text:style-name="P34"><text:soft-page-break/>Сгенерировать Poll на указанный адрес. Аргументы <text:span text:style-name="T13">Mode</text:span> и <text:span text:style-name="T13">Address</text:span> аналогичны <text:s/>таким же аргументам в команде '<text:span text:style-name="T13"><text:reference-ref text:reference-format="text" text:ref-name="Action: Route">Action: Route</text:reference-ref></text:span>' (или '<text:span text:style-name="T14"><text:reference-ref text:reference-format="text" text:ref-name="Action: RouteFilebox">Action: RouteFilebox</text:reference-ref></text:span>'). В качестве Poll-а создаётся соответствующий <text:span text:style-name="T13">?LO</text:span> файл нулевой длины. Если данный <text:span text:style-name="T13">?LO</text:span> файл уже существует, команда не выполняет никаких действий.</text:p>
      <text:p text:style-name="P7">Action: DeleteAttach</text:p>
      <text:p text:style-name="P34">Удаляет аттачи, то есть файлы, приложенные к письму. Само письмо не трогается. Если на письме нет флага <text:span text:style-name="T14">FileAttach</text:span>, то данная команда игнорируется.</text:p>
      <text:p text:style-name="P7">Action: <text:bookmark-start text:name="ChangePath"/>ChangePath<text:bookmark-end text:name="ChangePath"/> "Dir"</text:p>
      <text:p text:style-name="P34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13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14">FileAttach</text:span>, то данная команда игнорируется.</text:p>
      <text:p text:style-name="P7">Action: <text:bookmark-start text:name="MoveAttach"/>MoveAttach<text:bookmark-end text:name="MoveAttach"/> "Dir"</text:p>
      <text:p text:style-name="P34">Перемещает присоединённый(<text:span text:style-name="T15">е</text:span>) файл(<text:span text:style-name="T15">ы</text:span>) в указанный каталог. В теме письма записывается новый путь. Если на письме нет флага <text:span text:style-name="T14">FileAttach</text:span>, то данная команда игнорируется.</text:p>
      <text:p text:style-name="P7">Action: MoveAttachFilebox &lt;Mode&gt; Address</text:p>
      <text:p text:style-name="P34">Перемещает присоединённый(<text:span text:style-name="T15">е</text:span>) файл(<text:span text:style-name="T15">ы</text:span>) в файл-бокс для указанного адреса. Аргументы <text:span text:style-name="T13">Mode</text:span> и <text:span text:style-name="T13">Address</text:span> аналогичны таким же аргументам в команде '<text:span text:style-name="T13"><text:reference-ref text:reference-format="text" text:ref-name="Action: Route">Action: Route</text:reference-ref></text:span>' (или '<text:span text:style-name="T14"><text:reference-ref text:reference-format="text" text:ref-name="Action: RouteFilebox">Action: RouteFilebox</text:reference-ref></text:span>' и т.д.). В теме письма записывается новый путь. Если на письме нет флага <text:span text:style-name="T14">FileAttach</text:span>, то данная команда игнорируется.</text:p>
      <text:p text:style-name="P39">Action: CopyAttach "Dir"</text:p>
      <text:p text:style-name="P34">Копирует присоединённый(<text:span text:style-name="T15">е</text:span>) файл(<text:span text:style-name="T15">ы</text:span>) в указанный каталог. Тема письма не изменяется. Если на письме нет флага <text:span text:style-name="T14">FileAttach</text:span>, то данная команда игнорируется.</text:p>
      <text:p text:style-name="P7">Action: CopyAttachFilebox &lt;Mode&gt; Address</text:p>
      <text:p text:style-name="P34">Копирует присоединённый(<text:span text:style-name="T15">е</text:span>) файл(<text:span text:style-name="T15">ы</text:span>) в файл-бокс для указанного адреса. Аргументы <text:span text:style-name="T13">Mode</text:span> и <text:s/><text:span text:style-name="T13">Address</text:span> аналогичны таким же аргументам в команде '<text:span text:style-name="T13"><text:reference-ref text:reference-format="text" text:ref-name="Action: Route">Action: Route</text:reference-ref></text:span>' (или '<text:span text:style-name="T14"><text:reference-ref text:reference-format="text" text:ref-name="Action: RouteFilebox">Action: RouteFilebox</text:reference-ref></text:span>'). Тема письма не изменяется. Если на письме нет флага <text:span text:style-name="T14">FileAttach</text:span>, то данная команда игнорируется.</text:p>
      <text:p text:style-name="P7"><text:bookmark-start text:name="ActionScript"/>Action: Script<text:bookmark-end text:name="ActionScript"/> "Func"</text:p>
      <text:p text:style-name="P34">Вызывает функцию "<text:span text:style-name="T14">Func</text:span>" из файла, определённого в переменной <text:span text:style-name="T14"><text:bookmark-ref text:reference-format="text" text:ref-name="ScriptFile">ScriptFile</text:bookmark-ref></text:span>.</text:p>
      <text:p text:style-name="P6">Action: Split &lt;Lines&gt;</text:p>
      <text:p text:style-name="P34">Разрезает указанное письмо на несколько, с количеством строк в теле письма не <text:soft-page-break/>большим <text:span text:style-name="T13">Lines</text:span>. Само письмо после этой операции уничтожается. В начало каждого письма добавляется кладж "<text:span text:style-name="T14">^aSPLIT: By Rntrack. Part N of M</text:span>", где <text:span text:style-name="T13">N</text:span> <text:span text:style-name="T10">—</text:span> номер текущей части, а <text:span text:style-name="T13">M</text:span> <text:span text:style-name="T10">—</text:span> сколько всего частей получилось.</text:p>
      <text:p text:style-name="P7">Action: ToLowerPath</text:p>
      <text:p text:style-name="P34">Конвертирует в теме письма путь и имя присоединённого(<text:span text:style-name="T15">ых</text:span>) файла(<text:span text:style-name="T15">ов</text:span>) в нижний регистр.</text:p>
      <text:p text:style-name="P7">Action: ToUpperPath</text:p>
      <text:p text:style-name="P34">Конвертирует в теме письма путь и имя присоединённого(<text:span text:style-name="T15">ых</text:span>) файла(<text:span text:style-name="T15">ов</text:span>) в верхний регистр.</text:p>
      <text:p text:style-name="P7">Action: Recode "Recode.tbl"</text:p>
      <text:p text:style-name="P34">Перекодирует письмо в соответствии с таблицей перекодировки в файле "<text:span text:style-name="T14">Recode.tbl</text:span>". Формат файла перекодировки совместим с <text:span text:style-name="T15">hpt</text:span>. Примеры таких файлов смотрите в каталоге samples дистрибутива.</text:p>
      <text:list xml:id="list1032149241" text:continue-numbering="true" text:style-name="Outline">
        <text:list-item>
          <text:list>
            <text:list-item>
              <text:h text:style-name="Heading_20_2" text:outline-level="2"><text:bookmark text:name="__RefHeading__14286_1391431384"/>Примеры<text:bookmark-end text:name="__RefHeading__14286_1391431384"/></text:h>
            </text:list-item>
          </text:list>
        </text:list-item>
      </text:list>
      <text:p text:style-name="P7">Action: Copy "o:\new\dir"</text:p>
      <text:p text:style-name="P6">Action: Delete</text:p>
      <text:p text:style-name="P34">Выполняет ту же операцию, что '<text:span text:style-name="T13">Action: Move "</text:span><text:span text:style-name="T14">o:\new\dir</text:span><text:span text:style-name="T13">"</text:span>'</text:p>
      <text:p text:style-name="P7">Action: Rewrite * * * * * -cdm</text:p>
      <text:p text:style-name="P34">Сбрасывает у письма атрибуты <text:span text:style-name="T13">Crash</text:span>, <text:span text:style-name="T13">Direct</text:span> и <text:span text:style-name="T13">Immediate</text:span>.</text:p>
      <text:p text:style-name="P6">Action: Route Direct 2:5020/1</text:p>
      <text:p text:style-name="P34">Отправляет письмо через узел 2:5020/1 с флавором <text:span text:style-name="T13">Direct</text:span>.</text:p>
      <text:p text:style-name="Standard"><text:span text:style-name="T14">Action: NewMsg "tpl\badfrom.tpl" "o:\netmail\bout"<text:line-break/></text:span><text:span text:style-name="T13"> <text:s text:c="7"/>"Vladimir Lenin" @ "%%" % "Bad source address" +l</text:span></text:p>
      <text:p text:style-name="P34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14">tpl\badfrom.tpl</text:span>", создаёт новое письмо в каталоге "<text:span text:style-name="T14">o:\netmail\bout</text:span>", написанное от имени "<text:span text:style-name="T13">Vladimir Lenin</text:span>" с адреса 2:5030/9999 на имя и адрес получателя оригинального письма с темой "<text:span text:style-name="T13">Bad source address</text:span>" и установленным флагом <text:span text:style-name="T13">Local</text:span>.</text:p>
      <text:list xml:id="list451940495" text:continue-numbering="true" text:style-name="Outline">
        <text:list-item>
          <text:list>
            <text:list-item>
              <text:h text:style-name="Heading_20_2" text:outline-level="2"><text:bookmark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Standard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7">@ToName</text:p>
          </table:table-cell>
          <table:table-cell table:style-name="Таблица12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7">@ToAddr</text:p>
          </table:table-cell>
          <table:table-cell table:style-name="Таблица12.A1" office:value-type="string">
            <text:p text:style-name="Standard">Адрес получателя оригинального письма.</text:p>
          </table:table-cell>
        </table:table-row>
        <text:soft-page-break/>
        <table:table-row>
          <table:table-cell table:style-name="Таблица12.A1" office:value-type="string">
            <text:p text:style-name="P7">@InetToAddr</text:p>
          </table:table-cell>
          <table:table-cell table:style-name="Таблица12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7">@ToZone</text:p>
          </table:table-cell>
          <table:table-cell table:style-name="Таблица12.A1" office:value-type="string">
            <text:p text:style-name="Standard">Зона получателя письма.</text:p>
          </table:table-cell>
        </table:table-row>
        <table:table-row>
          <table:table-cell table:style-name="Таблица12.A1" office:value-type="string">
            <text:p text:style-name="P7">@ToNet</text:p>
          </table:table-cell>
          <table:table-cell table:style-name="Таблица12.A1" office:value-type="string">
            <text:p text:style-name="Standard">Сеть получателя письма.</text:p>
          </table:table-cell>
        </table:table-row>
        <table:table-row>
          <table:table-cell table:style-name="Таблица12.A1" office:value-type="string">
            <text:p text:style-name="P7">@ToNode</text:p>
          </table:table-cell>
          <table:table-cell table:style-name="Таблица12.A1" office:value-type="string">
            <text:p text:style-name="Standard">Узел получателя письма.</text:p>
          </table:table-cell>
        </table:table-row>
        <table:table-row>
          <table:table-cell table:style-name="Таблица12.A1" office:value-type="string">
            <text:p text:style-name="P7">@ToPoint</text:p>
          </table:table-cell>
          <table:table-cell table:style-name="Таблица12.A1" office:value-type="string">
            <text:p text:style-name="Standard">Пойнт получателя письма.</text:p>
          </table:table-cell>
        </table:table-row>
        <table:table-row>
          <table:table-cell table:style-name="Таблица12.A1" office:value-type="string">
            <text:p text:style-name="P7">@FromName</text:p>
          </table:table-cell>
          <table:table-cell table:style-name="Таблица12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7">@FromAddr</text:p>
          </table:table-cell>
          <table:table-cell table:style-name="Таблица12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7">@InetFromAddr</text:p>
          </table:table-cell>
          <table:table-cell table:style-name="Таблица12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7">@FromZone</text:p>
          </table:table-cell>
          <table:table-cell table:style-name="Таблица12.A1" office:value-type="string">
            <text:p text:style-name="Standard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7">@FromNet</text:p>
          </table:table-cell>
          <table:table-cell table:style-name="Таблица12.A1" office:value-type="string">
            <text:p text:style-name="Standard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7">@FromNode</text:p>
          </table:table-cell>
          <table:table-cell table:style-name="Таблица12.A1" office:value-type="string">
            <text:p text:style-name="Standard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7">@FromPoint</text:p>
          </table:table-cell>
          <table:table-cell table:style-name="Таблица12.A1" office:value-type="string">
            <text:p text:style-name="Standard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7">@Subject</text:p>
          </table:table-cell>
          <table:table-cell table:style-name="Таблица12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2.A1" office:value-type="string">
            <text:p text:style-name="P7">@MsgDate</text:p>
          </table:table-cell>
          <table:table-cell table:style-name="Таблица12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7">@MsgAge</text:p>
          </table:table-cell>
          <table:table-cell table:style-name="Таблица12.A1" office:value-type="string">
            <text:p text:style-name="Standard">Возраст письма.</text:p>
          </table:table-cell>
        </table:table-row>
        <table:table-row>
          <table:table-cell table:style-name="Таблица12.A1" office:value-type="string">
            <text:p text:style-name="P7">@MsgHeader</text:p>
          </table:table-cell>
          <table:table-cell table:style-name="Таблица12.A1" office:value-type="string">
            <text:p text:style-name="Standard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7">@MsgKludges</text:p>
          </table:table-cell>
          <table:table-cell table:style-name="Таблица12.A1" office:value-type="string">
            <text:p text:style-name="Standard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7">@MsgBody</text:p>
          </table:table-cell>
          <table:table-cell table:style-name="Таблица12.A1" office:value-type="string">
            <text:p text:style-name="Standard">Тело оригинального письма.</text:p>
          </table:table-cell>
        </table:table-row>
        <table:table-row>
          <table:table-cell table:style-name="Таблица12.A1" office:value-type="string">
            <text:p text:style-name="P7">@MsgVias</text:p>
          </table:table-cell>
          <table:table-cell table:style-name="Таблица12.A1" office:value-type="string">
            <text:p text:style-name="Standard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7">@MsgAttr</text:p>
          </table:table-cell>
          <table:table-cell table:style-name="Таблица12.A1" office:value-type="string">
            <text:p text:style-name="Standard">Атрибуты письма.</text:p>
          </table:table-cell>
        </table:table-row>
        <table:table-row>
          <table:table-cell table:style-name="Таблица12.A1" office:value-type="string">
            <text:p text:style-name="P7">@MsgLoops</text:p>
          </table:table-cell>
          <table:table-cell table:style-name="Таблица12.A1" office:value-type="string">
            <text:p text:style-name="Standard">Loop Counter.</text:p>
          </table:table-cell>
        </table:table-row>
        <table:table-row>
          <table:table-cell table:style-name="Таблица12.A1" office:value-type="string">
            <text:p text:style-name="P7">@MsgAreaName</text:p>
          </table:table-cell>
          <table:table-cell table:style-name="Таблица12.A1" office:value-type="string">
            <text:p text:style-name="Standard">Если письмо <text:span text:style-name="T10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7">@MsgAttachSize</text:p>
          </table:table-cell>
          <table:table-cell table:style-name="Таблица12.A1" office:value-type="string">
            <text:p text:style-name="Standard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7">@MsgSize</text:p>
          </table:table-cell>
          <table:table-cell table:style-name="Таблица12.A1" office:value-type="string">
            <text:p text:style-name="Standard">Размер тела письма в байтах (без учёта кладжей).</text:p>
          </table:table-cell>
        </table:table-row>
        <text:soft-page-break/>
        <table:table-row>
          <table:table-cell table:style-name="Таблица12.A1" office:value-type="string">
            <text:p text:style-name="P7">@MsgID</text:p>
          </table:table-cell>
          <table:table-cell table:style-name="Таблица12.A1" office:value-type="string">
            <text:p text:style-name="Standard">MSGID письма.</text:p>
          </table:table-cell>
        </table:table-row>
        <table:table-row>
          <table:table-cell table:style-name="Таблица12.A1" office:value-type="string">
            <text:p text:style-name="P7">@MsgLines</text:p>
          </table:table-cell>
          <table:table-cell table:style-name="Таблица12.A1" office:value-type="string">
            <text:p text:style-name="Standard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7">@MsgTearline</text:p>
          </table:table-cell>
          <table:table-cell table:style-name="Таблица12.A1" office:value-type="string">
            <text:p text:style-name="Standard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7">@MsgOrigin</text:p>
          </table:table-cell>
          <table:table-cell table:style-name="Таблица12.A1" office:value-type="string">
            <text:p text:style-name="Standard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7">@MsgNTearline</text:p>
          </table:table-cell>
          <table:table-cell table:style-name="Таблица12.A1" office:value-type="string">
            <text:p text:style-name="Standard">Тирлайн письма. Добавляется <text:span text:style-name="T1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7">@MsgNOrigin</text:p>
          </table:table-cell>
          <table:table-cell table:style-name="Таблица12.A1" office:value-type="string">
            <text:p text:style-name="Standard">Ориджин письма. Добавляется <text:span text:style-name="T1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7">@MsgRoutedVia</text:p>
          </table:table-cell>
          <table:table-cell table:style-name="Таблица12.A1" office:value-type="string">
            <text:p text:style-name="Standard">Если данный макрос используется в шаблоне, вызываемом внутри '<text:span text:style-name="T14">ScanDir:</text:span><text:span text:style-name="T13"> </text:span><text:span text:style-name="T13"><text:bookmark-ref text:reference-format="text" text:ref-name="AfterRoute">@AfterRoute</text:bookmark-ref></text:span><text:span text:style-name="T13">|</text:span><text:span text:style-name="T13"><text:bookmark-ref text:reference-format="text" text:ref-name="BeforeRoute">@BeforeRoute</text:bookmark-ref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7">@MsgReply</text:p>
          </table:table-cell>
          <table:table-cell table:style-name="Таблица12.A1" office:value-type="string">
            <text:p text:style-name="Standard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7">@Sysop</text:p>
          </table:table-cell>
          <table:table-cell table:style-name="Таблица12.A1" office:value-type="string">
            <text:p text:style-name="Standard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7">@MyAddr</text:p>
          </table:table-cell>
          <table:table-cell table:style-name="Таблица12.A1" office:value-type="string">
            <text:p text:style-name="Standard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7">@MaxAge</text:p>
          </table:table-cell>
          <table:table-cell table:style-name="Таблица12.A1" office:value-type="string">
            <text:p text:style-name="Standard">Значение '<text:span text:style-name="T14"><text:bookmark-ref text:reference-format="text" text:ref-name="MaxAge">MaxAge:</text:bookmark-ref></text:span>'.</text:p>
          </table:table-cell>
        </table:table-row>
        <table:table-row>
          <table:table-cell table:style-name="Таблица12.A1" office:value-type="string">
            <text:p text:style-name="P7">@MaxAttachSize</text:p>
          </table:table-cell>
          <table:table-cell table:style-name="Таблица12.A1" office:value-type="string">
            <text:p text:style-name="Standard">Значение '<text:span text:style-name="T14"><text:bookmark-ref text:reference-format="text" text:ref-name="MaxAttachSize">MaxAttachSize:</text:bookmark-ref></text:span>'</text:p>
          </table:table-cell>
        </table:table-row>
        <table:table-row>
          <table:table-cell table:style-name="Таблица12.A1" office:value-type="string">
            <text:p text:style-name="P7">@Date</text:p>
          </table:table-cell>
          <table:table-cell table:style-name="Таблица12.A1" office:value-type="string">
            <text:p text:style-name="Standard">Текущая дата.</text:p>
          </table:table-cell>
        </table:table-row>
        <table:table-row>
          <table:table-cell table:style-name="Таблица12.A1" office:value-type="string">
            <text:p text:style-name="P7">@NodeLists</text:p>
          </table:table-cell>
          <table:table-cell table:style-name="Таблица12.A1" office:value-type="string">
            <text:p text:style-name="Standard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7">@<text:bookmark-start text:name="Origin"/>Origin<text:bookmark-end text:name="Origin"/></text:p>
          </table:table-cell>
          <table:table-cell table:style-name="Таблица12.A1" office:value-type="string">
            <text:p text:style-name="Standard">Ориджин, указанный в конфигурации. Добавляется <text:span text:style-name="T1">не</text:span> инвалидированным.</text:p>
          </table:table-cell>
        </table:table-row>
        <table:table-row>
          <table:table-cell table:style-name="Таблица12.A1" office:value-type="string">
            <text:p text:style-name="P7">@Tearline</text:p>
          </table:table-cell>
          <table:table-cell table:style-name="Таблица12.A1" office:value-type="string">
            <text:p text:style-name="Standard">Тирлайн, указанный в конфигурации. Добавляется <text:span text:style-name="T1">не</text:span> инвалидированным. Если в конфигурации не указан, то добавляется "<text:span text:style-name="T13">--- RNtrack</text:span>" и версия.</text:p>
          </table:table-cell>
        </table:table-row>
        <table:table-row>
          <table:table-cell table:style-name="Таблица12.A1" office:value-type="string">
            <text:p text:style-name="P7">@Version</text:p>
          </table:table-cell>
          <table:table-cell table:style-name="Таблица12.A1" office:value-type="string">
            <text:p text:style-name="Standard">Версия RNtrack.</text:p>
          </table:table-cell>
        </table:table-row>
        <table:table-row>
          <table:table-cell table:style-name="Таблица12.A1" office:value-type="string">
            <text:p text:style-name="P7">@Pid</text:p>
          </table:table-cell>
          <table:table-cell table:style-name="Таблица12.A1" office:value-type="string">
            <text:p text:style-name="Standard">PID RNtrack (только под UNIX).</text:p>
          </table:table-cell>
        </table:table-row>
      </table:table>
      <text:list xml:id="list1859677926" text:continue-numbering="true" text:style-name="Outline">
        <text:list-item>
          <text:h text:style-name="Heading_20_1" text:outline-level="1"><text:bookmark text:name="__RefHeading__10243_813993393"/>Префиксы "<text:span text:style-name="T13">*</text:span>" и "<text:span text:style-name="T13">+</text:span>" для масок<text:bookmark-end text:name="__RefHeading__10243_813993393"/></text:h>
        </text:list-item>
      </text:list>
      <text:p text:style-name="Standard">Маски '<text:span text:style-name="T13">Mask:</text:span>', '<text:span text:style-name="T14">BodyMask:</text:span>', '<text:span text:style-name="T14">KludgeMask:</text:span>' и '<text:span text:style-name="T14">ScriptMask:</text:span>' могут быть с префиксом '<text:span text:style-name="T13">*</text:span>' <text:soft-page-break/>или '<text:span text:style-name="T13">+</text:span>'. Например, '<text:span text:style-name="T13">*Mask:</text:span>' или '<text:span text:style-name="T14">+BodyMask:</text:span>'. Для чего они предназначены? </text:p>
      <text:p text:style-name="Standard">Префикс '<text:span text:style-name="T13">+</text:span>' используется для объединения масок. Например, запись:</text:p>
      <text:p text:style-name="P35">Mask: "a" * * * * *</text:p>
      <text:p text:style-name="P35">+Mask: * * "b" * * *</text:p>
      <text:p text:style-name="P35">+Mask: * * * 2:5030/9999.0 * *</text:p>
      <text:p text:style-name="Standard">эквивалентна маске:</text:p>
      <text:p text:style-name="P35">Mask: "a" * "b" 2:5030/9999.0 * *</text:p>
      <text:p text:style-name="Standard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35">Mask: * * "*@*" 2:5020/400.0 * *</text:p>
      <text:p text:style-name="P35">+<text:span text:style-name="T15">BodyMask</text:span>: * * 4096</text:p>
      <text:p text:style-name="Standard">С этой маской совпадут письма, имеющие в имени '<text:span text:style-name="T13">To:</text:span>' знак '<text:span text:style-name="T13">@</text:span>', адрес '<text:span text:style-name="T13">To:</text:span>' <text:span text:style-name="T10">—</text:span><text:span text:style-name="T17"> </text:span>2:5020/400 <text:span text:style-name="T1">и</text:span> размер письма больше 4 килобайт.</text:p>
      <text:p text:style-name="Standard">Префикс '<text:span text:style-name="T13">*</text:span>' используется для указания <text:span text:style-name="T15">RNtrack-у</text:span>, что даже если письмо совпало с данной маской, все равно требуется сравнение с последующими масками. Для объяснения работы данного префикса рассмотрим следующий пример:</text:p>
      <text:p text:style-name="P35">Mask: * * * * * *</text:p>
      <text:p text:style-name="P35">Action: Display "Mask one"</text:p>
      <text:p text:style-name="P35">Mask: * * * * * *</text:p>
      <text:p text:style-name="P35">Action: Display "Mask two"</text:p>
      <text:p text:style-name="P11">При такой конфигурации мы никогда не увидим на экране строку "<text:span text:style-name="T13">Mask two</text:span>". Ибо первая маска будет перехватывать все письма. А вот если изменить конфигурационный файл так:</text:p>
      <text:p text:style-name="P35">*Mask: * * * * * *</text:p>
      <text:p text:style-name="P35">Action: Display "Mask one"</text:p>
      <text:p text:style-name="P35">Mask: * * * * * *</text:p>
      <text:p text:style-name="P35">Action: Display "Mask two"</text:p>
      <text:p text:style-name="Standard">мы увидим и первую строку, и вторую.</text:p>
      <text:p text:style-name="Standard">И последнее. Если в конфиге существует запись типа:</text:p>
      <text:p text:style-name="P35">*Mask: ...</text:p>
      <text:p text:style-name="P35">+Mask: ...</text:p>
      <text:p text:style-name="P35">+Mask: ...</text:p>
      <text:p text:style-name="Standard">она означает, что письмо должно совпасть со всеми тремя масками, но при этом письмо будет обработано и другими масками.</text:p>
      <text:p text:style-name="Standard"><text:soft-page-break/>Более развёрнутые примеры работы с данными префиксами Вы увидите в следующей главе.</text:p>
      <text:list xml:id="list883282835" text:continue-numbering="true" text:style-name="Outline">
        <text:list-item>
          <text:h text:style-name="Heading_20_1" text:outline-level="1"><text:bookmark text:name="__RefHeading__10245_813993393"/>Примеры использования '<text:span text:style-name="T13">Mask:</text:span>' и '<text:span text:style-name="T13">Action:</text:span>'<text:bookmark-end text:name="__RefHeading__10245_813993393"/></text:h>
        </text:list-item>
      </text:list>
      <text:p text:style-name="Standard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36">*Mask: * * * * * *</text:p>
      <text:p text:style-name="P36">Action: Copy "c:\netmail\archive"</text:p>
      <text:p text:style-name="P36">*Mask: * * * * * +d</text:p>
      <text:p text:style-name="P36">Action: Rewrite * * * * * -d</text:p>
      <text:p text:style-name="P36">Mask: * * "*@*" 2:5020/400.0 * *</text:p>
      <text:p text:style-name="P36">+BodyMask: * * 4096</text:p>
      <text:p text:style-name="P36">Action: Rewrite * * * 2:5020/204.0 * *</text:p>
      <text:p text:style-name="Standard">Удалить все письма, которые адресованы не мне и не моим пойнтам:</text:p>
      <text:p text:style-name="P35">Mask: * * * 2:5030/9999.0 * *</text:p>
      <text:p text:style-name="P35">Mask: * * * 2:5030/9999.1 * *</text:p>
      <text:p text:style-name="P35">Mask: * * * 2:5030/9999.3 * *</text:p>
      <text:p text:style-name="P35">Mask: * * * 2:5030/9999.5 * *</text:p>
      <text:p text:style-name="P35">Action: Ignore</text:p>
      <text:p text:style-name="P35">Mask: * * * * * *</text:p>
      <text:p text:style-name="P35">Action: Delete</text:p>
      <text:p text:style-name="Standard">Роутить письма для <text:span text:style-name="T13">2:5030/9999.*</text:span> с 00:00 по 11:59 на <text:span text:style-name="T13">2:5020/238</text:span>, а с 12:00 по 23:59 <text:span text:style-name="T10">—</text:span> директом на <text:span text:style-name="T13">2:5030/9999.0</text:span>:</text:p>
      <text:p text:style-name="P35">Mask: * * * 2:5030/9999.* * *</text:p>
      <text:p text:style-name="P35">Action: Route Crash 2:5020/238 [Daily 00:00-11:59]</text:p>
      <text:p text:style-name="P35">Action: Route Crash 2:5030/9999 <text:s/>[Daily 12:00-23:59]</text:p>
      <text:p text:style-name="Standard">Удалить все письма, у которых и отправитель и получатель отсутствуют в нодлисте:</text:p>
      <text:p text:style-name="P35">Mask: * !# * !# * *</text:p>
      <text:p text:style-name="P35">Action: Delete</text:p>
      <text:p text:style-name="Standard">У всех писем, которые написаны на адрес <text:span text:style-name="T13">2:5030/9999.1</text:span>, или которые написаны на адрес <text:span text:style-name="T13">2:5030/9999.0</text:span> и в имени <text:span text:style-name="T13">To</text:span> которых присутствует "<text:span text:style-name="T13">Lenin</text:span>", "<text:span text:style-name="T13">Eddie</text:span>" или "Moderator" сбросить флаги <text:span text:style-name="T13">Crash</text:span>, <text:span text:style-name="T13">Direct</text:span>, <text:span text:style-name="T13">Immediate</text:span>, переадресовать на адрес <text:span text:style-name="T13">2:5030/9999</text:span> на имя "<text:span text:style-name="T13">Vladimir Lenin</text:span>" и положить в каталог <text:span text:style-name="T14">h:\netmail</text:span>.</text:p>
      <text:p text:style-name="P36">Mask: * * * 2:5030/9999.1 * *</text:p>
      <text:p text:style-name="P36"><text:soft-page-break/>Mask: * * "*Lenin*" 2:5030/9999 * *</text:p>
      <text:p text:style-name="P36">Mask: * * "*Eddie*" 2:5030/9999 * *</text:p>
      <text:p text:style-name="P36">Mask: * * "*Moderator*" 2:5030/9999 * *</text:p>
      <text:p text:style-name="P36">Action: Rewrite * * "Vladimir Lenin" 2:5030/9999 * -cdm</text:p>
      <text:p text:style-name="P36">Action: Move "h:\netmail"</text:p>
      <text:p text:style-name="Standard">Отправить все письма для сети <text:span text:style-name="T13">2:5030</text:span> через <text:span text:style-name="T13">2:5030/251</text:span></text:p>
      <text:p text:style-name="P35">Mask: * * * 2:5030/*.* * *</text:p>
      <text:p text:style-name="P35">Action: Route Crash 2:5030/251</text:p>
      <text:p text:style-name="Standard">Снять со всех писем флаг директ и отправить письма с узла <text:span text:style-name="T13">2:5020/1</text:span> на узел <text:span text:style-name="T13">2:5020/0</text:span></text:p>
      <text:p text:style-name="P35">*Mask: * * * * * +d</text:p>
      <text:p text:style-name="P35">Action: Rewrite * * * * * -d</text:p>
      <text:p text:style-name="P35">Mask: * 2:5020/1 * * * *</text:p>
      <text:p text:style-name="P35">Action: Route Direct 2:5020/0</text:p>
      <text:p text:style-name="Standard">Отправить письма для всех пойнтов узла <text:span text:style-name="T13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35">Mask <text:s/>* * * 2:5030/9999.0 * *</text:p>
      <text:p text:style-name="P35">Action: Ignore</text:p>
      <text:p text:style-name="P35">Mask: * * * 2:5030/9999.* * *</text:p>
      <text:p text:style-name="P35">Action: Route Direct %</text:p>
      <text:p text:style-name="Standard">Отправить все письма для <text:span text:style-name="T13">2:5020/50.*, /78.*, /204.*</text:span> и <text:span text:style-name="T13">/1301.*</text:span> на соответствующие <text:span text:style-name="T1">узлы</text:span>. (Так называемый "Босс-роутинг").</text:p>
      <text:p text:style-name="P35">Mask * * * 2:5020/50.* * *</text:p>
      <text:p text:style-name="P35">Mask * * * 2:5020/78.* * *</text:p>
      <text:p text:style-name="P35">Mask * * * 2:5020/204.* * *</text:p>
      <text:p text:style-name="P35">Mask * * * 2:5020/1301.* * *</text:p>
      <text:p text:style-name="P35">Action: Route Direct %.0</text:p>
      <text:p text:style-name="Standard">Отправить весь подхабник <text:span text:style-name="T13">2:5020/50</text:span> на <text:span text:style-name="T13">2:5020/50</text:span>, подхостник <text:span text:style-name="T13">2:5020/0</text:span> на <text:span text:style-name="T13">2:5020/1381</text:span>, письма на <text:span text:style-name="T13">2:5030/9999.0</text:span> не трогать, а весь подхабник <text:span text:style-name="T13">2:5030/9999</text:span> и его пойнтов отослать на них директом.</text:p>
      <text:p text:style-name="P35">Mask * * * 2:5020/50.&amp; * *</text:p>
      <text:p text:style-name="P35">Action: Route Direct 2:5020/50</text:p>
      <text:p text:style-name="P35">Mask * * * 2:5020/0.&amp; * *</text:p>
      <text:p text:style-name="P35">Action: Route Direct 2:5020/1381</text:p>
      <text:p text:style-name="P35"><text:soft-page-break/>Mask * * * 2:5030/9999.0 * *</text:p>
      <text:p text:style-name="P35">Action: Ignore</text:p>
      <text:p text:style-name="P35">Mask * * * 2:5030/9999.&amp; * *</text:p>
      <text:p text:style-name="P35">Action: Route Direct %</text:p>
      <text:p text:style-name="Standard">Отправить весь регион <text:span text:style-name="T13">2:50</text:span> на <text:span text:style-name="T13">2:5020/204</text:span>, весь регион <text:span text:style-name="T13">2:46</text:span> на <text:span text:style-name="T13">2:46/0</text:span>, а все остальное <text:span text:style-name="T10">—</text:span> на <text:span text:style-name="T13">2:5020/278</text:span>.</text:p>
      <text:p text:style-name="P35">Mask * * * 2:50/0.&amp; * *</text:p>
      <text:p text:style-name="P35">Action: Route Direct 2:5020/204</text:p>
      <text:p text:style-name="P35">Mask * * * 2:46/0.&amp; * *</text:p>
      <text:p text:style-name="P35">Action: Route Direct 2:46/0</text:p>
      <text:p text:style-name="P35">Mask * * * * * *</text:p>
      <text:p text:style-name="P35">Action: Route Direct 2:5020/278</text:p>
      <text:p text:style-name="Standard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-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36">ScanDir: "o:\netmail\loops" Daily 01:00</text:p>
      <text:p text:style-name="P36">Mask: * * * * * *</text:p>
      <text:p text:style-name="P36">Action: Move "O:\netmail\out"</text:p>
      <text:p text:style-name="P36">...</text:p>
      <text:p text:style-name="P36">ScanDir: "o:\netmail"</text:p>
      <text:p text:style-name="P36">Mask: * * * * * +7</text:p>
      <text:p text:style-name="P36">Action: NewMsg "tpl\Loop.tpl" "o:\netmail\out" "Vladimir Lenin" @ "$" $ "Loop detected" +l</text:p>
      <text:p text:style-name="P36">Action: Delete</text:p>
      <text:p text:style-name="P36">Mask: * * * * * +1</text:p>
      <text:p text:style-name="P36">Action: Move "o:\netmail\loops"</text:p>
      <text:p text:style-name="P36">...</text:p>
      <text:p text:style-name="P36">Mask: * * * * * *</text:p>
      <text:p text:style-name="P36">Action: Move "o:\netmail\out"</text:p>
      <text:p text:style-name="Standard">Пример обработки флага <text:span text:style-name="T13">+b</text:span> (ARQ)</text:p>
      <text:p text:style-name="P36">ScanDir: @AfterRoute</text:p>
      <text:p text:style-name="P36">Mask: * * * * * +b</text:p>
      <text:p text:style-name="P36">Action: NewMsg "Audit.tpl" "o:\netmail" "RNtrack" 2:5030/9999 <text:soft-page-break/>$ $ "Audit request receipt" +l</text:p>
      <text:p text:style-name="P36">ScanDir: "o:\netmail"</text:p>
      <text:p text:style-name="P36">Mask: * * * * * *</text:p>
      <text:p text:style-name="P36">Action: Route Crash 2:5030/9999</text:p>
      <text:list xml:id="list1512067398" text:continue-numbering="true" text:style-name="Outline">
        <text:list-item>
          <text:h text:style-name="Heading_20_1" text:outline-level="1"><text:bookmark text:name="__RefHeading__10247_813993393"/>Особенности работы<text:bookmark-end text:name="__RefHeading__10247_813993393"/></text:h>
        </text:list-item>
      </text:list>
      <text:p text:style-name="Standard">При выполнении команд <text:span text:style-name="T13"><text:bookmark-ref text:reference-format="text" text:ref-name="Move">Move</text:bookmark-ref></text:span>, <text:span text:style-name="T13"><text:bookmark-ref text:reference-format="text" text:ref-name="Copy">Copy</text:bookmark-ref></text:span>, <text:span text:style-name="T14"><text:bookmark-ref text:reference-format="text" text:ref-name="Rewrite">Rewrite</text:bookmark-ref></text:span>, <text:span text:style-name="T14"><text:bookmark-ref text:reference-format="text" text:ref-name="ChangePath">ChangePath</text:bookmark-ref></text:span>, <text:span text:style-name="T14"><text:bookmark-ref text:reference-format="text" text:ref-name="MoveAttach">MoveAttach</text:bookmark-ref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Standard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Standard">Ещё одна особенность, при выполнении команды <text:span text:style-name="T13"><text:bookmark-ref text:reference-format="text" text:ref-name="Delete">Delete</text:bookmark-ref></text:span> письмо сразу удаляется, но при этом оно остаётся в памяти. Поэтому последовательность команд <text:bookmark-ref text:reference-format="text" text:ref-name="Copy">Copy</text:bookmark-ref><text:span text:style-name="T13"> </text:span><text:span text:style-name="T13"><text:bookmark-ref text:reference-format="text" text:ref-name="Delete">Delete</text:bookmark-ref></text:span> и <text:bookmark-ref text:reference-format="text" text:ref-name="Delete">Delete</text:bookmark-ref><text:span text:style-name="T13"> </text:span><text:span text:style-name="T13"><text:bookmark-ref text:reference-format="text" text:ref-name="Copy">Copy</text:bookmark-ref></text:span> сделают одно и тоже <text:span text:style-name="T10">—</text:span> <text:span text:style-name="T13"><text:bookmark-ref text:reference-format="text" text:ref-name="Move">Move</text:bookmark-ref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Standard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13">+s</text:span> после отправки (флаг <text:span text:style-name="T13">Sent</text:span>), или чтобы письма с атрибутом <text:span text:style-name="T14">KillSent</text:span> удалялись, то вы должны сами об этом позаботиться.</text:p>
      <text:list xml:id="list2012724494" text:continue-numbering="true" text:style-name="Outline">
        <text:list-item>
          <text:h text:style-name="Heading_20_1" text:outline-level="1"><text:bookmark text:name="__RefHeading__10249_813993393"/>Поддерживаемые типы баз<text:bookmark-end text:name="__RefHeading__10249_813993393"/></text:h>
        </text:list-item>
      </text:list>
      <text:p text:style-name="Standard">RNtrack на настоящий момент умеет работать со следующими типами баз:</text:p>
      <text:list xml:id="list2146766931" text:style-name="L2">
        <text:list-item>
          <text:p text:style-name="P57">Squish</text:p>
        </text:list-item>
        <text:list-item>
          <text:p text:style-name="P57">*.PKT</text:p>
        </text:list-item>
        <text:list-item>
          <text:p text:style-name="P57">*.MSG</text:p>
        </text:list-item>
        <text:list-item>
          <text:p text:style-name="P57">JAM</text:p>
        </text:list-item>
      </text:list>
      <text:list xml:id="list167502867" text:continue-list="list2012724494" text:style-name="Outline">
        <text:list-item>
          <text:list>
            <text:list-item>
              <text:h text:style-name="Heading_20_2" text:outline-level="2"><text:bookmark text:name="__RefHeading__10251_813993393"/>Squish<text:bookmark-end text:name="__RefHeading__10251_813993393"/></text:h>
            </text:list-item>
          </text:list>
        </text:list-item>
      </text:list>
      <text:p text:style-name="Standard">Формат имени: "<text:span text:style-name="T13">$</text:span><text:span text:style-name="T14">BaseName</text:span>"</text:p>
      <text:p text:style-name="Standard">Первым символом в имени должен идти '$'. В качестве имени базы указывается только имя файла, без расширения. </text:p>
      <text:p text:style-name="Standard"><text:soft-page-break/>Примеры:</text:p>
      <text:p text:style-name="P36">ScanDir: "$p:\mymail"</text:p>
      <text:p text:style-name="P36">Action: Move "$p:\outmail"</text:p>
      <text:p text:style-name="Standard">Ограничения:</text:p>
      <text:list xml:id="list680253937" text:style-name="L3">
        <text:list-item>
          <text:p text:style-name="P60">Не может использоваться в качестве базы для <text:span text:style-name="T15">BadMail</text:span>.</text:p>
        </text:list-item>
        <text:list-item>
          <text:p text:style-name="P60">Операция Renumber не выполняет никаких действий.</text:p>
        </text:list-item>
      </text:list>
      <text:list xml:id="list303604406" text:continue-list="list167502867" text:style-name="Outline">
        <text:list-item>
          <text:list>
            <text:list-item>
              <text:h text:style-name="P46" text:outline-level="2"><text:bookmark text:name="__RefHeading__10253_813993393"/>*.PKT<text:bookmark-end text:name="__RefHeading__10253_813993393"/></text:h>
            </text:list-item>
          </text:list>
        </text:list-item>
      </text:list>
      <text:p text:style-name="Standard">Формат имени: "<text:span text:style-name="T14">#[#]Directory[\File][!FtnAddressMask]</text:span>"</text:p>
      <text:p text:style-name="Standard">Первым символом в имени должен идти '<text:span text:style-name="T13">#</text:span>'. В качестве имени базы может указываться как каталог (тогда будут просматриваться все файлы совпадающие с маской <text:span text:style-name="T13">*.pkt</text:span>), так и имя конкретного файла. Если в имени базы указан второй знак '<text:span text:style-name="T13">#</text:span>', то пароли проверяться не будут, иначе при открытии каждого <text:span text:style-name="T13">*.pkt</text:span> проверяется совпадение пароля с указанным в команде <text:bookmark-ref text:reference-format="text" text:ref-name="Password">Password</text:bookmark-ref><text:span text:style-name="T13">:</text:span>. Дополнительно можно указать FTN маску (через символ '<text:span text:style-name="T13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 указанных в <text:span text:style-name="T14">ScanDir:</text:span> пакет оказывается пустым, он удаляется.</text:p>
      <text:p text:style-name="Standard">Примеры:</text:p>
      <text:p text:style-name="P36">ScanDir: "##o:\inbound"</text:p>
      <text:p text:style-name="P36">ScanDir: "#o:\inbound!2:5030/9999"</text:p>
      <text:p text:style-name="P36">ScanDir: "#o:\inbound\139c004f.pkt!2:5030/9999"</text:p>
      <text:p text:style-name="Standard">Ограничения:</text:p>
      <text:list xml:id="list311298117" text:style-name="L4">
        <text:list-item>
          <text:p text:style-name="P61">Не может использоваться в качестве базы для <text:span text:style-name="T15">BadMail</text:span>.</text:p>
        </text:list-item>
        <text:list-item>
          <text:p text:style-name="P61">Операция Renumber не выполняет никаких действий.</text:p>
        </text:list-item>
        <text:list-item>
          <text:p text:style-name="P61">Эта база поддерживает только операции чтения письма и удаления письма. То есть <text:s text:c="3"/><text:span text:style-name="T1">любые</text:span> операции, которые изменяют содержимое письма, запрещены.</text:p>
        </text:list-item>
      </text:list>
      <text:list xml:id="list2000315351" text:continue-list="list303604406" text:style-name="Outline">
        <text:list-item>
          <text:list>
            <text:list-item>
              <text:h text:style-name="P46" text:outline-level="2"><text:bookmark text:name="__RefHeading__10255_813993393"/>*.MSG<text:bookmark-end text:name="__RefHeading__10255_813993393"/></text:h>
            </text:list-item>
          </text:list>
        </text:list-item>
      </text:list>
      <text:p text:style-name="Standard">Формат имени: "<text:span text:style-name="T13">Directory</text:span>"</text:p>
      <text:p text:style-name="Standard">Указывается каталог, в котором лежат письма. Имя каталога должно быть без завершающего "<text:span text:style-name="T13">\</text:span>" за исключением ситуации, когда указывается корневой каталог.</text:p>
      <text:p text:style-name="Standard">Примеры:</text:p>
      <text:p text:style-name="P36">ScanDir: "o:\netmail"</text:p>
      <text:p text:style-name="P36">Action: Move "o:\netmail\out"</text:p>
      <text:p text:style-name="Standard"><text:soft-page-break/>Ограничения:</text:p>
      <text:list xml:id="list159877270" text:style-name="L5">
        <text:list-item>
          <text:p text:style-name="P62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5">RNtrack-ом.</text:span></text:p>
        </text:list-item>
      </text:list>
      <text:list xml:id="list1426261137" text:continue-list="list2000315351" text:style-name="Outline">
        <text:list-item>
          <text:list>
            <text:list-item>
              <text:h text:style-name="Heading_20_2" text:outline-level="2"><text:bookmark text:name="__RefHeading__10257_813993393"/>JAM<text:bookmark-end text:name="__RefHeading__10257_813993393"/></text:h>
            </text:list-item>
          </text:list>
        </text:list-item>
      </text:list>
      <text:p text:style-name="Standard">Формат имени: "<text:span text:style-name="T14">@BaseName</text:span>"</text:p>
      <text:p text:style-name="Standard">Первым символом в имени должен идти '@'. В качестве имени базы указывается только имя файла, без расширения.</text:p>
      <text:p text:style-name="Standard">Примеры:</text:p>
      <text:p text:style-name="P36">ScanDir: "@p:\mymail"</text:p>
      <text:p text:style-name="P36">Action: Move "@p:\outmail"</text:p>
      <text:p text:style-name="Standard">Ограничения:</text:p>
      <text:list xml:id="list1281460745" text:style-name="L6">
        <text:list-item>
          <text:p text:style-name="P63">Не может использоваться в качестве базы для <text:span text:style-name="T15">BadMail</text:span>.</text:p>
        </text:list-item>
        <text:list-item>
          <text:p text:style-name="P63">Операция Renumber не выполняет никаких действий.</text:p>
        </text:list-item>
      </text:list>
      <text:list xml:id="list1393552599" text:continue-list="list1426261137" text:style-name="Outline">
        <text:list-item>
          <text:h text:style-name="Heading_20_1" text:outline-level="1"><text:bookmark text:name="__RefHeading__10259_813993393"/>Работа с нодлистами<text:bookmark-end text:name="__RefHeading__10259_813993393"/></text:h>
        </text:list-item>
      </text:list>
      <text:p text:style-name="Standard">RNtrack пользуется нодлистами и пойнтлистами при выполнении сравнения с адресными масками "<text:span text:style-name="T13">#</text:span>" и "<text:span text:style-name="T13">&amp;</text:span>". Сравнение происходит немного по разному при использовании конфигурационных слов "<text:span text:style-name="T14"><text:bookmark-ref text:reference-format="text" text:ref-name="__RefHeading__10213_813993393">SoftCheckInNodelists</text:bookmark-ref></text:span>" и "<text:span text:style-name="T14"><text:bookmark-ref text:reference-format="text" text:ref-name="__RefHeading__10141_813993393">CheckPoints: &lt;Mode&gt;</text:bookmark-ref></text:span>". Как именно влияют эти слова, можно прочитать в главах <text:bookmark-ref text:reference-format="number" text:ref-name="__RefHeading__3042_61882448">11.1. </text:bookmark-ref> и <text:bookmark-ref text:reference-format="number" text:ref-name="__RefHeading__3044_61882448">11.2. </text:bookmark-ref></text:p>
      <text:p text:style-name="Standard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0">—</text:span> явно указывать зону в команде "<text:span text:style-name="T14"><text:bookmark-ref text:reference-format="text" text:ref-name="Nodelist">Nodelist:</text:bookmark-ref></text:span>", иначе RNtrack откажется компилировать данный нодлист.</text:p>
      <text:p text:style-name="Standard">Пойнтлист также считается полноправной версией нодлиста, и с ним RNtrack тоже работает. Пойнтлист должен быть следующего формата:</text:p>
      <text:p text:style-name="P7">Boss,2:5030/9999</text:p>
      <text:p text:style-name="P7">Point,1,PointOne,Moscow,Sysop,-Unpublished-,9600,XA,MO,ZYX,V34</text:p>
      <text:p text:style-name="P7">Point,2,PointTwo,Moscow,Sysop2,-Unpublished-,2400,MO</text:p>
      <text:p text:style-name="P7">...</text:p>
      <text:p text:style-name="Standard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T14"><text:bookmark-ref text:reference-format="text" text:ref-name="MaxNodelistAge">MaxNodelistAge:</text:bookmark-ref></text:span>", то проверяется возраст всех используемых нодлистов (возраст проверяется по времени создания файла). И если хотя <text:soft-page-break/>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Standard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1281565561" text:style-name="L7">
        <text:list-item>
          <text:p text:style-name="P64">Узел считается существующим, если он есть хотя-бы в одном нодлисте.</text:p>
        </text:list-item>
        <text:list-item>
          <text:p text:style-name="P64">Если в одном нодлисте узел хаб, а в другом нет, то считается, что он хаб.</text:p>
        </text:list-item>
      </text:list>
      <text:list xml:id="list1049869618" text:continue-list="list1393552599" text:style-name="Outline">
        <text:list-item>
          <text:list>
            <text:list-item>
              <text:h text:style-name="Heading_20_2" text:outline-level="2"><text:bookmark text:name="__RefHeading__3042_61882448"/>Адресная маска "#"<text:bookmark-end text:name="__RefHeading__3042_61882448"/></text:h>
            </text:list-item>
          </text:list>
        </text:list-item>
      </text:list>
      <text:p text:style-name="Standard"><text:s/>Адресная маска "<text:span text:style-name="T13">#</text:span>" используется в слове "<text:span text:style-name="T13">Mask:</text:span>" и означает проверку на наличие (или отсутствие) узла отправителя и/или получателя в нодлисте.</text:p>
      <text:p text:style-name="Standard">Просто маска "<text:span text:style-name="T13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Standard">"<text:span text:style-name="T13">#</text:span>"<text:span text:style-name="T13"> + </text:span>"<text:span text:style-name="T14"><text:bookmark-ref text:reference-format="text" text:ref-name="__RefHeading__10213_813993393">SoftCheckInNodelists</text:bookmark-ref></text:span>" <text:span text:style-name="T10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"<text:span text:style-name="T13">#</text:span>"<text:span text:style-name="T13"> + </text:span>"<text:span text:style-name="T14"><text:bookmark-ref text:reference-format="text" text:ref-name="__RefHeading__10213_813993393">SoftCheckInNodelists</text:bookmark-ref></text:span>", то наличие узла в Вашей сети будет проверяться жёстко, а узлы во всех остальных сетях проверяться не будут <text:span text:style-name="T10">—</text:span> считаем, что они существуют. </text:p>
      <text:p text:style-name="P28">"<text:span text:style-name="T14"><text:bookmark-ref text:reference-format="text" text:ref-name="CheckPoints">CheckPoints:</text:bookmark-ref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Standard">"<text:span text:style-name="T14">CheckPoints: Never</text:span>"</text:p>
          </table:table-cell>
          <table:table-cell table:style-name="Таблица13.A1" office:value-type="string">
            <text:p text:style-name="Standard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Standard">"<text:span text:style-name="T14">CheckPoints: Hard</text:span>"</text:p>
          </table:table-cell>
          <table:table-cell table:style-name="Таблица13.A1" office:value-type="string">
            <text:p text:style-name="Standard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Standard">"<text:span text:style-name="T14">CheckPoints: Soft</text:span>"</text:p>
          </table:table-cell>
          <table:table-cell table:style-name="Таблица13.A1" office:value-type="string">
            <text:p text:style-name="Standard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1767985911" text:continue-numbering="true" text:style-name="Outline">
        <text:list-item>
          <text:list>
            <text:list-item>
              <text:h text:style-name="Heading_20_2" text:outline-level="2"><text:bookmark text:name="__RefHeading__3044_61882448"/>Адресная маска "&amp;"<text:bookmark-end text:name="__RefHeading__3044_61882448"/></text:h>
            </text:list-item>
          </text:list>
        </text:list-item>
      </text:list>
      <text:p text:style-name="Standard">Адресная маска "&amp;" используется в слове "<text:span text:style-name="T13"><text:bookmark-ref text:reference-format="text" text:ref-name="Mask">Mask</text:bookmark-ref></text:span><text:span text:style-name="T13">: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0">—</text:span> хаб), "подхостник" (если узел является хостом сети) или в регион (если узел является региональной записью). Обратите внимание на <text:soft-page-break/>различие масок "<text:span text:style-name="T13">2:5020/0.*</text:span>", "<text:span text:style-name="T13">2:5020/*</text:span>" и "<text:span text:style-name="T13">2:5020/0.&amp;</text:span>". Первая маска означает "Все пойнты узла 2:5020/0". Вторая маска <text:span text:style-name="T10">—</text:span> "Все узлы сети 5020". Третья <text:span text:style-name="T10">—</text:span> "Все узлы, находящиеся в подхостнике". В случае с регионом <text:span text:style-name="T13">2:50</text:span> и масками "<text:span text:style-name="T13">2:50/0.*</text:span>", "<text:span text:style-name="T13">2:50/*</text:span>", "<text:span text:style-name="T13">2:50/0.&amp;</text:span>" расшифровка такая: первая маска <text:span text:style-name="T10">—</text:span> "все пойнты узла <text:span text:style-name="T13">2:50/0</text:span>", вторая маска <text:span text:style-name="T10">—</text:span> "все независимые узлы в 50 регионе", третья маска <text:span text:style-name="T10">—</text:span> "все узлы в 50 регионе". Учтите, что под адресную маску "<text:span text:style-name="T13">&amp;</text:span>" не подпадают узлы отсутствующие в нодлисте. То есть если узла "<text:span text:style-name="T13">2:5020/1079</text:span>" нет в нодлисте, то он не совпадёт с маской "<text:span text:style-name="T13">2:50/0.&amp;</text:span>".</text:p>
      <text:p text:style-name="Standard">Конфигурационное слово "<text:span text:style-name="T14"><text:bookmark-ref text:reference-format="text" text:ref-name="__RefHeading__10213_813993393">SoftCheckInNodelists</text:bookmark-ref></text:span>" не оказывает на данную маску никакого влияния.</text:p>
      <text:p text:style-name="P25">Конфигурационное слово "<text:span text:style-name="T14"><text:bookmark-ref text:reference-format="text" text:ref-name="CheckPoints">CheckPoints:</text:bookmark-ref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Standard">"<text:span text:style-name="T14">CheckPoints: Never</text:span>"</text:p>
          </table:table-cell>
          <table:table-cell table:style-name="Таблица14.A1" office:value-type="string">
            <text:p text:style-name="Standard">Не проверять наличие пойнта в пойнтлисте. С маской "<text:span text:style-name="T13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Standard">"<text:span text:style-name="T14">CheckPoints: Hard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<text:span text:style-name="T13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Standard">"<text:span text:style-name="T14">CheckPoints: Soft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2:5030/9999.&amp;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1809673024" text:continue-numbering="true" text:style-name="Outline">
        <text:list-item>
          <text:h text:style-name="Heading_20_1" text:outline-level="1"><text:bookmark text:name="__RefHeading__10261_813993393"/>Работа со скриптами<text:bookmark-end text:name="__RefHeading__10261_813993393"/></text:h>
        </text:list-item>
      </text:list>
      <text:p text:style-name="Standard">Для сборки с поддержкой скриптов запустите make с параметром <text:span text:style-name="T13">ENABLE_SCRIPTS=1</text:span>. RNtrack использует Perl в качестве скриптового языка. Ниже приведены константы, переменные и функции, определённые в скриптах. %FMSG <text:span text:style-name="T10">—</text:span> хэш, содержащий текущее сообщение.</text:p>
      <text:list xml:id="list201440423" text:continue-numbering="true" text:style-name="Outline">
        <text:list-item>
          <text:list>
            <text:list-item>
              <text:h text:style-name="Heading_20_2" text:outline-level="2"><text:bookmark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7">$ConfigFile</text:p>
          </table:table-cell>
          <table:table-cell table:style-name="Таблица15.A1" office:value-type="string">
            <text:p text:style-name="Standard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7">$LogFile</text:p>
          </table:table-cell>
          <table:table-cell table:style-name="Таблица15.A1" office:value-type="string">
            <text:p text:style-name="Standard">Путь к журналу</text:p>
          </table:table-cell>
        </table:table-row>
        <table:table-row>
          <table:table-cell table:style-name="Таблица15.A1" office:value-type="string">
            <text:p text:style-name="P7">$LogLevel</text:p>
          </table:table-cell>
          <table:table-cell table:style-name="Таблица15.A1" office:value-type="string">
            <text:p text:style-name="Standard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7">$SysopName</text:p>
          </table:table-cell>
          <table:table-cell table:style-name="Таблица15.A1" office:value-type="string">
            <text:p text:style-name="Standard">Имя сисопа</text:p>
          </table:table-cell>
        </table:table-row>
        <table:table-row>
          <table:table-cell table:style-name="Таблица15.A1" office:value-type="string">
            <text:p text:style-name="P7">$TrafficLog</text:p>
          </table:table-cell>
          <table:table-cell table:style-name="Таблица15.A1" office:value-type="string">
            <text:p text:style-name="Standard">Путь к журналу трафика</text:p>
          </table:table-cell>
        </table:table-row>
        <table:table-row>
          <table:table-cell table:style-name="Таблица15.A1" office:value-type="string">
            <text:p text:style-name="P6">$Version</text:p>
          </table:table-cell>
          <table:table-cell table:style-name="Таблица15.A1" office:value-type="string">
            <text:p text:style-name="Standard">Версия RNtrack</text:p>
          </table:table-cell>
        </table:table-row>
        <text:soft-page-break/>
        <table:table-row>
          <table:table-cell table:style-name="Таблица15.A1" office:value-type="string">
            <text:p text:style-name="P7">$FMSG{"InetFromAddr"}</text:p>
          </table:table-cell>
          <table:table-cell table:style-name="Таблица15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7">$FMSG{"InetToAddr"}</text:p>
          </table:table-cell>
          <table:table-cell table:style-name="Таблица15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Standard">$FMSG{"Date"}</text:p>
          </table:table-cell>
          <table:table-cell table:style-name="Таблица15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7">$FMSG{"Age"}</text:p>
          </table:table-cell>
          <table:table-cell table:style-name="Таблица15.A1" office:value-type="string">
            <text:p text:style-name="Standard">Возраст письма.</text:p>
          </table:table-cell>
        </table:table-row>
        <table:table-row>
          <table:table-cell table:style-name="Таблица15.A1" office:value-type="string">
            <text:p text:style-name="P7">$FMSG{"Lines"}</text:p>
          </table:table-cell>
          <table:table-cell table:style-name="Таблица15.A1" office:value-type="string">
            <text:p text:style-name="Standard">Количество строк тела письма (без учёта кладжей).</text:p>
          </table:table-cell>
        </table:table-row>
      </table:table>
      <text:p text:style-name="Standard"><text:span text:style-name="T14">%FKludges</text:span> <text:span text:style-name="T10">—</text:span> кладжи текущего сообщения. Значение каждого ключа этого хэша <text:span text:style-name="T10">—</text:span> ссылка на массив. Для получения значения не повторяющегося кладжа (все кроме Via и SEEN-BY) используйте этот код:</text:p>
      <text:p text:style-name="P36">$kludgevalue=$FKludges{"KludgeName"}[0];</text:p>
      <text:p text:style-name="Standard">Внимание! Вы должны использовать все спецсимволы в имени кладжа (<text:span text:style-name="T13">0x01</text:span>, "<text:span text:style-name="T13">:</text:span>" и т.д.).</text:p>
      <text:list xml:id="list117603921" text:continue-numbering="true" text:style-name="Outline">
        <text:list-item>
          <text:list>
            <text:list-item>
              <text:h text:style-name="Heading_20_2" text:outline-level="2"><text:bookmark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7">$FMSG{"FromName"}</text:p>
          </table:table-cell>
          <table:table-cell table:style-name="Таблица16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7">$FMSG{"FromAddr"}</text:p>
          </table:table-cell>
          <table:table-cell table:style-name="Таблица16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7">$FMSG{"ToName"}</text:p>
          </table:table-cell>
          <table:table-cell table:style-name="Таблица16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7">$FMSG{"ToAddr"}</text:p>
          </table:table-cell>
          <table:table-cell table:style-name="Таблица16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7">$FMSG{"Subject"}</text:p>
          </table:table-cell>
          <table:table-cell table:style-name="Таблица16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6.A1" office:value-type="string">
            <text:p text:style-name="P7">$FMSG{"Attr"}</text:p>
          </table:table-cell>
          <table:table-cell table:style-name="Таблица16.A1" office:value-type="string">
            <text:p text:style-name="Standard">Атрибуты письма.</text:p>
          </table:table-cell>
        </table:table-row>
        <table:table-row>
          <table:table-cell table:style-name="Таблица16.A1" office:value-type="string">
            <text:p text:style-name="P7">$FMSG{"Cost"}</text:p>
          </table:table-cell>
          <table:table-cell table:style-name="Таблица16.A1" office:value-type="string">
            <text:p text:style-name="P7">Cost</text:p>
          </table:table-cell>
        </table:table-row>
        <table:table-row>
          <table:table-cell table:style-name="Таблица16.A1" office:value-type="string">
            <text:p text:style-name="P7">$FMSG{"TimesRead"}</text:p>
          </table:table-cell>
          <table:table-cell table:style-name="Таблица16.A1" office:value-type="string">
            <text:p text:style-name="P7">TimesRead</text:p>
          </table:table-cell>
        </table:table-row>
        <table:table-row>
          <table:table-cell table:style-name="Таблица16.A1" office:value-type="string">
            <text:p text:style-name="P7">$FMSG{"ReplyTo"}</text:p>
          </table:table-cell>
          <table:table-cell table:style-name="Таблица16.A1" office:value-type="string">
            <text:p text:style-name="P7">ReplyTo</text:p>
          </table:table-cell>
        </table:table-row>
        <table:table-row>
          <table:table-cell table:style-name="Таблица16.A1" office:value-type="string">
            <text:p text:style-name="P7">$FMSG{"NextReply"}</text:p>
          </table:table-cell>
          <table:table-cell table:style-name="Таблица16.A1" office:value-type="string">
            <text:p text:style-name="P7">NextReply</text:p>
          </table:table-cell>
        </table:table-row>
        <table:table-row>
          <table:table-cell table:style-name="Таблица16.A1" office:value-type="string">
            <text:p text:style-name="P7">$FMSG{"AreaName"}</text:p>
          </table:table-cell>
          <table:table-cell table:style-name="Таблица16.A1" office:value-type="string">
            <text:p text:style-name="Standard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7">$FMSG{"Body"}</text:p>
          </table:table-cell>
          <table:table-cell table:style-name="Таблица16.A1" office:value-type="string">
            <text:p text:style-name="Standard">Тело оригинального письма.</text:p>
          </table:table-cell>
        </table:table-row>
      </table:table>
      <text:list xml:id="list295527158" text:continue-numbering="true" text:style-name="Outline">
        <text:list-item>
          <text:list>
            <text:list-item>
              <text:h text:style-name="Heading_20_2" text:outline-level="2"><text:bookmark text:name="__RefHeading__14294_1391431384"/><text:soft-page-break/>Функции<text:bookmark-end text:name="__RefHeading__14294_1391431384"/></text:h>
              <text:list>
                <text:list-item>
                  <text:h text:style-name="Heading_20_3" text:outline-level="3"><text:bookmark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Standard">Вывод текста в журнал и на экран.</text:p>
      <text:list xml:id="list170875435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Standard">Обновление текущего сообщения после внесённых скриптом изменений. Вы можете изменить следующие ключи хэша %FMSG:</text:p>
      <text:p text:style-name="P34"><text:span text:style-name="T14">FromName, FromAddr, ToName, ToAddr, Subject, Body, AreaName, Cost, TimesRead, ReplyTo, NextReply</text:span>.</text:p>
      <text:p text:style-name="Standard"><text:span text:style-name="T14">Lines</text:span>, <text:span text:style-name="T14">InetFromAddr</text:span>, <text:span text:style-name="T14">InetToAddr</text:span> не требуют изменения, поскольку их значение автоматически переопределяются при изменении <text:span text:style-name="T13">Body</text:span>, <text:span text:style-name="T14">FromAddr</text:span> и <text:span text:style-name="T14">ToAddr</text:span>.</text:p>
      <text:p text:style-name="Standard">Внимание! Изменённые данные становятся доступными только для следующих директив <text:span text:style-name="T13">Action</text:span>. По этой причине для изменения файла после <text:span text:style-name="T13">Action: Script</text:span> добавляется <text:span text:style-name="T13">Action: </text:span><text:span text:style-name="T13"><text:bookmark-ref text:reference-format="text" text:ref-name="Rewrite">Rewrite</text:bookmark-ref></text:span>.</text:p>
      <text:p text:style-name="Standard">Пример:</text:p>
      <text:p text:style-name="P6">--- <text:span text:style-name="T15">test.pl</text:span> ---</text:p>
      <text:p text:style-name="P6">sub <text:span text:style-name="T15">maskfunc</text:span></text:p>
      <text:p text:style-name="P6">{</text:p>
      <text:p text:style-name="P6"><text:s text:c="4"/>$FMSG{"Subject"}="My new subject!";</text:p>
      <text:p text:style-name="P6"><text:s text:c="4"/>Update();</text:p>
      <text:p text:style-name="P6">}</text:p>
      <text:p text:style-name="P6">--- <text:span text:style-name="T15">test.pl</text:span> ---</text:p>
      <text:p text:style-name="Standard"/>
      <text:p text:style-name="P6">Mask: * * * * * *</text:p>
      <text:p text:style-name="P6">Action: Script "<text:span text:style-name="T15">maskfunc</text:span>"</text:p>
      <text:p text:style-name="P6">\ После этого файл сообщения остался неизменным</text:p>
      <text:p text:style-name="P6">Action: Rewrite * * * * * *</text:p>
      <text:p text:style-name="P6">\ Теперь в файле сообщения тема изменена на "My new subject!"</text:p>
      <text:list xml:id="list324657321" text:continue-numbering="true" text:style-name="Outline">
        <text:list-item>
          <text:list>
            <text:list-item>
              <text:list>
                <text:list-item>
                  <text:h text:style-name="P49" text:outline-level="3"><text:bookmark text:name="__RefHeading__14300_1391431384"/><text:span text:style-name="T15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Standard">Проверка 99:99/999 на наличие в нодлисте</text:p>
      <text:list xml:id="list1407420505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 text:name="__RefHeading__14302_1391431384"/><text:soft-page-break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Standard">Возвращает номер хаба для узла 99:99/999. Возвращает 0 если хаб не найден.</text:p>
      <text:list xml:id="list1573476319" text:continue-numbering="true" text:style-name="Outline">
        <text:list-item>
          <text:list>
            <text:list-item>
              <text:list>
                <text:list-item>
                  <text:h text:style-name="P49" text:outline-level="3"><text:bookmark text:name="__RefHeading__14304_1391431384"/><text:span text:style-name="T15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Standard"><text:span text:style-name="T14">NewMsg($MsgBase,$FromName,$FromAddr,$ToName,$ToAddr,$Subject,$Flags,$Body)</text:span> <text:span text:style-name="T10">—</text:span> создать сообщение и положить его в базу.</text:p>
      <text:p text:style-name="Standard">Пример</text:p>
      <text:p text:style-name="Standard">Следующая команда</text:p>
      <text:p text:style-name="P7">NewMsg("msgs","Alex","2:5030/1666","User","2:5030/1157.1","msg test","","It is My test");</text:p>
      <text:p text:style-name="Standard">создаст сообщение (типа <text:span text:style-name="T15">msg</text:span>) в директории '<text:span text:style-name="T14">msgs</text:span>' от <text:span text:style-name="T13">Alex@2:5030/1666</text:span> к <text:span text:style-name="T13">User@2:5030/1157.1 </text:span>с темой '<text:span text:style-name="T14">msg test</text:span>' и телом '<text:span text:style-name="T13">It is My test</text:span>'. Установка любых флагов и кладжей сейчас не поддерживается, так что значения аргументов <text:span text:style-name="T13">$Flags</text:span> и <text:span text:style-name="T13">$Kludges</text:span> будут игнорироваться.</text:p>
      <text:p text:style-name="Standard">Несколько примеров вы можете найти в файле <text:span text:style-name="T15">test.pl</text:span>.</text:p>
      <text:list xml:id="list1659413929" text:continue-numbering="true" text:style-name="Outline">
        <text:list-item>
          <text:h text:style-name="Heading_20_1" text:outline-level="1"><text:bookmark text:name="__RefHeading__10263_813993393"/>Гарантии<text:bookmark-end text:name="__RefHeading__10263_813993393"/></text:h>
        </text:list-item>
      </text:list>
      <text:p text:style-name="Standard">Данный продукт является <text:span text:style-name="T15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.</text:p>
      <text:list xml:id="list1890132223" text:continue-numbering="true" text:style-name="Outline">
        <text:list-item>
          <text:h text:style-name="Heading_20_1" text:outline-level="1"><text:bookmark text:name="__RefHeading__10265_813993393"/>Благодарности<text:bookmark-end text:name="__RefHeading__10265_813993393"/></text:h>
        </text:list-item>
      </text:list>
      <text:p text:style-name="Standard">Спасибо <text:span text:style-name="T15">Fyodor</text:span> Ustinov за создание <text:span text:style-name="T15">FTrack</text:span>.</text:p>
      <text:p text:style-name="Standard">Спасибо людям, которые в разное время переводили данный документ на английский, а именно: <text:span text:style-name="T15">Kirill Arushanov</text:span> и Dennis <text:span text:style-name="T15">Sulimov</text:span>.</text:p>
      <text:p text:style-name="P25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8">Alex Bagmanov</text:p>
          </table:table-cell>
          <table:table-cell table:style-name="Таблица17.A1" office:value-type="string">
            <text:p text:style-name="Standard">2:5014/4</text:p>
          </table:table-cell>
        </table:table-row>
        <table:table-row>
          <table:table-cell table:style-name="Таблица17.A1" office:value-type="string">
            <text:p text:style-name="Standard">Boris Gordon</text:p>
          </table:table-cell>
          <table:table-cell table:style-name="Таблица17.A1" office:value-type="string">
            <text:p text:style-name="Standard">2:5020/701</text:p>
          </table:table-cell>
        </table:table-row>
        <table:table-row>
          <table:table-cell table:style-name="Таблица17.A1" office:value-type="string">
            <text:p text:style-name="P8">Kirill Arushanov</text:p>
          </table:table-cell>
          <table:table-cell table:style-name="Таблица17.A1" office:value-type="string">
            <text:p text:style-name="Standard">1:2810/13</text:p>
          </table:table-cell>
        </table:table-row>
        <table:table-row>
          <table:table-cell table:style-name="Таблица17.A1" office:value-type="string">
            <text:p text:style-name="P8">Sergey Korowkin</text:p>
          </table:table-cell>
          <table:table-cell table:style-name="Таблица17.A1" office:value-type="string">
            <text:p text:style-name="Standard">2:5033/27</text:p>
          </table:table-cell>
        </table:table-row>
        <table:table-row>
          <table:table-cell table:style-name="Таблица17.A1" office:value-type="string">
            <text:p text:style-name="P8">Serge Sapozhnikov</text:p>
          </table:table-cell>
          <table:table-cell table:style-name="Таблица17.A1" office:value-type="string">
            <text:p text:style-name="Standard">2:4635/34</text:p>
          </table:table-cell>
        </table:table-row>
        <table:table-row>
          <table:table-cell table:style-name="Таблица17.A1" office:value-type="string">
            <text:p text:style-name="P8">Matt Bedynek</text:p>
          </table:table-cell>
          <table:table-cell table:style-name="Таблица17.A1" office:value-type="string">
            <text:p text:style-name="Table_20_Contents">1:106/1</text:p>
          </table:table-cell>
        </table:table-row>
        <text:soft-page-break/>
        <table:table-row>
          <table:table-cell table:style-name="Таблица17.A1" office:value-type="string">
            <text:p text:style-name="P8">Eugene Palenock</text:p>
          </table:table-cell>
          <table:table-cell table:style-name="Таблица17.A1" office:value-type="string">
            <text:p text:style-name="Standard">2:5020/2065</text:p>
          </table:table-cell>
        </table:table-row>
      </table:table>
      <text:p text:style-name="P25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8">Serguei Revtov</text:p>
          </table:table-cell>
          <table:table-cell table:style-name="Таблица18.A1" office:value-type="string">
            <text:p text:style-name="Standard">2:5021/19.1</text:p>
          </table:table-cell>
        </table:table-row>
        <table:table-row>
          <table:table-cell table:style-name="Таблица18.A1" office:value-type="string">
            <text:p text:style-name="P8">Andrey Slusar</text:p>
          </table:table-cell>
          <table:table-cell table:style-name="Таблица18.A1" office:value-type="string">
            <text:p text:style-name="Standard">2:467/126</text:p>
          </table:table-cell>
        </table:table-row>
        <table:table-row>
          <table:table-cell table:style-name="Таблица18.A1" office:value-type="string">
            <text:p text:style-name="P8">Michael Kostylev</text:p>
          </table:table-cell>
          <table:table-cell table:style-name="Таблица18.A1" office:value-type="string">
            <text:p text:style-name="Standard">2:5030/1530</text:p>
          </table:table-cell>
        </table:table-row>
      </table:table>
      <text:p text:style-name="Standard">Спасибо Scott Dudley за его Squish MSGAPI. Кстати, Squish это торговая марка SCI Communications.</text:p>
      <text:p text:style-name="Standard">This product uses the JAM(<text:span text:style-name="T15">mbp</text:span>) API - Copyright 1993 <text:span text:style-name="T15">Joaquim Homrighausen</text:span>, Andrew <text:span text:style-name="T15">Milner</text:span>, Mats Birch, Mats <text:span text:style-name="T15">Wallin</text:span>. ALL RIGHTS RESERVED.</text:p>
      <text:list xml:id="list699084601" text:continue-numbering="true" text:style-name="Outline">
        <text:list-item>
          <text:h text:style-name="Heading_20_1" text:outline-level="1"><text:bookmark text:name="__RefHeading__10267_813993393"/>Как найти разработчиков<text:bookmark-end text:name="__RefHeading__10267_813993393"/></text:h>
        </text:list-item>
      </text:list>
      <text:p text:style-name="Standard">Ваши пожелания и замечания:</text:p>
      <text:list xml:id="list99981175" text:style-name="L8">
        <text:list-item>
          <text:p text:style-name="P66">публикуйте в эхо-конференции RU.FTRACK <text:s text:c="86"/></text:p>
        </text:list-item>
        <text:list-item>
          <text:p text:style-name="P66">публикуйте в баг-трекере на сайте <text:a xlink:type="simple" xlink:href="http://sourceforge.net/projects/ftrack-as"><text:span text:style-name="T15">http://sourceforge.net/projects/ftrack-as</text:span></text:a> <text:s text:c="51"/></text:p>
        </text:list-item>
        <text:list-item>
          <text:p text:style-name="P66">отправляйте разработчикам личной почтой. <text:s text:c="83"/></text:p>
        </text:list-item>
      </text:list>
      <text:p text:style-name="Standard">Разработчики:</text:p>
      <text:list xml:id="list1894991777" text:style-name="L9">
        <text:list-item>
          <text:p text:style-name="P67">с 2003 по 2006 г. - Alex <text:span text:style-name="T15">Soukhotine</text:span></text:p>
        </text:list-item>
      </text:list>
      <text:p text:style-name="P34">2:5030/1157@fidonet (ph0enix@users.sourceforge.net) <text:s text:c="72"/></text:p>
      <text:list xml:id="list708430600" text:style-name="L10">
        <text:list-item>
          <text:p text:style-name="P68">с 2007 г. по настоящее время <text:span text:style-name="T15">Stas Degteff</text:span> (координатор проекта после <text:span text:style-name="T15">Алекса</text:span>) <text:s text:c="67"/></text:p>
        </text:list-item>
      </text:list>
      <text:p text:style-name="P34">2:5080/102@fidonet (<text:span text:style-name="T15">stas_degteff@users.sourceforge.net</text:span>) <text:s text:c="68"/></text:p>
      <text:list xml:id="list1909151351" text:style-name="L11">
        <text:list-item>
          <text:p text:style-name="P69">с 2009 г. по настоящее время Michael <text:span text:style-name="T15">Dukelsky</text:span></text:p>
        </text:list-item>
      </text:list>
      <text:p text:style-name="P34">2:5020/1042@fidonet (<text:span text:style-name="T15">dukelsky@users.sourceforge.net</text:span>)</text:p>
      <text:p text:style-name="Standard">Сайт проекта:</text:p>
      <text:p text:style-name="P8"><text:a xlink:type="simple" xlink:href="http://sourceforge.net/projects/ftrack-as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2" svg:font-family="'DejaVu Sans Mono'" style:font-adornments="Bold Oblique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3" svg:font-family="'DejaVu Sans Mono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fo:text-align="start" style:justify-single-word="false" fo:text-indent="0cm" style:auto-text-indent="false" style:shadow="none">
        <style:tab-stops/>
      </style:paragraph-properties>
      <style:text-properties style:font-name="PT Sans1"/>
    </style:style>
    <style:style style:name="Title" style:family="paragraph" style:parent-style-name="Standard" style:next-style-name="Text_20_body" style:list-style-name="Numbering_20_1" style:class="text">
      <style:paragraph-properties fo:margin-top="0.423cm" fo:margin-bottom="0.212cm" fo:keep-with-next="always"/>
      <style:text-properties style:font-name="PT Sans2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  <style:background-image/>
      </style:paragraph-properties>
      <style:text-properties style:font-name="PT San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 1.XX</text:span><text:tab/><text:tab/>Руководство пользователя</text:p>
      </style:header>
      <style:footer>
        <text:p text:style-name="MP2">Страница <text:page-number text:select-page="current">42</text:page-number> из <text:page-count>4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9T22:00:40.04</meta:creation-date>
    <dc:date>2011-02-10T20:49:48</dc:date>
    <meta:editing-duration>P1DT15H24M45S</meta:editing-duration>
    <meta:editing-cycles>75</meta:editing-cycles>
    <meta:generator>OpenOffice.org/3.3$Linux OpenOffice.org_project/330m20$Build-9567</meta:generator>
    <meta:print-date>2011-01-06T12:17:03.84</meta:print-date>
    <dc:title>Руководство пользователя RNtrack 1.XX</dc:title>
    <meta:document-statistic meta:table-count="18" meta:image-count="0" meta:object-count="0" meta:page-count="42" meta:paragraph-count="1003" meta:word-count="8630" meta:character-count="59645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